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1" style:family="table-cell" style:parent-style-name="Default" style:data-style-name="N3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126"/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898in" svg:height="7.3409in" svg:x="6.8724in" svg:y="0.2929in">
            <draw:object draw:notify-on-update-of-ranges="Sheet1.F1:Sheet1.F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ce10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1802.666667" calcext:value-type="float">
            <text:p>1,802.67</text:p>
          </table:table-cell>
          <table:table-cell office:value-type="float" office:value="6106" calcext:value-type="float">
            <text:p>6106</text:p>
          </table:table-cell>
          <table:table-cell office:value-type="float" office:value="315.666667" calcext:value-type="float">
            <text:p>315.666667</text:p>
          </table:table-cell>
          <table:table-cell office:value-type="float" office:value="947.9" calcext:value-type="float">
            <text:p>947.9</text:p>
          </table:table-cell>
          <table:table-cell office:value-type="float" office:value="3.093533" calcext:value-type="float">
            <text:p>3.093533</text:p>
          </table:table-cell>
          <table:table-cell table:style-name="ce1" office:value-type="string" calcext:value-type="string">
            <text:p>Milliseconds</text:p>
          </table:table-cell>
          <table:table-cell table:style-name="ce8" table:formula="of:=[.C500]-[.C1]" office:value-type="float" office:value="5679" calcext:value-type="float">
            <text:p>5679</text:p>
          </table:table-cell>
          <table:table-cell table:style-name="ce4" table:formula="of:=SUM([.F1:.F500])" office:value-type="float" office:value="3672.056732" calcext:value-type="float">
            <text:p>3,672.06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0" calcext:value-type="float">
            <text:p>0.00</text:p>
          </table:table-cell>
          <table:table-cell office:value-type="float" office:value="6114" calcext:value-type="float">
            <text:p>6114</text:p>
          </table:table-cell>
          <table:table-cell office:value-type="float" office:value="620" calcext:value-type="float">
            <text:p>620</text:p>
          </table:table-cell>
          <table:table-cell office:value-type="float" office:value="912.6" calcext:value-type="float">
            <text:p>912.6</text:p>
          </table:table-cell>
          <table:table-cell office:value-type="float" office:value="6.076" calcext:value-type="float">
            <text:p>6.076000</text:p>
          </table:table-cell>
          <table:table-cell table:formula="of:=[.C2]-[.C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1802.666667" calcext:value-type="float">
            <text:p>1,802.67</text:p>
          </table:table-cell>
          <table:table-cell office:value-type="float" office:value="6125" calcext:value-type="float">
            <text:p>6125</text:p>
          </table:table-cell>
          <table:table-cell office:value-type="float" office:value="919" calcext:value-type="float">
            <text:p>919</text:p>
          </table:table-cell>
          <table:table-cell office:value-type="float" office:value="896.7" calcext:value-type="float">
            <text:p>896.7</text:p>
          </table:table-cell>
          <table:table-cell office:value-type="float" office:value="9.0062" calcext:value-type="float">
            <text:p>9.006200</text:p>
          </table:table-cell>
          <table:table-cell table:formula="of:=[.C3]-[.C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1803.7" calcext:value-type="float">
            <text:p>1,803.70</text:p>
          </table:table-cell>
          <table:table-cell office:value-type="float" office:value="6137" calcext:value-type="float">
            <text:p>6137</text:p>
          </table:table-cell>
          <table:table-cell office:value-type="float" office:value="902.666667" calcext:value-type="float">
            <text:p>902.666667</text:p>
          </table:table-cell>
          <table:table-cell office:value-type="float" office:value="899.4" calcext:value-type="float">
            <text:p>899.4</text:p>
          </table:table-cell>
          <table:table-cell office:value-type="float" office:value="8.846133" calcext:value-type="float">
            <text:p>8.846133</text:p>
          </table:table-cell>
          <table:table-cell table:formula="of:=[.C4]-[.C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0" calcext:value-type="float">
            <text:p>0.00</text:p>
          </table:table-cell>
          <table:table-cell office:value-type="float" office:value="6148" calcext:value-type="float">
            <text:p>6148</text:p>
          </table:table-cell>
          <table:table-cell office:value-type="float" office:value="893" calcext:value-type="float">
            <text:p>893</text:p>
          </table:table-cell>
          <table:table-cell office:value-type="float" office:value="883.7" calcext:value-type="float">
            <text:p>883.7</text:p>
          </table:table-cell>
          <table:table-cell office:value-type="float" office:value="8.7514" calcext:value-type="float">
            <text:p>8.751400</text:p>
          </table:table-cell>
          <table:table-cell table:formula="of:=[.C5]-[.C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803.7" calcext:value-type="float">
            <text:p>1,803.70</text:p>
          </table:table-cell>
          <table:table-cell office:value-type="float" office:value="6159" calcext:value-type="float">
            <text:p>6159</text:p>
          </table:table-cell>
          <table:table-cell office:value-type="float" office:value="884.333333" calcext:value-type="float">
            <text:p>884.333333</text:p>
          </table:table-cell>
          <table:table-cell office:value-type="float" office:value="870" calcext:value-type="float">
            <text:p>870</text:p>
          </table:table-cell>
          <table:table-cell office:value-type="float" office:value="8.666467" calcext:value-type="float">
            <text:p>8.666467</text:p>
          </table:table-cell>
          <table:table-cell table:formula="of:=[.C6]-[.C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1" calcext:value-type="float">
            <text:p>6171</text:p>
          </table:table-cell>
          <table:table-cell office:value-type="float" office:value="875.666667" calcext:value-type="float">
            <text:p>875.666667</text:p>
          </table:table-cell>
          <table:table-cell office:value-type="float" office:value="873.5" calcext:value-type="float">
            <text:p>873.5</text:p>
          </table:table-cell>
          <table:table-cell office:value-type="float" office:value="8.581533" calcext:value-type="float">
            <text:p>8.581533</text:p>
          </table:table-cell>
          <table:table-cell table:formula="of:=[.C7]-[.C6]" office:value-type="float" office:value="12" calcext:value-type="float">
            <text:p>12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reads per uni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6182" calcext:value-type="float">
            <text:p>6182</text:p>
          </table:table-cell>
          <table:table-cell office:value-type="float" office:value="878" calcext:value-type="float">
            <text:p>878</text:p>
          </table:table-cell>
          <table:table-cell office:value-type="float" office:value="891.1" calcext:value-type="float">
            <text:p>891.1</text:p>
          </table:table-cell>
          <table:table-cell office:value-type="float" office:value="8.6044" calcext:value-type="float">
            <text:p>8.604400</text:p>
          </table:table-cell>
          <table:table-cell table:formula="of:=[.C8]-[.C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6194" calcext:value-type="float">
            <text:p>6194</text:p>
          </table:table-cell>
          <table:table-cell office:value-type="float" office:value="892.666667" calcext:value-type="float">
            <text:p>892.666667</text:p>
          </table:table-cell>
          <table:table-cell office:value-type="float" office:value="913.7" calcext:value-type="float">
            <text:p>913.7</text:p>
          </table:table-cell>
          <table:table-cell office:value-type="float" office:value="8.748133" calcext:value-type="float">
            <text:p>8.748133</text:p>
          </table:table-cell>
          <table:table-cell table:formula="of:=[.C9]-[.C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5" calcext:value-type="float">
            <text:p>6205</text:p>
          </table:table-cell>
          <table:table-cell office:value-type="float" office:value="910.666667" calcext:value-type="float">
            <text:p>910.666667</text:p>
          </table:table-cell>
          <table:table-cell office:value-type="float" office:value="928.1" calcext:value-type="float">
            <text:p>928.1</text:p>
          </table:table-cell>
          <table:table-cell office:value-type="float" office:value="8.924533" calcext:value-type="float">
            <text:p>8.924533</text:p>
          </table:table-cell>
          <table:table-cell table:formula="of:=[.C10]-[.C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6" calcext:value-type="float">
            <text:p>6216</text:p>
          </table:table-cell>
          <table:table-cell office:value-type="float" office:value="923" calcext:value-type="float">
            <text:p>923</text:p>
          </table:table-cell>
          <table:table-cell office:value-type="float" office:value="927.6" calcext:value-type="float">
            <text:p>927.6</text:p>
          </table:table-cell>
          <table:table-cell office:value-type="float" office:value="9.0454" calcext:value-type="float">
            <text:p>9.045400</text:p>
          </table:table-cell>
          <table:table-cell table:formula="of:=[.C11]-[.C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Newtons</text:p>
          </table:table-cell>
          <table:table-cell table:formula="of:=MAX([.F1:.F500])" office:value-type="float" office:value="17.666133" calcext:value-type="float">
            <text:p>17.67</text:p>
          </table:table-cell>
          <table:table-cell office:value-type="float" office:value="6228" calcext:value-type="float">
            <text:p>6228</text:p>
          </table:table-cell>
          <table:table-cell office:value-type="float" office:value="925.666667" calcext:value-type="float">
            <text:p>925.666667</text:p>
          </table:table-cell>
          <table:table-cell office:value-type="float" office:value="921.4" calcext:value-type="float">
            <text:p>921.4</text:p>
          </table:table-cell>
          <table:table-cell office:value-type="float" office:value="9.071533" calcext:value-type="float">
            <text:p>9.071533</text:p>
          </table:table-cell>
          <table:table-cell table:formula="of:=[.C12]-[.C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float" office:value="6239" calcext:value-type="float">
            <text:p>6239</text:p>
          </table:table-cell>
          <table:table-cell office:value-type="float" office:value="921.333333" calcext:value-type="float">
            <text:p>921.333333</text:p>
          </table:table-cell>
          <table:table-cell office:value-type="float" office:value="915.2" calcext:value-type="float">
            <text:p>915.2</text:p>
          </table:table-cell>
          <table:table-cell office:value-type="float" office:value="9.029067" calcext:value-type="float">
            <text:p>9.029067</text:p>
          </table:table-cell>
          <table:table-cell table:formula="of:=[.C13]-[.C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0" calcext:value-type="float">
            <text:p>6250</text:p>
          </table:table-cell>
          <table:table-cell office:value-type="float" office:value="914.333333" calcext:value-type="float">
            <text:p>914.333333</text:p>
          </table:table-cell>
          <table:table-cell office:value-type="float" office:value="907.3" calcext:value-type="float">
            <text:p>907.3</text:p>
          </table:table-cell>
          <table:table-cell office:value-type="float" office:value="8.960467" calcext:value-type="float">
            <text:p>8.960467</text:p>
          </table:table-cell>
          <table:table-cell table:formula="of:=[.C14]-[.C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2" calcext:value-type="float">
            <text:p>6262</text:p>
          </table:table-cell>
          <table:table-cell office:value-type="float" office:value="907.333333" calcext:value-type="float">
            <text:p>907.333333</text:p>
          </table:table-cell>
          <table:table-cell office:value-type="float" office:value="899.6" calcext:value-type="float">
            <text:p>899.6</text:p>
          </table:table-cell>
          <table:table-cell office:value-type="float" office:value="8.891867" calcext:value-type="float">
            <text:p>8.891867</text:p>
          </table:table-cell>
          <table:table-cell table:formula="of:=[.C15]-[.C1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3" calcext:value-type="float">
            <text:p>6273</text:p>
          </table:table-cell>
          <table:table-cell office:value-type="float" office:value="901" calcext:value-type="float">
            <text:p>901</text:p>
          </table:table-cell>
          <table:table-cell office:value-type="float" office:value="896.1" calcext:value-type="float">
            <text:p>896.1</text:p>
          </table:table-cell>
          <table:table-cell office:value-type="float" office:value="8.8298" calcext:value-type="float">
            <text:p>8.829800</text:p>
          </table:table-cell>
          <table:table-cell table:formula="of:=[.C16]-[.C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5" calcext:value-type="float">
            <text:p>6285</text:p>
          </table:table-cell>
          <table:table-cell office:value-type="float" office:value="898" calcext:value-type="float">
            <text:p>898</text:p>
          </table:table-cell>
          <table:table-cell office:value-type="float" office:value="898.6" calcext:value-type="float">
            <text:p>898.6</text:p>
          </table:table-cell>
          <table:table-cell office:value-type="float" office:value="8.8004" calcext:value-type="float">
            <text:p>8.800400</text:p>
          </table:table-cell>
          <table:table-cell table:formula="of:=[.C17]-[.C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6" calcext:value-type="float">
            <text:p>6296</text:p>
          </table:table-cell>
          <table:table-cell office:value-type="float" office:value="901.333333" calcext:value-type="float">
            <text:p>901.333333</text:p>
          </table:table-cell>
          <table:table-cell office:value-type="float" office:value="910.1" calcext:value-type="float">
            <text:p>910.1</text:p>
          </table:table-cell>
          <table:table-cell office:value-type="float" office:value="8.833067" calcext:value-type="float">
            <text:p>8.833067</text:p>
          </table:table-cell>
          <table:table-cell table:formula="of:=[.C18]-[.C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7" calcext:value-type="float">
            <text:p>6307</text:p>
          </table:table-cell>
          <table:table-cell office:value-type="float" office:value="910.333333" calcext:value-type="float">
            <text:p>910.333333</text:p>
          </table:table-cell>
          <table:table-cell office:value-type="float" office:value="922.6" calcext:value-type="float">
            <text:p>922.6</text:p>
          </table:table-cell>
          <table:table-cell office:value-type="float" office:value="8.921267" calcext:value-type="float">
            <text:p>8.921267</text:p>
          </table:table-cell>
          <table:table-cell table:formula="of:=[.C19]-[.C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9" calcext:value-type="float">
            <text:p>6319</text:p>
          </table:table-cell>
          <table:table-cell office:value-type="float" office:value="919.333333" calcext:value-type="float">
            <text:p>919.333333</text:p>
          </table:table-cell>
          <table:table-cell office:value-type="float" office:value="926" calcext:value-type="float">
            <text:p>926</text:p>
          </table:table-cell>
          <table:table-cell office:value-type="float" office:value="9.009467" calcext:value-type="float">
            <text:p>9.009467</text:p>
          </table:table-cell>
          <table:table-cell table:formula="of:=[.C20]-[.C1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0" calcext:value-type="float">
            <text:p>6330</text:p>
          </table:table-cell>
          <table:table-cell office:value-type="float" office:value="924" calcext:value-type="float">
            <text:p>924</text:p>
          </table:table-cell>
          <table:table-cell office:value-type="float" office:value="923.6" calcext:value-type="float">
            <text:p>923.6</text:p>
          </table:table-cell>
          <table:table-cell office:value-type="float" office:value="9.0552" calcext:value-type="float">
            <text:p>9.055200</text:p>
          </table:table-cell>
          <table:table-cell table:formula="of:=[.C21]-[.C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2" calcext:value-type="float">
            <text:p>6342</text:p>
          </table:table-cell>
          <table:table-cell office:value-type="float" office:value="925.333333" calcext:value-type="float">
            <text:p>925.333333</text:p>
          </table:table-cell>
          <table:table-cell office:value-type="float" office:value="926.9" calcext:value-type="float">
            <text:p>926.9</text:p>
          </table:table-cell>
          <table:table-cell office:value-type="float" office:value="9.068267" calcext:value-type="float">
            <text:p>9.068267</text:p>
          </table:table-cell>
          <table:table-cell table:formula="of:=[.C22]-[.C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3" calcext:value-type="float">
            <text:p>6353</text:p>
          </table:table-cell>
          <table:table-cell office:value-type="float" office:value="930" calcext:value-type="float">
            <text:p>930</text:p>
          </table:table-cell>
          <table:table-cell office:value-type="float" office:value="939.5" calcext:value-type="float">
            <text:p>939.5</text:p>
          </table:table-cell>
          <table:table-cell office:value-type="float" office:value="9.114" calcext:value-type="float">
            <text:p>9.114000</text:p>
          </table:table-cell>
          <table:table-cell table:formula="of:=[.C23]-[.C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4" calcext:value-type="float">
            <text:p>6364</text:p>
          </table:table-cell>
          <table:table-cell office:value-type="float" office:value="942" calcext:value-type="float">
            <text:p>942</text:p>
          </table:table-cell>
          <table:table-cell office:value-type="float" office:value="959.6" calcext:value-type="float">
            <text:p>959.6</text:p>
          </table:table-cell>
          <table:table-cell office:value-type="float" office:value="9.2316" calcext:value-type="float">
            <text:p>9.231600</text:p>
          </table:table-cell>
          <table:table-cell table:formula="of:=[.C24]-[.C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6" calcext:value-type="float">
            <text:p>6376</text:p>
          </table:table-cell>
          <table:table-cell office:value-type="float" office:value="958.333333" calcext:value-type="float">
            <text:p>958.333333</text:p>
          </table:table-cell>
          <table:table-cell office:value-type="float" office:value="975.9" calcext:value-type="float">
            <text:p>975.9</text:p>
          </table:table-cell>
          <table:table-cell office:value-type="float" office:value="9.391667" calcext:value-type="float">
            <text:p>9.391667</text:p>
          </table:table-cell>
          <table:table-cell table:formula="of:=[.C25]-[.C2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7" calcext:value-type="float">
            <text:p>6387</text:p>
          </table:table-cell>
          <table:table-cell office:value-type="float" office:value="974" calcext:value-type="float">
            <text:p>974</text:p>
          </table:table-cell>
          <table:table-cell office:value-type="float" office:value="987.4" calcext:value-type="float">
            <text:p>987.4</text:p>
          </table:table-cell>
          <table:table-cell office:value-type="float" office:value="9.5452" calcext:value-type="float">
            <text:p>9.545200</text:p>
          </table:table-cell>
          <table:table-cell table:formula="of:=[.C26]-[.C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8" calcext:value-type="float">
            <text:p>6398</text:p>
          </table:table-cell>
          <table:table-cell office:value-type="float" office:value="986.666667" calcext:value-type="float">
            <text:p>986.666667</text:p>
          </table:table-cell>
          <table:table-cell office:value-type="float" office:value="997.1" calcext:value-type="float">
            <text:p>997.1</text:p>
          </table:table-cell>
          <table:table-cell office:value-type="float" office:value="9.669333" calcext:value-type="float">
            <text:p>9.669333</text:p>
          </table:table-cell>
          <table:table-cell table:formula="of:=[.C27]-[.C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998" calcext:value-type="float">
            <text:p>998</text:p>
          </table:table-cell>
          <table:table-cell office:value-type="float" office:value="1009.5" calcext:value-type="float">
            <text:p>1009.5</text:p>
          </table:table-cell>
          <table:table-cell office:value-type="float" office:value="9.7804" calcext:value-type="float">
            <text:p>9.780400</text:p>
          </table:table-cell>
          <table:table-cell table:formula="of:=[.C28]-[.C2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1011" calcext:value-type="float">
            <text:p>1011</text:p>
          </table:table-cell>
          <table:table-cell office:value-type="float" office:value="1026.5" calcext:value-type="float">
            <text:p>1026.5</text:p>
          </table:table-cell>
          <table:table-cell office:value-type="float" office:value="9.9078" calcext:value-type="float">
            <text:p>9.907800</text:p>
          </table:table-cell>
          <table:table-cell table:formula="of:=[.C29]-[.C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3" calcext:value-type="float">
            <text:p>6433</text:p>
          </table:table-cell>
          <table:table-cell office:value-type="float" office:value="1025.333333" calcext:value-type="float">
            <text:p>1025.333333</text:p>
          </table:table-cell>
          <table:table-cell office:value-type="float" office:value="1040.1" calcext:value-type="float">
            <text:p>1040.1</text:p>
          </table:table-cell>
          <table:table-cell office:value-type="float" office:value="10.048267" calcext:value-type="float">
            <text:p>10.048267</text:p>
          </table:table-cell>
          <table:table-cell table:formula="of:=[.C30]-[.C2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4" calcext:value-type="float">
            <text:p>6444</text:p>
          </table:table-cell>
          <table:table-cell office:value-type="float" office:value="1038.666667" calcext:value-type="float">
            <text:p>1038.666667</text:p>
          </table:table-cell>
          <table:table-cell office:value-type="float" office:value="1050.1" calcext:value-type="float">
            <text:p>1050.1</text:p>
          </table:table-cell>
          <table:table-cell office:value-type="float" office:value="10.178933" calcext:value-type="float">
            <text:p>10.178933</text:p>
          </table:table-cell>
          <table:table-cell table:formula="of:=[.C31]-[.C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1050.666667" calcext:value-type="float">
            <text:p>1050.666667</text:p>
          </table:table-cell>
          <table:table-cell office:value-type="float" office:value="1062" calcext:value-type="float">
            <text:p>1062</text:p>
          </table:table-cell>
          <table:table-cell office:value-type="float" office:value="10.296533" calcext:value-type="float">
            <text:p>10.296533</text:p>
          </table:table-cell>
          <table:table-cell table:formula="of:=[.C32]-[.C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7" calcext:value-type="float">
            <text:p>6467</text:p>
          </table:table-cell>
          <table:table-cell office:value-type="float" office:value="1062.333333" calcext:value-type="float">
            <text:p>1062.333333</text:p>
          </table:table-cell>
          <table:table-cell office:value-type="float" office:value="1075.1" calcext:value-type="float">
            <text:p>1075.1</text:p>
          </table:table-cell>
          <table:table-cell office:value-type="float" office:value="10.410867" calcext:value-type="float">
            <text:p>10.410867</text:p>
          </table:table-cell>
          <table:table-cell table:formula="of:=[.C33]-[.C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075.333333" calcext:value-type="float">
            <text:p>1075.333333</text:p>
          </table:table-cell>
          <table:table-cell office:value-type="float" office:value="1088.9" calcext:value-type="float">
            <text:p>1088.9</text:p>
          </table:table-cell>
          <table:table-cell office:value-type="float" office:value="10.538267" calcext:value-type="float">
            <text:p>10.538267</text:p>
          </table:table-cell>
          <table:table-cell table:formula="of:=[.C34]-[.C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0" calcext:value-type="float">
            <text:p>6490</text:p>
          </table:table-cell>
          <table:table-cell office:value-type="float" office:value="1088.333333" calcext:value-type="float">
            <text:p>1088.333333</text:p>
          </table:table-cell>
          <table:table-cell office:value-type="float" office:value="1101.1" calcext:value-type="float">
            <text:p>1101.1</text:p>
          </table:table-cell>
          <table:table-cell office:value-type="float" office:value="10.665667" calcext:value-type="float">
            <text:p>10.665667</text:p>
          </table:table-cell>
          <table:table-cell table:formula="of:=[.C35]-[.C3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1" calcext:value-type="float">
            <text:p>6501</text:p>
          </table:table-cell>
          <table:table-cell office:value-type="float" office:value="1100.666667" calcext:value-type="float">
            <text:p>1100.666667</text:p>
          </table:table-cell>
          <table:table-cell office:value-type="float" office:value="1112.3" calcext:value-type="float">
            <text:p>1112.3</text:p>
          </table:table-cell>
          <table:table-cell office:value-type="float" office:value="10.786533" calcext:value-type="float">
            <text:p>10.786533</text:p>
          </table:table-cell>
          <table:table-cell table:formula="of:=[.C36]-[.C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2" calcext:value-type="float">
            <text:p>6512</text:p>
          </table:table-cell>
          <table:table-cell office:value-type="float" office:value="1110.333333" calcext:value-type="float">
            <text:p>1110.333333</text:p>
          </table:table-cell>
          <table:table-cell office:value-type="float" office:value="1118.4" calcext:value-type="float">
            <text:p>1118.4</text:p>
          </table:table-cell>
          <table:table-cell office:value-type="float" office:value="10.881267" calcext:value-type="float">
            <text:p>10.881267</text:p>
          </table:table-cell>
          <table:table-cell table:formula="of:=[.C37]-[.C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4" calcext:value-type="float">
            <text:p>6524</text:p>
          </table:table-cell>
          <table:table-cell office:value-type="float" office:value="1118.333333" calcext:value-type="float">
            <text:p>1118.333333</text:p>
          </table:table-cell>
          <table:table-cell office:value-type="float" office:value="1124.8" calcext:value-type="float">
            <text:p>1124.8</text:p>
          </table:table-cell>
          <table:table-cell office:value-type="float" office:value="10.959667" calcext:value-type="float">
            <text:p>10.959667</text:p>
          </table:table-cell>
          <table:table-cell table:formula="of:=[.C38]-[.C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5" calcext:value-type="float">
            <text:p>6535</text:p>
          </table:table-cell>
          <table:table-cell office:value-type="float" office:value="1126" calcext:value-type="float">
            <text:p>1126</text:p>
          </table:table-cell>
          <table:table-cell office:value-type="float" office:value="1135.3" calcext:value-type="float">
            <text:p>1135.3</text:p>
          </table:table-cell>
          <table:table-cell office:value-type="float" office:value="11.0348" calcext:value-type="float">
            <text:p>11.034800</text:p>
          </table:table-cell>
          <table:table-cell table:formula="of:=[.C39]-[.C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7" calcext:value-type="float">
            <text:p>6547</text:p>
          </table:table-cell>
          <table:table-cell office:value-type="float" office:value="1137.666667" calcext:value-type="float">
            <text:p>1137.666667</text:p>
          </table:table-cell>
          <table:table-cell office:value-type="float" office:value="1153.3" calcext:value-type="float">
            <text:p>1153.3</text:p>
          </table:table-cell>
          <table:table-cell office:value-type="float" office:value="11.149133" calcext:value-type="float">
            <text:p>11.149133</text:p>
          </table:table-cell>
          <table:table-cell table:formula="of:=[.C40]-[.C3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1155.666667" calcext:value-type="float">
            <text:p>1155.666667</text:p>
          </table:table-cell>
          <table:table-cell office:value-type="float" office:value="1178.6" calcext:value-type="float">
            <text:p>1178.6</text:p>
          </table:table-cell>
          <table:table-cell office:value-type="float" office:value="11.325533" calcext:value-type="float">
            <text:p>11.325533</text:p>
          </table:table-cell>
          <table:table-cell table:formula="of:=[.C41]-[.C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9" calcext:value-type="float">
            <text:p>6569</text:p>
          </table:table-cell>
          <table:table-cell office:value-type="float" office:value="1176.666667" calcext:value-type="float">
            <text:p>1176.666667</text:p>
          </table:table-cell>
          <table:table-cell office:value-type="float" office:value="1198.5" calcext:value-type="float">
            <text:p>1198.5</text:p>
          </table:table-cell>
          <table:table-cell office:value-type="float" office:value="11.531333" calcext:value-type="float">
            <text:p>11.531333</text:p>
          </table:table-cell>
          <table:table-cell table:formula="of:=[.C42]-[.C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1" calcext:value-type="float">
            <text:p>6581</text:p>
          </table:table-cell>
          <table:table-cell office:value-type="float" office:value="1197.666667" calcext:value-type="float">
            <text:p>1197.666667</text:p>
          </table:table-cell>
          <table:table-cell office:value-type="float" office:value="1216" calcext:value-type="float">
            <text:p>1216</text:p>
          </table:table-cell>
          <table:table-cell office:value-type="float" office:value="11.737133" calcext:value-type="float">
            <text:p>11.737133</text:p>
          </table:table-cell>
          <table:table-cell table:formula="of:=[.C43]-[.C4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2" calcext:value-type="float">
            <text:p>6592</text:p>
          </table:table-cell>
          <table:table-cell office:value-type="float" office:value="1216.333333" calcext:value-type="float">
            <text:p>1216.333333</text:p>
          </table:table-cell>
          <table:table-cell office:value-type="float" office:value="1234.8" calcext:value-type="float">
            <text:p>1234.8</text:p>
          </table:table-cell>
          <table:table-cell office:value-type="float" office:value="11.920067" calcext:value-type="float">
            <text:p>11.920067</text:p>
          </table:table-cell>
          <table:table-cell table:formula="of:=[.C44]-[.C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3" calcext:value-type="float">
            <text:p>6603</text:p>
          </table:table-cell>
          <table:table-cell office:value-type="float" office:value="1234.333333" calcext:value-type="float">
            <text:p>1234.333333</text:p>
          </table:table-cell>
          <table:table-cell office:value-type="float" office:value="1252.3" calcext:value-type="float">
            <text:p>1252.3</text:p>
          </table:table-cell>
          <table:table-cell office:value-type="float" office:value="12.096467" calcext:value-type="float">
            <text:p>12.096467</text:p>
          </table:table-cell>
          <table:table-cell table:formula="of:=[.C45]-[.C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5" calcext:value-type="float">
            <text:p>6615</text:p>
          </table:table-cell>
          <table:table-cell office:value-type="float" office:value="1251" calcext:value-type="float">
            <text:p>1251</text:p>
          </table:table-cell>
          <table:table-cell office:value-type="float" office:value="1266" calcext:value-type="float">
            <text:p>1266</text:p>
          </table:table-cell>
          <table:table-cell office:value-type="float" office:value="12.2598" calcext:value-type="float">
            <text:p>12.259800</text:p>
          </table:table-cell>
          <table:table-cell table:formula="of:=[.C46]-[.C4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6" calcext:value-type="float">
            <text:p>6626</text:p>
          </table:table-cell>
          <table:table-cell office:value-type="float" office:value="1263.666667" calcext:value-type="float">
            <text:p>1263.666667</text:p>
          </table:table-cell>
          <table:table-cell office:value-type="float" office:value="1273.1" calcext:value-type="float">
            <text:p>1273.1</text:p>
          </table:table-cell>
          <table:table-cell office:value-type="float" office:value="12.383933" calcext:value-type="float">
            <text:p>12.383933</text:p>
          </table:table-cell>
          <table:table-cell table:formula="of:=[.C47]-[.C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8" calcext:value-type="float">
            <text:p>6638</text:p>
          </table:table-cell>
          <table:table-cell office:value-type="float" office:value="1272" calcext:value-type="float">
            <text:p>1272</text:p>
          </table:table-cell>
          <table:table-cell office:value-type="float" office:value="1277.2" calcext:value-type="float">
            <text:p>1277.2</text:p>
          </table:table-cell>
          <table:table-cell office:value-type="float" office:value="12.4656" calcext:value-type="float">
            <text:p>12.465600</text:p>
          </table:table-cell>
          <table:table-cell table:formula="of:=[.C48]-[.C4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9" calcext:value-type="float">
            <text:p>6649</text:p>
          </table:table-cell>
          <table:table-cell office:value-type="float" office:value="1277" calcext:value-type="float">
            <text:p>1277</text:p>
          </table:table-cell>
          <table:table-cell office:value-type="float" office:value="1281.2" calcext:value-type="float">
            <text:p>1281.2</text:p>
          </table:table-cell>
          <table:table-cell office:value-type="float" office:value="12.5146" calcext:value-type="float">
            <text:p>12.514600</text:p>
          </table:table-cell>
          <table:table-cell table:formula="of:=[.C49]-[.C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0" calcext:value-type="float">
            <text:p>6660</text:p>
          </table:table-cell>
          <table:table-cell office:value-type="float" office:value="1281" calcext:value-type="float">
            <text:p>1281</text:p>
          </table:table-cell>
          <table:table-cell office:value-type="float" office:value="1285.1" calcext:value-type="float">
            <text:p>1285.1</text:p>
          </table:table-cell>
          <table:table-cell office:value-type="float" office:value="12.5538" calcext:value-type="float">
            <text:p>12.553800</text:p>
          </table:table-cell>
          <table:table-cell table:formula="of:=[.C50]-[.C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2" calcext:value-type="float">
            <text:p>6672</text:p>
          </table:table-cell>
          <table:table-cell office:value-type="float" office:value="1286" calcext:value-type="float">
            <text:p>1286</text:p>
          </table:table-cell>
          <table:table-cell office:value-type="float" office:value="1292" calcext:value-type="float">
            <text:p>1292</text:p>
          </table:table-cell>
          <table:table-cell office:value-type="float" office:value="12.6028" calcext:value-type="float">
            <text:p>12.602800</text:p>
          </table:table-cell>
          <table:table-cell table:formula="of:=[.C51]-[.C5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3" calcext:value-type="float">
            <text:p>6683</text:p>
          </table:table-cell>
          <table:table-cell office:value-type="float" office:value="1293" calcext:value-type="float">
            <text:p>1293</text:p>
          </table:table-cell>
          <table:table-cell office:value-type="float" office:value="1302" calcext:value-type="float">
            <text:p>1302</text:p>
          </table:table-cell>
          <table:table-cell office:value-type="float" office:value="12.6714" calcext:value-type="float">
            <text:p>12.671400</text:p>
          </table:table-cell>
          <table:table-cell table:formula="of:=[.C52]-[.C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5" calcext:value-type="float">
            <text:p>6695</text:p>
          </table:table-cell>
          <table:table-cell office:value-type="float" office:value="1303.666667" calcext:value-type="float">
            <text:p>1303.666667</text:p>
          </table:table-cell>
          <table:table-cell office:value-type="float" office:value="1317.8" calcext:value-type="float">
            <text:p>1317.8</text:p>
          </table:table-cell>
          <table:table-cell office:value-type="float" office:value="12.775933" calcext:value-type="float">
            <text:p>12.775933</text:p>
          </table:table-cell>
          <table:table-cell table:formula="of:=[.C53]-[.C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6" calcext:value-type="float">
            <text:p>6706</text:p>
          </table:table-cell>
          <table:table-cell office:value-type="float" office:value="1318.666667" calcext:value-type="float">
            <text:p>1318.666667</text:p>
          </table:table-cell>
          <table:table-cell office:value-type="float" office:value="1336.5" calcext:value-type="float">
            <text:p>1336.5</text:p>
          </table:table-cell>
          <table:table-cell office:value-type="float" office:value="12.922933" calcext:value-type="float">
            <text:p>12.922933</text:p>
          </table:table-cell>
          <table:table-cell table:formula="of:=[.C54]-[.C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7" calcext:value-type="float">
            <text:p>6717</text:p>
          </table:table-cell>
          <table:table-cell office:value-type="float" office:value="1336.666667" calcext:value-type="float">
            <text:p>1336.666667</text:p>
          </table:table-cell>
          <table:table-cell office:value-type="float" office:value="1356.6" calcext:value-type="float">
            <text:p>1356.6</text:p>
          </table:table-cell>
          <table:table-cell office:value-type="float" office:value="13.099333" calcext:value-type="float">
            <text:p>13.099333</text:p>
          </table:table-cell>
          <table:table-cell table:formula="of:=[.C55]-[.C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9" calcext:value-type="float">
            <text:p>6729</text:p>
          </table:table-cell>
          <table:table-cell office:value-type="float" office:value="1356.666667" calcext:value-type="float">
            <text:p>1356.666667</text:p>
          </table:table-cell>
          <table:table-cell office:value-type="float" office:value="1377.2" calcext:value-type="float">
            <text:p>1377.2</text:p>
          </table:table-cell>
          <table:table-cell office:value-type="float" office:value="13.295333" calcext:value-type="float">
            <text:p>13.295333</text:p>
          </table:table-cell>
          <table:table-cell table:formula="of:=[.C56]-[.C5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1376" calcext:value-type="float">
            <text:p>1376</text:p>
          </table:table-cell>
          <table:table-cell office:value-type="float" office:value="1394.8" calcext:value-type="float">
            <text:p>1394.8</text:p>
          </table:table-cell>
          <table:table-cell office:value-type="float" office:value="13.4848" calcext:value-type="float">
            <text:p>13.484800</text:p>
          </table:table-cell>
          <table:table-cell table:formula="of:=[.C57]-[.C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1" calcext:value-type="float">
            <text:p>6751</text:p>
          </table:table-cell>
          <table:table-cell office:value-type="float" office:value="1394" calcext:value-type="float">
            <text:p>1394</text:p>
          </table:table-cell>
          <table:table-cell office:value-type="float" office:value="1410.7" calcext:value-type="float">
            <text:p>1410.7</text:p>
          </table:table-cell>
          <table:table-cell office:value-type="float" office:value="13.6612" calcext:value-type="float">
            <text:p>13.661200</text:p>
          </table:table-cell>
          <table:table-cell table:formula="of:=[.C58]-[.C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3" calcext:value-type="float">
            <text:p>6763</text:p>
          </table:table-cell>
          <table:table-cell office:value-type="float" office:value="1410.333333" calcext:value-type="float">
            <text:p>1410.333333</text:p>
          </table:table-cell>
          <table:table-cell office:value-type="float" office:value="1426.3" calcext:value-type="float">
            <text:p>1426.3</text:p>
          </table:table-cell>
          <table:table-cell office:value-type="float" office:value="13.821267" calcext:value-type="float">
            <text:p>13.821267</text:p>
          </table:table-cell>
          <table:table-cell table:formula="of:=[.C59]-[.C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4" calcext:value-type="float">
            <text:p>6774</text:p>
          </table:table-cell>
          <table:table-cell office:value-type="float" office:value="1426" calcext:value-type="float">
            <text:p>1426</text:p>
          </table:table-cell>
          <table:table-cell office:value-type="float" office:value="1441.6" calcext:value-type="float">
            <text:p>1441.6</text:p>
          </table:table-cell>
          <table:table-cell office:value-type="float" office:value="13.9748" calcext:value-type="float">
            <text:p>13.974800</text:p>
          </table:table-cell>
          <table:table-cell table:formula="of:=[.C60]-[.C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6" calcext:value-type="float">
            <text:p>6786</text:p>
          </table:table-cell>
          <table:table-cell office:value-type="float" office:value="1440.333333" calcext:value-type="float">
            <text:p>1440.333333</text:p>
          </table:table-cell>
          <table:table-cell office:value-type="float" office:value="1453.6" calcext:value-type="float">
            <text:p>1453.6</text:p>
          </table:table-cell>
          <table:table-cell office:value-type="float" office:value="14.115267" calcext:value-type="float">
            <text:p>14.115267</text:p>
          </table:table-cell>
          <table:table-cell table:formula="of:=[.C61]-[.C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7" calcext:value-type="float">
            <text:p>6797</text:p>
          </table:table-cell>
          <table:table-cell office:value-type="float" office:value="1451.666667" calcext:value-type="float">
            <text:p>1451.666667</text:p>
          </table:table-cell>
          <table:table-cell office:value-type="float" office:value="1460.1" calcext:value-type="float">
            <text:p>1460.1</text:p>
          </table:table-cell>
          <table:table-cell office:value-type="float" office:value="14.226333" calcext:value-type="float">
            <text:p>14.226333</text:p>
          </table:table-cell>
          <table:table-cell table:formula="of:=[.C62]-[.C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8" calcext:value-type="float">
            <text:p>6808</text:p>
          </table:table-cell>
          <table:table-cell office:value-type="float" office:value="1459.666667" calcext:value-type="float">
            <text:p>1459.666667</text:p>
          </table:table-cell>
          <table:table-cell office:value-type="float" office:value="1465.9" calcext:value-type="float">
            <text:p>1465.9</text:p>
          </table:table-cell>
          <table:table-cell office:value-type="float" office:value="14.304733" calcext:value-type="float">
            <text:p>14.304733</text:p>
          </table:table-cell>
          <table:table-cell table:formula="of:=[.C63]-[.C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1466" calcext:value-type="float">
            <text:p>1466</text:p>
          </table:table-cell>
          <table:table-cell office:value-type="float" office:value="1472.6" calcext:value-type="float">
            <text:p>1472.6</text:p>
          </table:table-cell>
          <table:table-cell office:value-type="float" office:value="14.3668" calcext:value-type="float">
            <text:p>14.366800</text:p>
          </table:table-cell>
          <table:table-cell table:formula="of:=[.C64]-[.C6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1" calcext:value-type="float">
            <text:p>6831</text:p>
          </table:table-cell>
          <table:table-cell office:value-type="float" office:value="1474" calcext:value-type="float">
            <text:p>1474</text:p>
          </table:table-cell>
          <table:table-cell office:value-type="float" office:value="1484.1" calcext:value-type="float">
            <text:p>1484.1</text:p>
          </table:table-cell>
          <table:table-cell office:value-type="float" office:value="14.4452" calcext:value-type="float">
            <text:p>14.445200</text:p>
          </table:table-cell>
          <table:table-cell table:formula="of:=[.C65]-[.C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3" calcext:value-type="float">
            <text:p>6843</text:p>
          </table:table-cell>
          <table:table-cell office:value-type="float" office:value="1486.666667" calcext:value-type="float">
            <text:p>1486.666667</text:p>
          </table:table-cell>
          <table:table-cell office:value-type="float" office:value="1503.4" calcext:value-type="float">
            <text:p>1503.4</text:p>
          </table:table-cell>
          <table:table-cell office:value-type="float" office:value="14.569333" calcext:value-type="float">
            <text:p>14.569333</text:p>
          </table:table-cell>
          <table:table-cell table:formula="of:=[.C66]-[.C6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4" calcext:value-type="float">
            <text:p>6854</text:p>
          </table:table-cell>
          <table:table-cell office:value-type="float" office:value="1502.666667" calcext:value-type="float">
            <text:p>1502.666667</text:p>
          </table:table-cell>
          <table:table-cell office:value-type="float" office:value="1520.9" calcext:value-type="float">
            <text:p>1520.9</text:p>
          </table:table-cell>
          <table:table-cell office:value-type="float" office:value="14.726133" calcext:value-type="float">
            <text:p>14.726133</text:p>
          </table:table-cell>
          <table:table-cell table:formula="of:=[.C67]-[.C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5" calcext:value-type="float">
            <text:p>6865</text:p>
          </table:table-cell>
          <table:table-cell office:value-type="float" office:value="1519.333333" calcext:value-type="float">
            <text:p>1519.333333</text:p>
          </table:table-cell>
          <table:table-cell office:value-type="float" office:value="1533.9" calcext:value-type="float">
            <text:p>1533.9</text:p>
          </table:table-cell>
          <table:table-cell office:value-type="float" office:value="14.889467" calcext:value-type="float">
            <text:p>14.889467</text:p>
          </table:table-cell>
          <table:table-cell table:formula="of:=[.C68]-[.C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1534" calcext:value-type="float">
            <text:p>1534</text:p>
          </table:table-cell>
          <table:table-cell office:value-type="float" office:value="1547.2" calcext:value-type="float">
            <text:p>1547.2</text:p>
          </table:table-cell>
          <table:table-cell office:value-type="float" office:value="15.0332" calcext:value-type="float">
            <text:p>15.033200</text:p>
          </table:table-cell>
          <table:table-cell table:formula="of:=[.C69]-[.C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8" calcext:value-type="float">
            <text:p>6888</text:p>
          </table:table-cell>
          <table:table-cell office:value-type="float" office:value="1547" calcext:value-type="float">
            <text:p>1547</text:p>
          </table:table-cell>
          <table:table-cell office:value-type="float" office:value="1560" calcext:value-type="float">
            <text:p>1560</text:p>
          </table:table-cell>
          <table:table-cell office:value-type="float" office:value="15.1606" calcext:value-type="float">
            <text:p>15.160600</text:p>
          </table:table-cell>
          <table:table-cell table:formula="of:=[.C70]-[.C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0" calcext:value-type="float">
            <text:p>6900</text:p>
          </table:table-cell>
          <table:table-cell office:value-type="float" office:value="1559" calcext:value-type="float">
            <text:p>1559</text:p>
          </table:table-cell>
          <table:table-cell office:value-type="float" office:value="1570.3" calcext:value-type="float">
            <text:p>1570.3</text:p>
          </table:table-cell>
          <table:table-cell office:value-type="float" office:value="15.2782" calcext:value-type="float">
            <text:p>15.278200</text:p>
          </table:table-cell>
          <table:table-cell table:formula="of:=[.C71]-[.C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1" calcext:value-type="float">
            <text:p>6911</text:p>
          </table:table-cell>
          <table:table-cell office:value-type="float" office:value="1569.666667" calcext:value-type="float">
            <text:p>1569.666667</text:p>
          </table:table-cell>
          <table:table-cell office:value-type="float" office:value="1579.1" calcext:value-type="float">
            <text:p>1579.1</text:p>
          </table:table-cell>
          <table:table-cell office:value-type="float" office:value="15.382733" calcext:value-type="float">
            <text:p>15.382733</text:p>
          </table:table-cell>
          <table:table-cell table:formula="of:=[.C72]-[.C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2" calcext:value-type="float">
            <text:p>6922</text:p>
          </table:table-cell>
          <table:table-cell office:value-type="float" office:value="1578.333333" calcext:value-type="float">
            <text:p>1578.333333</text:p>
          </table:table-cell>
          <table:table-cell office:value-type="float" office:value="1586.3" calcext:value-type="float">
            <text:p>1586.3</text:p>
          </table:table-cell>
          <table:table-cell office:value-type="float" office:value="15.467667" calcext:value-type="float">
            <text:p>15.467667</text:p>
          </table:table-cell>
          <table:table-cell table:formula="of:=[.C73]-[.C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4" calcext:value-type="float">
            <text:p>6934</text:p>
          </table:table-cell>
          <table:table-cell office:value-type="float" office:value="1585.666667" calcext:value-type="float">
            <text:p>1585.666667</text:p>
          </table:table-cell>
          <table:table-cell office:value-type="float" office:value="1591.6" calcext:value-type="float">
            <text:p>1591.6</text:p>
          </table:table-cell>
          <table:table-cell office:value-type="float" office:value="15.539533" calcext:value-type="float">
            <text:p>15.539533</text:p>
          </table:table-cell>
          <table:table-cell table:formula="of:=[.C74]-[.C7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5" calcext:value-type="float">
            <text:p>6945</text:p>
          </table:table-cell>
          <table:table-cell office:value-type="float" office:value="1592.333333" calcext:value-type="float">
            <text:p>1592.333333</text:p>
          </table:table-cell>
          <table:table-cell office:value-type="float" office:value="1599.6" calcext:value-type="float">
            <text:p>1599.6</text:p>
          </table:table-cell>
          <table:table-cell office:value-type="float" office:value="15.604867" calcext:value-type="float">
            <text:p>15.604867</text:p>
          </table:table-cell>
          <table:table-cell table:formula="of:=[.C75]-[.C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6" calcext:value-type="float">
            <text:p>6956</text:p>
          </table:table-cell>
          <table:table-cell office:value-type="float" office:value="1599.333333" calcext:value-type="float">
            <text:p>1599.333333</text:p>
          </table:table-cell>
          <table:table-cell office:value-type="float" office:value="1606.8" calcext:value-type="float">
            <text:p>1606.8</text:p>
          </table:table-cell>
          <table:table-cell office:value-type="float" office:value="15.673467" calcext:value-type="float">
            <text:p>15.673467</text:p>
          </table:table-cell>
          <table:table-cell table:formula="of:=[.C76]-[.C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8" calcext:value-type="float">
            <text:p>6968</text:p>
          </table:table-cell>
          <table:table-cell office:value-type="float" office:value="1605.666667" calcext:value-type="float">
            <text:p>1605.666667</text:p>
          </table:table-cell>
          <table:table-cell office:value-type="float" office:value="1610.8" calcext:value-type="float">
            <text:p>1610.8</text:p>
          </table:table-cell>
          <table:table-cell office:value-type="float" office:value="15.735533" calcext:value-type="float">
            <text:p>15.735533</text:p>
          </table:table-cell>
          <table:table-cell table:formula="of:=[.C77]-[.C7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9" calcext:value-type="float">
            <text:p>6979</text:p>
          </table:table-cell>
          <table:table-cell office:value-type="float" office:value="1610.666667" calcext:value-type="float">
            <text:p>1610.666667</text:p>
          </table:table-cell>
          <table:table-cell office:value-type="float" office:value="1615.3" calcext:value-type="float">
            <text:p>1615.3</text:p>
          </table:table-cell>
          <table:table-cell office:value-type="float" office:value="15.784533" calcext:value-type="float">
            <text:p>15.784533</text:p>
          </table:table-cell>
          <table:table-cell table:formula="of:=[.C78]-[.C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1" calcext:value-type="float">
            <text:p>6991</text:p>
          </table:table-cell>
          <table:table-cell office:value-type="float" office:value="1615.666667" calcext:value-type="float">
            <text:p>1615.666667</text:p>
          </table:table-cell>
          <table:table-cell office:value-type="float" office:value="1621.3" calcext:value-type="float">
            <text:p>1621.3</text:p>
          </table:table-cell>
          <table:table-cell office:value-type="float" office:value="15.833533" calcext:value-type="float">
            <text:p>15.833533</text:p>
          </table:table-cell>
          <table:table-cell table:formula="of:=[.C79]-[.C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622" calcext:value-type="float">
            <text:p>1622</text:p>
          </table:table-cell>
          <table:table-cell office:value-type="float" office:value="1630.3" calcext:value-type="float">
            <text:p>1630.3</text:p>
          </table:table-cell>
          <table:table-cell office:value-type="float" office:value="15.8956" calcext:value-type="float">
            <text:p>15.895600</text:p>
          </table:table-cell>
          <table:table-cell table:formula="of:=[.C80]-[.C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3" calcext:value-type="float">
            <text:p>7013</text:p>
          </table:table-cell>
          <table:table-cell office:value-type="float" office:value="1629.666667" calcext:value-type="float">
            <text:p>1629.666667</text:p>
          </table:table-cell>
          <table:table-cell office:value-type="float" office:value="1637.5" calcext:value-type="float">
            <text:p>1637.5</text:p>
          </table:table-cell>
          <table:table-cell office:value-type="float" office:value="15.970733" calcext:value-type="float">
            <text:p>15.970733</text:p>
          </table:table-cell>
          <table:table-cell table:formula="of:=[.C81]-[.C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5" calcext:value-type="float">
            <text:p>7025</text:p>
          </table:table-cell>
          <table:table-cell office:value-type="float" office:value="1636" calcext:value-type="float">
            <text:p>1636</text:p>
          </table:table-cell>
          <table:table-cell office:value-type="float" office:value="1640.4" calcext:value-type="float">
            <text:p>1640.4</text:p>
          </table:table-cell>
          <table:table-cell office:value-type="float" office:value="16.0328" calcext:value-type="float">
            <text:p>16.032800</text:p>
          </table:table-cell>
          <table:table-cell table:formula="of:=[.C82]-[.C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6" calcext:value-type="float">
            <text:p>7036</text:p>
          </table:table-cell>
          <table:table-cell office:value-type="float" office:value="1638.666667" calcext:value-type="float">
            <text:p>1638.666667</text:p>
          </table:table-cell>
          <table:table-cell office:value-type="float" office:value="1639" calcext:value-type="float">
            <text:p>1639</text:p>
          </table:table-cell>
          <table:table-cell office:value-type="float" office:value="16.058933" calcext:value-type="float">
            <text:p>16.058933</text:p>
          </table:table-cell>
          <table:table-cell table:formula="of:=[.C83]-[.C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8" calcext:value-type="float">
            <text:p>7048</text:p>
          </table:table-cell>
          <table:table-cell office:value-type="float" office:value="1639" calcext:value-type="float">
            <text:p>1639</text:p>
          </table:table-cell>
          <table:table-cell office:value-type="float" office:value="1638.2" calcext:value-type="float">
            <text:p>1638.2</text:p>
          </table:table-cell>
          <table:table-cell office:value-type="float" office:value="16.0622" calcext:value-type="float">
            <text:p>16.062200</text:p>
          </table:table-cell>
          <table:table-cell table:formula="of:=[.C84]-[.C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9" calcext:value-type="float">
            <text:p>7059</text:p>
          </table:table-cell>
          <table:table-cell office:value-type="float" office:value="1638.666667" calcext:value-type="float">
            <text:p>1638.666667</text:p>
          </table:table-cell>
          <table:table-cell office:value-type="float" office:value="1639" calcext:value-type="float">
            <text:p>1639</text:p>
          </table:table-cell>
          <table:table-cell office:value-type="float" office:value="16.058933" calcext:value-type="float">
            <text:p>16.058933</text:p>
          </table:table-cell>
          <table:table-cell table:formula="of:=[.C85]-[.C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638.333333" calcext:value-type="float">
            <text:p>1638.333333</text:p>
          </table:table-cell>
          <table:table-cell office:value-type="float" office:value="1637.8" calcext:value-type="float">
            <text:p>1637.8</text:p>
          </table:table-cell>
          <table:table-cell office:value-type="float" office:value="16.055667" calcext:value-type="float">
            <text:p>16.055667</text:p>
          </table:table-cell>
          <table:table-cell table:formula="of:=[.C86]-[.C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5" office:value-type="string" calcext:value-type="string">
            <text:p>&gt;&gt;&gt;&gt;&gt;&gt;&gt;&gt;&gt;&gt;</text:p>
          </table:table-cell>
          <table:table-cell office:value-type="float" office:value="7082" calcext:value-type="float">
            <text:p>7082</text:p>
          </table:table-cell>
          <table:table-cell office:value-type="float" office:value="1637" calcext:value-type="float">
            <text:p>1637</text:p>
          </table:table-cell>
          <table:table-cell office:value-type="float" office:value="1635" calcext:value-type="float">
            <text:p>1635</text:p>
          </table:table-cell>
          <table:table-cell office:value-type="float" office:value="16.0426" calcext:value-type="float">
            <text:p>16.042600</text:p>
          </table:table-cell>
          <table:table-cell table:formula="of:=[.C87]-[.C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3" calcext:value-type="float">
            <text:p>7093</text:p>
          </table:table-cell>
          <table:table-cell office:value-type="float" office:value="1634" calcext:value-type="float">
            <text:p>1634</text:p>
          </table:table-cell>
          <table:table-cell office:value-type="float" office:value="1629.6" calcext:value-type="float">
            <text:p>1629.6</text:p>
          </table:table-cell>
          <table:table-cell office:value-type="float" office:value="16.0132" calcext:value-type="float">
            <text:p>16.013200</text:p>
          </table:table-cell>
          <table:table-cell table:formula="of:=[.C88]-[.C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1629.666667" calcext:value-type="float">
            <text:p>1629.666667</text:p>
          </table:table-cell>
          <table:table-cell office:value-type="float" office:value="1625" calcext:value-type="float">
            <text:p>1625</text:p>
          </table:table-cell>
          <table:table-cell office:value-type="float" office:value="15.970733" calcext:value-type="float">
            <text:p>15.970733</text:p>
          </table:table-cell>
          <table:table-cell table:formula="of:=[.C89]-[.C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6" calcext:value-type="float">
            <text:p>7116</text:p>
          </table:table-cell>
          <table:table-cell table:number-columns-repeated="2" office:value-type="float" office:value="1627" calcext:value-type="float">
            <text:p>1627</text:p>
          </table:table-cell>
          <table:table-cell office:value-type="float" office:value="15.9446" calcext:value-type="float">
            <text:p>15.944600</text:p>
          </table:table-cell>
          <table:table-cell table:formula="of:=[.C90]-[.C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7" calcext:value-type="float">
            <text:p>7127</text:p>
          </table:table-cell>
          <table:table-cell office:value-type="float" office:value="1629" calcext:value-type="float">
            <text:p>1629</text:p>
          </table:table-cell>
          <table:table-cell office:value-type="float" office:value="1635" calcext:value-type="float">
            <text:p>1635</text:p>
          </table:table-cell>
          <table:table-cell office:value-type="float" office:value="15.9642" calcext:value-type="float">
            <text:p>15.964200</text:p>
          </table:table-cell>
          <table:table-cell table:formula="of:=[.C91]-[.C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1634.333333" calcext:value-type="float">
            <text:p>1634.333333</text:p>
          </table:table-cell>
          <table:table-cell office:value-type="float" office:value="1641.6" calcext:value-type="float">
            <text:p>1641.6</text:p>
          </table:table-cell>
          <table:table-cell office:value-type="float" office:value="16.016467" calcext:value-type="float">
            <text:p>16.016467</text:p>
          </table:table-cell>
          <table:table-cell table:formula="of:=[.C92]-[.C9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0" calcext:value-type="float">
            <text:p>7150</text:p>
          </table:table-cell>
          <table:table-cell office:value-type="float" office:value="1640.333333" calcext:value-type="float">
            <text:p>1640.333333</text:p>
          </table:table-cell>
          <table:table-cell office:value-type="float" office:value="1644.9" calcext:value-type="float">
            <text:p>1644.9</text:p>
          </table:table-cell>
          <table:table-cell office:value-type="float" office:value="16.075267" calcext:value-type="float">
            <text:p>16.075267</text:p>
          </table:table-cell>
          <table:table-cell table:formula="of:=[.C93]-[.C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1" calcext:value-type="float">
            <text:p>7161</text:p>
          </table:table-cell>
          <table:table-cell office:value-type="float" office:value="1644.666667" calcext:value-type="float">
            <text:p>1644.666667</text:p>
          </table:table-cell>
          <table:table-cell office:value-type="float" office:value="1647.7" calcext:value-type="float">
            <text:p>1647.7</text:p>
          </table:table-cell>
          <table:table-cell office:value-type="float" office:value="16.117733" calcext:value-type="float">
            <text:p>16.117733</text:p>
          </table:table-cell>
          <table:table-cell table:formula="of:=[.C94]-[.C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3" calcext:value-type="float">
            <text:p>7173</text:p>
          </table:table-cell>
          <table:table-cell office:value-type="float" office:value="1647.666667" calcext:value-type="float">
            <text:p>1647.666667</text:p>
          </table:table-cell>
          <table:table-cell office:value-type="float" office:value="1650.7" calcext:value-type="float">
            <text:p>1650.7</text:p>
          </table:table-cell>
          <table:table-cell office:value-type="float" office:value="16.147133" calcext:value-type="float">
            <text:p>16.147133</text:p>
          </table:table-cell>
          <table:table-cell table:formula="of:=[.C95]-[.C9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1652" calcext:value-type="float">
            <text:p>1652</text:p>
          </table:table-cell>
          <table:table-cell office:value-type="float" office:value="1657.7" calcext:value-type="float">
            <text:p>1657.7</text:p>
          </table:table-cell>
          <table:table-cell office:value-type="float" office:value="16.1896" calcext:value-type="float">
            <text:p>16.189600</text:p>
          </table:table-cell>
          <table:table-cell table:formula="of:=[.C96]-[.C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6" calcext:value-type="float">
            <text:p>7196</text:p>
          </table:table-cell>
          <table:table-cell office:value-type="float" office:value="1658.666667" calcext:value-type="float">
            <text:p>1658.666667</text:p>
          </table:table-cell>
          <table:table-cell office:value-type="float" office:value="1667.9" calcext:value-type="float">
            <text:p>1667.9</text:p>
          </table:table-cell>
          <table:table-cell office:value-type="float" office:value="16.254933" calcext:value-type="float">
            <text:p>16.254933</text:p>
          </table:table-cell>
          <table:table-cell table:formula="of:=[.C97]-[.C9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7" calcext:value-type="float">
            <text:p>7207</text:p>
          </table:table-cell>
          <table:table-cell office:value-type="float" office:value="1666.333333" calcext:value-type="float">
            <text:p>1666.333333</text:p>
          </table:table-cell>
          <table:table-cell office:value-type="float" office:value="1674.1" calcext:value-type="float">
            <text:p>1674.1</text:p>
          </table:table-cell>
          <table:table-cell office:value-type="float" office:value="16.330067" calcext:value-type="float">
            <text:p>16.330067</text:p>
          </table:table-cell>
          <table:table-cell table:formula="of:=[.C98]-[.C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8" calcext:value-type="float">
            <text:p>7218</text:p>
          </table:table-cell>
          <table:table-cell office:value-type="float" office:value="1672" calcext:value-type="float">
            <text:p>1672</text:p>
          </table:table-cell>
          <table:table-cell office:value-type="float" office:value="1674.1" calcext:value-type="float">
            <text:p>1674.1</text:p>
          </table:table-cell>
          <table:table-cell office:value-type="float" office:value="16.3856" calcext:value-type="float">
            <text:p>16.385600</text:p>
          </table:table-cell>
          <table:table-cell table:formula="of:=[.C99]-[.C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0" calcext:value-type="float">
            <text:p>7230</text:p>
          </table:table-cell>
          <table:table-cell office:value-type="float" office:value="1673.333333" calcext:value-type="float">
            <text:p>1673.333333</text:p>
          </table:table-cell>
          <table:table-cell office:value-type="float" office:value="1672.6" calcext:value-type="float">
            <text:p>1672.6</text:p>
          </table:table-cell>
          <table:table-cell office:value-type="float" office:value="16.398667" calcext:value-type="float">
            <text:p>16.398667</text:p>
          </table:table-cell>
          <table:table-cell table:formula="of:=[.C100]-[.C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1" calcext:value-type="float">
            <text:p>7241</text:p>
          </table:table-cell>
          <table:table-cell office:value-type="float" office:value="1672.333333" calcext:value-type="float">
            <text:p>1672.333333</text:p>
          </table:table-cell>
          <table:table-cell office:value-type="float" office:value="1670.4" calcext:value-type="float">
            <text:p>1670.4</text:p>
          </table:table-cell>
          <table:table-cell office:value-type="float" office:value="16.388867" calcext:value-type="float">
            <text:p>16.388867</text:p>
          </table:table-cell>
          <table:table-cell table:formula="of:=[.C101]-[.C1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3" calcext:value-type="float">
            <text:p>7253</text:p>
          </table:table-cell>
          <table:table-cell office:value-type="float" office:value="1669.666667" calcext:value-type="float">
            <text:p>1669.666667</text:p>
          </table:table-cell>
          <table:table-cell office:value-type="float" office:value="1666.9" calcext:value-type="float">
            <text:p>1666.9</text:p>
          </table:table-cell>
          <table:table-cell office:value-type="float" office:value="16.362733" calcext:value-type="float">
            <text:p>16.362733</text:p>
          </table:table-cell>
          <table:table-cell table:formula="of:=[.C102]-[.C10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4" calcext:value-type="float">
            <text:p>7264</text:p>
          </table:table-cell>
          <table:table-cell office:value-type="float" office:value="1668.333333" calcext:value-type="float">
            <text:p>1668.333333</text:p>
          </table:table-cell>
          <table:table-cell office:value-type="float" office:value="1667.8" calcext:value-type="float">
            <text:p>1667.8</text:p>
          </table:table-cell>
          <table:table-cell office:value-type="float" office:value="16.349667" calcext:value-type="float">
            <text:p>16.349667</text:p>
          </table:table-cell>
          <table:table-cell table:formula="of:=[.C103]-[.C1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5" calcext:value-type="float">
            <text:p>7275</text:p>
          </table:table-cell>
          <table:table-cell office:value-type="float" office:value="1668.666667" calcext:value-type="float">
            <text:p>1668.666667</text:p>
          </table:table-cell>
          <table:table-cell office:value-type="float" office:value="1672" calcext:value-type="float">
            <text:p>1672</text:p>
          </table:table-cell>
          <table:table-cell office:value-type="float" office:value="16.352933" calcext:value-type="float">
            <text:p>16.352933</text:p>
          </table:table-cell>
          <table:table-cell table:formula="of:=[.C104]-[.C10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7" calcext:value-type="float">
            <text:p>7287</text:p>
          </table:table-cell>
          <table:table-cell office:value-type="float" office:value="1671.333333" calcext:value-type="float">
            <text:p>1671.333333</text:p>
          </table:table-cell>
          <table:table-cell office:value-type="float" office:value="1674.5" calcext:value-type="float">
            <text:p>1674.5</text:p>
          </table:table-cell>
          <table:table-cell office:value-type="float" office:value="16.379067" calcext:value-type="float">
            <text:p>16.379067</text:p>
          </table:table-cell>
          <table:table-cell table:formula="of:=[.C105]-[.C10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1673.666667" calcext:value-type="float">
            <text:p>1673.666667</text:p>
          </table:table-cell>
          <table:table-cell office:value-type="float" office:value="1674.9" calcext:value-type="float">
            <text:p>1674.9</text:p>
          </table:table-cell>
          <table:table-cell office:value-type="float" office:value="16.401933" calcext:value-type="float">
            <text:p>16.401933</text:p>
          </table:table-cell>
          <table:table-cell table:formula="of:=[.C106]-[.C1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9" calcext:value-type="float">
            <text:p>7309</text:p>
          </table:table-cell>
          <table:table-cell office:value-type="float" office:value="1677.666667" calcext:value-type="float">
            <text:p>1677.666667</text:p>
          </table:table-cell>
          <table:table-cell office:value-type="float" office:value="1683.8" calcext:value-type="float">
            <text:p>1683.8</text:p>
          </table:table-cell>
          <table:table-cell office:value-type="float" office:value="16.441133" calcext:value-type="float">
            <text:p>16.441133</text:p>
          </table:table-cell>
          <table:table-cell table:formula="of:=[.C107]-[.C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1" calcext:value-type="float">
            <text:p>7321</text:p>
          </table:table-cell>
          <table:table-cell office:value-type="float" office:value="1686" calcext:value-type="float">
            <text:p>1686</text:p>
          </table:table-cell>
          <table:table-cell office:value-type="float" office:value="1699.7" calcext:value-type="float">
            <text:p>1699.7</text:p>
          </table:table-cell>
          <table:table-cell office:value-type="float" office:value="16.5228" calcext:value-type="float">
            <text:p>16.522800</text:p>
          </table:table-cell>
          <table:table-cell table:formula="of:=[.C108]-[.C10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2" calcext:value-type="float">
            <text:p>7332</text:p>
          </table:table-cell>
          <table:table-cell office:value-type="float" office:value="1696.666667" calcext:value-type="float">
            <text:p>1696.666667</text:p>
          </table:table-cell>
          <table:table-cell office:value-type="float" office:value="1706.6" calcext:value-type="float">
            <text:p>1706.6</text:p>
          </table:table-cell>
          <table:table-cell office:value-type="float" office:value="16.627333" calcext:value-type="float">
            <text:p>16.627333</text:p>
          </table:table-cell>
          <table:table-cell table:formula="of:=[.C109]-[.C10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4" calcext:value-type="float">
            <text:p>7344</text:p>
          </table:table-cell>
          <table:table-cell office:value-type="float" office:value="1705" calcext:value-type="float">
            <text:p>1705</text:p>
          </table:table-cell>
          <table:table-cell office:value-type="float" office:value="1709" calcext:value-type="float">
            <text:p>1709</text:p>
          </table:table-cell>
          <table:table-cell office:value-type="float" office:value="16.709" calcext:value-type="float">
            <text:p>16.709000</text:p>
          </table:table-cell>
          <table:table-cell table:formula="of:=[.C110]-[.C10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5" calcext:value-type="float">
            <text:p>7355</text:p>
          </table:table-cell>
          <table:table-cell office:value-type="float" office:value="1709.666667" calcext:value-type="float">
            <text:p>1709.666667</text:p>
          </table:table-cell>
          <table:table-cell office:value-type="float" office:value="1714" calcext:value-type="float">
            <text:p>1714</text:p>
          </table:table-cell>
          <table:table-cell office:value-type="float" office:value="16.754733" calcext:value-type="float">
            <text:p>16.754733</text:p>
          </table:table-cell>
          <table:table-cell table:formula="of:=[.C111]-[.C1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6" calcext:value-type="float">
            <text:p>7366</text:p>
          </table:table-cell>
          <table:table-cell office:value-type="float" office:value="1714.333333" calcext:value-type="float">
            <text:p>1714.333333</text:p>
          </table:table-cell>
          <table:table-cell office:value-type="float" office:value="1720.7" calcext:value-type="float">
            <text:p>1720.7</text:p>
          </table:table-cell>
          <table:table-cell office:value-type="float" office:value="16.800467" calcext:value-type="float">
            <text:p>16.800467</text:p>
          </table:table-cell>
          <table:table-cell table:formula="of:=[.C112]-[.C1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8" calcext:value-type="float">
            <text:p>7378</text:p>
          </table:table-cell>
          <table:table-cell office:value-type="float" office:value="1720.333333" calcext:value-type="float">
            <text:p>1720.333333</text:p>
          </table:table-cell>
          <table:table-cell office:value-type="float" office:value="1726.7" calcext:value-type="float">
            <text:p>1726.7</text:p>
          </table:table-cell>
          <table:table-cell office:value-type="float" office:value="16.859267" calcext:value-type="float">
            <text:p>16.859267</text:p>
          </table:table-cell>
          <table:table-cell table:formula="of:=[.C113]-[.C1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9" calcext:value-type="float">
            <text:p>7389</text:p>
          </table:table-cell>
          <table:table-cell office:value-type="float" office:value="1726" calcext:value-type="float">
            <text:p>1726</text:p>
          </table:table-cell>
          <table:table-cell office:value-type="float" office:value="1730.7" calcext:value-type="float">
            <text:p>1730.7</text:p>
          </table:table-cell>
          <table:table-cell office:value-type="float" office:value="16.9148" calcext:value-type="float">
            <text:p>16.914800</text:p>
          </table:table-cell>
          <table:table-cell table:formula="of:=[.C114]-[.C1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1" calcext:value-type="float">
            <text:p>7401</text:p>
          </table:table-cell>
          <table:table-cell office:value-type="float" office:value="1730.333333" calcext:value-type="float">
            <text:p>1730.333333</text:p>
          </table:table-cell>
          <table:table-cell office:value-type="float" office:value="1734.5" calcext:value-type="float">
            <text:p>1734.5</text:p>
          </table:table-cell>
          <table:table-cell office:value-type="float" office:value="16.957267" calcext:value-type="float">
            <text:p>16.957267</text:p>
          </table:table-cell>
          <table:table-cell table:formula="of:=[.C115]-[.C11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2" calcext:value-type="float">
            <text:p>7412</text:p>
          </table:table-cell>
          <table:table-cell office:value-type="float" office:value="1735" calcext:value-type="float">
            <text:p>1735</text:p>
          </table:table-cell>
          <table:table-cell office:value-type="float" office:value="1739.8" calcext:value-type="float">
            <text:p>1739.8</text:p>
          </table:table-cell>
          <table:table-cell office:value-type="float" office:value="17.003" calcext:value-type="float">
            <text:p>17.003000</text:p>
          </table:table-cell>
          <table:table-cell table:formula="of:=[.C116]-[.C1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3" calcext:value-type="float">
            <text:p>7423</text:p>
          </table:table-cell>
          <table:table-cell office:value-type="float" office:value="1740.666667" calcext:value-type="float">
            <text:p>1740.666667</text:p>
          </table:table-cell>
          <table:table-cell office:value-type="float" office:value="1748.2" calcext:value-type="float">
            <text:p>1748.2</text:p>
          </table:table-cell>
          <table:table-cell office:value-type="float" office:value="17.058533" calcext:value-type="float">
            <text:p>17.058533</text:p>
          </table:table-cell>
          <table:table-cell table:formula="of:=[.C117]-[.C1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5" calcext:value-type="float">
            <text:p>7435</text:p>
          </table:table-cell>
          <table:table-cell office:value-type="float" office:value="1748.666667" calcext:value-type="float">
            <text:p>1748.666667</text:p>
          </table:table-cell>
          <table:table-cell office:value-type="float" office:value="1758.9" calcext:value-type="float">
            <text:p>1758.9</text:p>
          </table:table-cell>
          <table:table-cell office:value-type="float" office:value="17.136933" calcext:value-type="float">
            <text:p>17.136933</text:p>
          </table:table-cell>
          <table:table-cell table:formula="of:=[.C118]-[.C11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6" calcext:value-type="float">
            <text:p>7446</text:p>
          </table:table-cell>
          <table:table-cell office:value-type="float" office:value="1758.333333" calcext:value-type="float">
            <text:p>1758.333333</text:p>
          </table:table-cell>
          <table:table-cell office:value-type="float" office:value="1768.5" calcext:value-type="float">
            <text:p>1768.5</text:p>
          </table:table-cell>
          <table:table-cell office:value-type="float" office:value="17.231667" calcext:value-type="float">
            <text:p>17.231667</text:p>
          </table:table-cell>
          <table:table-cell table:formula="of:=[.C119]-[.C1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8" calcext:value-type="float">
            <text:p>7458</text:p>
          </table:table-cell>
          <table:table-cell office:value-type="float" office:value="1767.333333" calcext:value-type="float">
            <text:p>1767.333333</text:p>
          </table:table-cell>
          <table:table-cell office:value-type="float" office:value="1775" calcext:value-type="float">
            <text:p>1775</text:p>
          </table:table-cell>
          <table:table-cell office:value-type="float" office:value="17.319867" calcext:value-type="float">
            <text:p>17.319867</text:p>
          </table:table-cell>
          <table:table-cell table:formula="of:=[.C120]-[.C11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9" calcext:value-type="float">
            <text:p>7469</text:p>
          </table:table-cell>
          <table:table-cell office:value-type="float" office:value="1773.666667" calcext:value-type="float">
            <text:p>1773.666667</text:p>
          </table:table-cell>
          <table:table-cell office:value-type="float" office:value="1777.5" calcext:value-type="float">
            <text:p>1777.5</text:p>
          </table:table-cell>
          <table:table-cell office:value-type="float" office:value="17.381933" calcext:value-type="float">
            <text:p>17.381933</text:p>
          </table:table-cell>
          <table:table-cell table:formula="of:=[.C121]-[.C1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0" calcext:value-type="float">
            <text:p>7480</text:p>
          </table:table-cell>
          <table:table-cell office:value-type="float" office:value="1776.666667" calcext:value-type="float">
            <text:p>1776.666667</text:p>
          </table:table-cell>
          <table:table-cell office:value-type="float" office:value="1778.1" calcext:value-type="float">
            <text:p>1778.1</text:p>
          </table:table-cell>
          <table:table-cell office:value-type="float" office:value="17.411333" calcext:value-type="float">
            <text:p>17.411333</text:p>
          </table:table-cell>
          <table:table-cell table:formula="of:=[.C122]-[.C1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2" calcext:value-type="float">
            <text:p>7492</text:p>
          </table:table-cell>
          <table:table-cell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office:value-type="float" office:value="17.4244" calcext:value-type="float">
            <text:p>17.424400</text:p>
          </table:table-cell>
          <table:table-cell table:formula="of:=[.C123]-[.C12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3" calcext:value-type="float">
            <text:p>7503</text:p>
          </table:table-cell>
          <table:table-cell office:value-type="float" office:value="1779" calcext:value-type="float">
            <text:p>1779</text:p>
          </table:table-cell>
          <table:table-cell office:value-type="float" office:value="1780.7" calcext:value-type="float">
            <text:p>1780.7</text:p>
          </table:table-cell>
          <table:table-cell office:value-type="float" office:value="17.4342" calcext:value-type="float">
            <text:p>17.434200</text:p>
          </table:table-cell>
          <table:table-cell table:formula="of:=[.C124]-[.C1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4" calcext:value-type="float">
            <text:p>7514</text:p>
          </table:table-cell>
          <table:table-cell office:value-type="float" office:value="1780.666667" calcext:value-type="float">
            <text:p>1780.666667</text:p>
          </table:table-cell>
          <table:table-cell office:value-type="float" office:value="1782.3" calcext:value-type="float">
            <text:p>1782.3</text:p>
          </table:table-cell>
          <table:table-cell office:value-type="float" office:value="17.450533" calcext:value-type="float">
            <text:p>17.450533</text:p>
          </table:table-cell>
          <table:table-cell table:formula="of:=[.C125]-[.C1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6" calcext:value-type="float">
            <text:p>7526</text:p>
          </table:table-cell>
          <table:table-cell office:value-type="float" office:value="1781.666667" calcext:value-type="float">
            <text:p>1781.666667</text:p>
          </table:table-cell>
          <table:table-cell office:value-type="float" office:value="1782.9" calcext:value-type="float">
            <text:p>1782.9</text:p>
          </table:table-cell>
          <table:table-cell office:value-type="float" office:value="17.460333" calcext:value-type="float">
            <text:p>17.460333</text:p>
          </table:table-cell>
          <table:table-cell table:formula="of:=[.C126]-[.C12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7" calcext:value-type="float">
            <text:p>7537</text:p>
          </table:table-cell>
          <table:table-cell office:value-type="float" office:value="1784" calcext:value-type="float">
            <text:p>1784</text:p>
          </table:table-cell>
          <table:table-cell office:value-type="float" office:value="1787" calcext:value-type="float">
            <text:p>1787</text:p>
          </table:table-cell>
          <table:table-cell office:value-type="float" office:value="17.4832" calcext:value-type="float">
            <text:p>17.483200</text:p>
          </table:table-cell>
          <table:table-cell table:formula="of:=[.C127]-[.C1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1787.333333" calcext:value-type="float">
            <text:p>1787.333333</text:p>
          </table:table-cell>
          <table:table-cell office:value-type="float" office:value="1792.6" calcext:value-type="float">
            <text:p>1792.6</text:p>
          </table:table-cell>
          <table:table-cell office:value-type="float" office:value="17.515867" calcext:value-type="float">
            <text:p>17.515867</text:p>
          </table:table-cell>
          <table:table-cell table:formula="of:=[.C128]-[.C12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0" calcext:value-type="float">
            <text:p>7560</text:p>
          </table:table-cell>
          <table:table-cell office:value-type="float" office:value="1791.333333" calcext:value-type="float">
            <text:p>1791.333333</text:p>
          </table:table-cell>
          <table:table-cell office:value-type="float" office:value="1794.8" calcext:value-type="float">
            <text:p>1794.8</text:p>
          </table:table-cell>
          <table:table-cell office:value-type="float" office:value="17.555067" calcext:value-type="float">
            <text:p>17.555067</text:p>
          </table:table-cell>
          <table:table-cell table:formula="of:=[.C129]-[.C1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1" calcext:value-type="float">
            <text:p>7571</text:p>
          </table:table-cell>
          <table:table-cell office:value-type="float" office:value="1794.333333" calcext:value-type="float">
            <text:p>1794.333333</text:p>
          </table:table-cell>
          <table:table-cell office:value-type="float" office:value="1796.3" calcext:value-type="float">
            <text:p>1796.3</text:p>
          </table:table-cell>
          <table:table-cell office:value-type="float" office:value="17.584467" calcext:value-type="float">
            <text:p>17.584467</text:p>
          </table:table-cell>
          <table:table-cell table:formula="of:=[.C130]-[.C1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3" calcext:value-type="float">
            <text:p>7583</text:p>
          </table:table-cell>
          <table:table-cell office:value-type="float" office:value="1796.666667" calcext:value-type="float">
            <text:p>1796.666667</text:p>
          </table:table-cell>
          <table:table-cell office:value-type="float" office:value="1799.8" calcext:value-type="float">
            <text:p>1799.8</text:p>
          </table:table-cell>
          <table:table-cell office:value-type="float" office:value="17.607333" calcext:value-type="float">
            <text:p>17.607333</text:p>
          </table:table-cell>
          <table:table-cell table:formula="of:=[.C131]-[.C1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1799.666667" calcext:value-type="float">
            <text:p>1799.666667</text:p>
          </table:table-cell>
          <table:table-cell office:value-type="float" office:value="1803.7" calcext:value-type="float">
            <text:p>1803.7</text:p>
          </table:table-cell>
          <table:table-cell office:value-type="float" office:value="17.636733" calcext:value-type="float">
            <text:p>17.636733</text:p>
          </table:table-cell>
          <table:table-cell table:formula="of:=[.C132]-[.C1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6" calcext:value-type="float">
            <text:p>7606</text:p>
          </table:table-cell>
          <table:table-cell office:value-type="float" office:value="1801.666667" calcext:value-type="float">
            <text:p>1801.666667</text:p>
          </table:table-cell>
          <table:table-cell office:value-type="float" office:value="1801.8" calcext:value-type="float">
            <text:p>1801.8</text:p>
          </table:table-cell>
          <table:table-cell office:value-type="float" office:value="17.656333" calcext:value-type="float">
            <text:p>17.656333</text:p>
          </table:table-cell>
          <table:table-cell table:formula="of:=[.C133]-[.C1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7" calcext:value-type="float">
            <text:p>7617</text:p>
          </table:table-cell>
          <table:table-cell office:value-type="float" office:value="1801" calcext:value-type="float">
            <text:p>1801</text:p>
          </table:table-cell>
          <table:table-cell office:value-type="float" office:value="1798.4" calcext:value-type="float">
            <text:p>1798.4</text:p>
          </table:table-cell>
          <table:table-cell office:value-type="float" office:value="17.6498" calcext:value-type="float">
            <text:p>17.649800</text:p>
          </table:table-cell>
          <table:table-cell table:formula="of:=[.C134]-[.C1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8" calcext:value-type="float">
            <text:p>7628</text:p>
          </table:table-cell>
          <table:table-cell office:value-type="float" office:value="1799" calcext:value-type="float">
            <text:p>1799</text:p>
          </table:table-cell>
          <table:table-cell office:value-type="float" office:value="1797.1" calcext:value-type="float">
            <text:p>1797.1</text:p>
          </table:table-cell>
          <table:table-cell office:value-type="float" office:value="17.6302" calcext:value-type="float">
            <text:p>17.630200</text:p>
          </table:table-cell>
          <table:table-cell table:formula="of:=[.C135]-[.C1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0" calcext:value-type="float">
            <text:p>7640</text:p>
          </table:table-cell>
          <table:table-cell office:value-type="float" office:value="1798" calcext:value-type="float">
            <text:p>1798</text:p>
          </table:table-cell>
          <table:table-cell office:value-type="float" office:value="1799.1" calcext:value-type="float">
            <text:p>1799.1</text:p>
          </table:table-cell>
          <table:table-cell office:value-type="float" office:value="17.6204" calcext:value-type="float">
            <text:p>17.620400</text:p>
          </table:table-cell>
          <table:table-cell table:formula="of:=[.C136]-[.C13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1" calcext:value-type="float">
            <text:p>7651</text:p>
          </table:table-cell>
          <table:table-cell office:value-type="float" office:value="1799.666667" calcext:value-type="float">
            <text:p>1799.666667</text:p>
          </table:table-cell>
          <table:table-cell office:value-type="float" office:value="1803.3" calcext:value-type="float">
            <text:p>1803.3</text:p>
          </table:table-cell>
          <table:table-cell office:value-type="float" office:value="17.636733" calcext:value-type="float">
            <text:p>17.636733</text:p>
          </table:table-cell>
          <table:table-cell table:formula="of:=[.C137]-[.C1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3" calcext:value-type="float">
            <text:p>7663</text:p>
          </table:table-cell>
          <table:table-cell office:value-type="float" office:value="1802" calcext:value-type="float">
            <text:p>1802</text:p>
          </table:table-cell>
          <table:table-cell office:value-type="float" office:value="1803.7" calcext:value-type="float">
            <text:p>1803.7</text:p>
          </table:table-cell>
          <table:table-cell office:value-type="float" office:value="17.6596" calcext:value-type="float">
            <text:p>17.659600</text:p>
          </table:table-cell>
          <table:table-cell table:formula="of:=[.C138]-[.C1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4" calcext:value-type="float">
            <text:p>7674</text:p>
          </table:table-cell>
          <table:table-cell office:value-type="float" office:value="1802.666667" calcext:value-type="float">
            <text:p>1802.666667</text:p>
          </table:table-cell>
          <table:table-cell office:value-type="float" office:value="1801.8" calcext:value-type="float">
            <text:p>1801.8</text:p>
          </table:table-cell>
          <table:table-cell office:value-type="float" office:value="17.666133" calcext:value-type="float">
            <text:p>17.666133</text:p>
          </table:table-cell>
          <table:table-cell table:formula="of:=[.C139]-[.C1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5" calcext:value-type="float">
            <text:p>7685</text:p>
          </table:table-cell>
          <table:table-cell office:value-type="float" office:value="1801" calcext:value-type="float">
            <text:p>1801</text:p>
          </table:table-cell>
          <table:table-cell office:value-type="float" office:value="1797.8" calcext:value-type="float">
            <text:p>1797.8</text:p>
          </table:table-cell>
          <table:table-cell office:value-type="float" office:value="17.6498" calcext:value-type="float">
            <text:p>17.649800</text:p>
          </table:table-cell>
          <table:table-cell table:formula="of:=[.C140]-[.C1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7" calcext:value-type="float">
            <text:p>7697</text:p>
          </table:table-cell>
          <table:table-cell office:value-type="float" office:value="1796.333333" calcext:value-type="float">
            <text:p>1796.333333</text:p>
          </table:table-cell>
          <table:table-cell office:value-type="float" office:value="1790.2" calcext:value-type="float">
            <text:p>1790.2</text:p>
          </table:table-cell>
          <table:table-cell office:value-type="float" office:value="17.604067" calcext:value-type="float">
            <text:p>17.604067</text:p>
          </table:table-cell>
          <table:table-cell table:formula="of:=[.C141]-[.C14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1790" calcext:value-type="float">
            <text:p>1790</text:p>
          </table:table-cell>
          <table:table-cell office:value-type="float" office:value="1782.8" calcext:value-type="float">
            <text:p>1782.8</text:p>
          </table:table-cell>
          <table:table-cell office:value-type="float" office:value="17.542" calcext:value-type="float">
            <text:p>17.542000</text:p>
          </table:table-cell>
          <table:table-cell table:formula="of:=[.C142]-[.C1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1783" calcext:value-type="float">
            <text:p>1783</text:p>
          </table:table-cell>
          <table:table-cell office:value-type="float" office:value="1776.9" calcext:value-type="float">
            <text:p>1776.9</text:p>
          </table:table-cell>
          <table:table-cell office:value-type="float" office:value="17.4734" calcext:value-type="float">
            <text:p>17.473400</text:p>
          </table:table-cell>
          <table:table-cell table:formula="of:=[.C143]-[.C1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1" calcext:value-type="float">
            <text:p>7731</text:p>
          </table:table-cell>
          <table:table-cell office:value-type="float" office:value="1776.333333" calcext:value-type="float">
            <text:p>1776.333333</text:p>
          </table:table-cell>
          <table:table-cell office:value-type="float" office:value="1769.8" calcext:value-type="float">
            <text:p>1769.8</text:p>
          </table:table-cell>
          <table:table-cell office:value-type="float" office:value="17.408067" calcext:value-type="float">
            <text:p>17.408067</text:p>
          </table:table-cell>
          <table:table-cell table:formula="of:=[.C144]-[.C14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2" calcext:value-type="float">
            <text:p>7742</text:p>
          </table:table-cell>
          <table:table-cell office:value-type="float" office:value="1769" calcext:value-type="float">
            <text:p>1769</text:p>
          </table:table-cell>
          <table:table-cell office:value-type="float" office:value="1761" calcext:value-type="float">
            <text:p>1761</text:p>
          </table:table-cell>
          <table:table-cell office:value-type="float" office:value="17.3362" calcext:value-type="float">
            <text:p>17.336200</text:p>
          </table:table-cell>
          <table:table-cell table:formula="of:=[.C145]-[.C1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1759.666667" calcext:value-type="float">
            <text:p>1759.666667</text:p>
          </table:table-cell>
          <table:table-cell office:value-type="float" office:value="1748.9" calcext:value-type="float">
            <text:p>1748.9</text:p>
          </table:table-cell>
          <table:table-cell office:value-type="float" office:value="17.244733" calcext:value-type="float">
            <text:p>17.244733</text:p>
          </table:table-cell>
          <table:table-cell table:formula="of:=[.C146]-[.C14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5" calcext:value-type="float">
            <text:p>7765</text:p>
          </table:table-cell>
          <table:table-cell office:value-type="float" office:value="1747" calcext:value-type="float">
            <text:p>1747</text:p>
          </table:table-cell>
          <table:table-cell office:value-type="float" office:value="1731.8" calcext:value-type="float">
            <text:p>1731.8</text:p>
          </table:table-cell>
          <table:table-cell office:value-type="float" office:value="17.1206" calcext:value-type="float">
            <text:p>17.120600</text:p>
          </table:table-cell>
          <table:table-cell table:formula="of:=[.C147]-[.C1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6" calcext:value-type="float">
            <text:p>7776</text:p>
          </table:table-cell>
          <table:table-cell office:value-type="float" office:value="1730.666667" calcext:value-type="float">
            <text:p>1730.666667</text:p>
          </table:table-cell>
          <table:table-cell office:value-type="float" office:value="1711.6" calcext:value-type="float">
            <text:p>1711.6</text:p>
          </table:table-cell>
          <table:table-cell office:value-type="float" office:value="16.960533" calcext:value-type="float">
            <text:p>16.960533</text:p>
          </table:table-cell>
          <table:table-cell table:formula="of:=[.C148]-[.C1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8" calcext:value-type="float">
            <text:p>7788</text:p>
          </table:table-cell>
          <table:table-cell office:value-type="float" office:value="1711.666667" calcext:value-type="float">
            <text:p>1711.666667</text:p>
          </table:table-cell>
          <table:table-cell office:value-type="float" office:value="1692" calcext:value-type="float">
            <text:p>1692</text:p>
          </table:table-cell>
          <table:table-cell office:value-type="float" office:value="16.774333" calcext:value-type="float">
            <text:p>16.774333</text:p>
          </table:table-cell>
          <table:table-cell table:formula="of:=[.C149]-[.C14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9" calcext:value-type="float">
            <text:p>7799</text:p>
          </table:table-cell>
          <table:table-cell office:value-type="float" office:value="1693" calcext:value-type="float">
            <text:p>1693</text:p>
          </table:table-cell>
          <table:table-cell office:value-type="float" office:value="1676.3" calcext:value-type="float">
            <text:p>1676.3</text:p>
          </table:table-cell>
          <table:table-cell office:value-type="float" office:value="16.5914" calcext:value-type="float">
            <text:p>16.591400</text:p>
          </table:table-cell>
          <table:table-cell table:formula="of:=[.C150]-[.C1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1" calcext:value-type="float">
            <text:p>7811</text:p>
          </table:table-cell>
          <table:table-cell office:value-type="float" office:value="1678.333333" calcext:value-type="float">
            <text:p>1678.333333</text:p>
          </table:table-cell>
          <table:table-cell office:value-type="float" office:value="1666.9" calcext:value-type="float">
            <text:p>1666.9</text:p>
          </table:table-cell>
          <table:table-cell office:value-type="float" office:value="16.447667" calcext:value-type="float">
            <text:p>16.447667</text:p>
          </table:table-cell>
          <table:table-cell table:formula="of:=[.C151]-[.C15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2" calcext:value-type="float">
            <text:p>7822</text:p>
          </table:table-cell>
          <table:table-cell office:value-type="float" office:value="1666.666667" calcext:value-type="float">
            <text:p>1666.666667</text:p>
          </table:table-cell>
          <table:table-cell office:value-type="float" office:value="1657.5" calcext:value-type="float">
            <text:p>1657.5</text:p>
          </table:table-cell>
          <table:table-cell office:value-type="float" office:value="16.333333" calcext:value-type="float">
            <text:p>16.333333</text:p>
          </table:table-cell>
          <table:table-cell table:formula="of:=[.C152]-[.C1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3" calcext:value-type="float">
            <text:p>7833</text:p>
          </table:table-cell>
          <table:table-cell office:value-type="float" office:value="1655.333333" calcext:value-type="float">
            <text:p>1655.333333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.222267" calcext:value-type="float">
            <text:p>16.222267</text:p>
          </table:table-cell>
          <table:table-cell table:formula="of:=[.C153]-[.C1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5" calcext:value-type="float">
            <text:p>7845</text:p>
          </table:table-cell>
          <table:table-cell office:value-type="float" office:value="1642" calcext:value-type="float">
            <text:p>1642</text:p>
          </table:table-cell>
          <table:table-cell office:value-type="float" office:value="1626.3" calcext:value-type="float">
            <text:p>1626.3</text:p>
          </table:table-cell>
          <table:table-cell office:value-type="float" office:value="16.0916" calcext:value-type="float">
            <text:p>16.091600</text:p>
          </table:table-cell>
          <table:table-cell table:formula="of:=[.C154]-[.C15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6" calcext:value-type="float">
            <text:p>7856</text:p>
          </table:table-cell>
          <table:table-cell office:value-type="float" office:value="1627.333333" calcext:value-type="float">
            <text:p>1627.333333</text:p>
          </table:table-cell>
          <table:table-cell office:value-type="float" office:value="1613.2" calcext:value-type="float">
            <text:p>1613.2</text:p>
          </table:table-cell>
          <table:table-cell office:value-type="float" office:value="15.947867" calcext:value-type="float">
            <text:p>15.947867</text:p>
          </table:table-cell>
          <table:table-cell table:formula="of:=[.C155]-[.C1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7" calcext:value-type="float">
            <text:p>7867</text:p>
          </table:table-cell>
          <table:table-cell office:value-type="float" office:value="1614.333333" calcext:value-type="float">
            <text:p>1614.333333</text:p>
          </table:table-cell>
          <table:table-cell office:value-type="float" office:value="1604.1" calcext:value-type="float">
            <text:p>1604.1</text:p>
          </table:table-cell>
          <table:table-cell office:value-type="float" office:value="15.820467" calcext:value-type="float">
            <text:p>15.820467</text:p>
          </table:table-cell>
          <table:table-cell table:formula="of:=[.C156]-[.C1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1604.333333" calcext:value-type="float">
            <text:p>1604.333333</text:p>
          </table:table-cell>
          <table:table-cell office:value-type="float" office:value="1595.7" calcext:value-type="float">
            <text:p>1595.7</text:p>
          </table:table-cell>
          <table:table-cell office:value-type="float" office:value="15.722467" calcext:value-type="float">
            <text:p>15.722467</text:p>
          </table:table-cell>
          <table:table-cell table:formula="of:=[.C157]-[.C15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0" calcext:value-type="float">
            <text:p>7890</text:p>
          </table:table-cell>
          <table:table-cell office:value-type="float" office:value="1595.333333" calcext:value-type="float">
            <text:p>1595.333333</text:p>
          </table:table-cell>
          <table:table-cell office:value-type="float" office:value="1586.7" calcext:value-type="float">
            <text:p>1586.7</text:p>
          </table:table-cell>
          <table:table-cell office:value-type="float" office:value="15.634267" calcext:value-type="float">
            <text:p>15.634267</text:p>
          </table:table-cell>
          <table:table-cell table:formula="of:=[.C158]-[.C1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2" calcext:value-type="float">
            <text:p>7902</text:p>
          </table:table-cell>
          <table:table-cell office:value-type="float" office:value="1586.333333" calcext:value-type="float">
            <text:p>1586.333333</text:p>
          </table:table-cell>
          <table:table-cell office:value-type="float" office:value="1576.7" calcext:value-type="float">
            <text:p>1576.7</text:p>
          </table:table-cell>
          <table:table-cell office:value-type="float" office:value="15.546067" calcext:value-type="float">
            <text:p>15.546067</text:p>
          </table:table-cell>
          <table:table-cell table:formula="of:=[.C159]-[.C1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3" calcext:value-type="float">
            <text:p>7913</text:p>
          </table:table-cell>
          <table:table-cell office:value-type="float" office:value="1576.666667" calcext:value-type="float">
            <text:p>1576.666667</text:p>
          </table:table-cell>
          <table:table-cell office:value-type="float" office:value="1566.6" calcext:value-type="float">
            <text:p>1566.6</text:p>
          </table:table-cell>
          <table:table-cell office:value-type="float" office:value="15.451333" calcext:value-type="float">
            <text:p>15.451333</text:p>
          </table:table-cell>
          <table:table-cell table:formula="of:=[.C160]-[.C1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4" calcext:value-type="float">
            <text:p>7924</text:p>
          </table:table-cell>
          <table:table-cell office:value-type="float" office:value="1567" calcext:value-type="float">
            <text:p>1567</text:p>
          </table:table-cell>
          <table:table-cell office:value-type="float" office:value="1557.7" calcext:value-type="float">
            <text:p>1557.7</text:p>
          </table:table-cell>
          <table:table-cell office:value-type="float" office:value="15.3566" calcext:value-type="float">
            <text:p>15.356600</text:p>
          </table:table-cell>
          <table:table-cell table:formula="of:=[.C161]-[.C1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6" calcext:value-type="float">
            <text:p>7936</text:p>
          </table:table-cell>
          <table:table-cell office:value-type="float" office:value="1558" calcext:value-type="float">
            <text:p>1558</text:p>
          </table:table-cell>
          <table:table-cell office:value-type="float" office:value="1549.7" calcext:value-type="float">
            <text:p>1549.7</text:p>
          </table:table-cell>
          <table:table-cell office:value-type="float" office:value="15.2684" calcext:value-type="float">
            <text:p>15.268400</text:p>
          </table:table-cell>
          <table:table-cell table:formula="of:=[.C162]-[.C16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7" calcext:value-type="float">
            <text:p>7947</text:p>
          </table:table-cell>
          <table:table-cell office:value-type="float" office:value="1550" calcext:value-type="float">
            <text:p>1550</text:p>
          </table:table-cell>
          <table:table-cell office:value-type="float" office:value="1543.2" calcext:value-type="float">
            <text:p>1543.2</text:p>
          </table:table-cell>
          <table:table-cell office:value-type="float" office:value="15.19" calcext:value-type="float">
            <text:p>15.190000</text:p>
          </table:table-cell>
          <table:table-cell table:formula="of:=[.C163]-[.C1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9" calcext:value-type="float">
            <text:p>7959</text:p>
          </table:table-cell>
          <table:table-cell office:value-type="float" office:value="1543" calcext:value-type="float">
            <text:p>1543</text:p>
          </table:table-cell>
          <table:table-cell office:value-type="float" office:value="1536.7" calcext:value-type="float">
            <text:p>1536.7</text:p>
          </table:table-cell>
          <table:table-cell office:value-type="float" office:value="15.1214" calcext:value-type="float">
            <text:p>15.121400</text:p>
          </table:table-cell>
          <table:table-cell table:formula="of:=[.C164]-[.C16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0" calcext:value-type="float">
            <text:p>7970</text:p>
          </table:table-cell>
          <table:table-cell office:value-type="float" office:value="1536.333333" calcext:value-type="float">
            <text:p>1536.333333</text:p>
          </table:table-cell>
          <table:table-cell office:value-type="float" office:value="1529.4" calcext:value-type="float">
            <text:p>1529.4</text:p>
          </table:table-cell>
          <table:table-cell office:value-type="float" office:value="15.056067" calcext:value-type="float">
            <text:p>15.056067</text:p>
          </table:table-cell>
          <table:table-cell table:formula="of:=[.C165]-[.C1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1" calcext:value-type="float">
            <text:p>7981</text:p>
          </table:table-cell>
          <table:table-cell office:value-type="float" office:value="1529" calcext:value-type="float">
            <text:p>1529</text:p>
          </table:table-cell>
          <table:table-cell office:value-type="float" office:value="1520.9" calcext:value-type="float">
            <text:p>1520.9</text:p>
          </table:table-cell>
          <table:table-cell office:value-type="float" office:value="14.9842" calcext:value-type="float">
            <text:p>14.984200</text:p>
          </table:table-cell>
          <table:table-cell table:formula="of:=[.C166]-[.C1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3" calcext:value-type="float">
            <text:p>7993</text:p>
          </table:table-cell>
          <table:table-cell office:value-type="float" office:value="1521" calcext:value-type="float">
            <text:p>1521</text:p>
          </table:table-cell>
          <table:table-cell office:value-type="float" office:value="1513.2" calcext:value-type="float">
            <text:p>1513.2</text:p>
          </table:table-cell>
          <table:table-cell office:value-type="float" office:value="14.9058" calcext:value-type="float">
            <text:p>14.905800</text:p>
          </table:table-cell>
          <table:table-cell table:formula="of:=[.C167]-[.C16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4" calcext:value-type="float">
            <text:p>8004</text:p>
          </table:table-cell>
          <table:table-cell office:value-type="float" office:value="1512.666667" calcext:value-type="float">
            <text:p>1512.666667</text:p>
          </table:table-cell>
          <table:table-cell office:value-type="float" office:value="1504.8" calcext:value-type="float">
            <text:p>1504.8</text:p>
          </table:table-cell>
          <table:table-cell office:value-type="float" office:value="14.824133" calcext:value-type="float">
            <text:p>14.824133</text:p>
          </table:table-cell>
          <table:table-cell table:formula="of:=[.C168]-[.C1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6" calcext:value-type="float">
            <text:p>8016</text:p>
          </table:table-cell>
          <table:table-cell office:value-type="float" office:value="1505" calcext:value-type="float">
            <text:p>1505</text:p>
          </table:table-cell>
          <table:table-cell office:value-type="float" office:value="1497" calcext:value-type="float">
            <text:p>1497</text:p>
          </table:table-cell>
          <table:table-cell office:value-type="float" office:value="14.749" calcext:value-type="float">
            <text:p>14.749000</text:p>
          </table:table-cell>
          <table:table-cell table:formula="of:=[.C169]-[.C1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7" calcext:value-type="float">
            <text:p>8027</text:p>
          </table:table-cell>
          <table:table-cell office:value-type="float" office:value="1495.666667" calcext:value-type="float">
            <text:p>1495.666667</text:p>
          </table:table-cell>
          <table:table-cell office:value-type="float" office:value="1486.1" calcext:value-type="float">
            <text:p>1486.1</text:p>
          </table:table-cell>
          <table:table-cell office:value-type="float" office:value="14.657533" calcext:value-type="float">
            <text:p>14.657533</text:p>
          </table:table-cell>
          <table:table-cell table:formula="of:=[.C170]-[.C1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8" calcext:value-type="float">
            <text:p>8038</text:p>
          </table:table-cell>
          <table:table-cell office:value-type="float" office:value="1484.333333" calcext:value-type="float">
            <text:p>1484.333333</text:p>
          </table:table-cell>
          <table:table-cell office:value-type="float" office:value="1470.2" calcext:value-type="float">
            <text:p>1470.2</text:p>
          </table:table-cell>
          <table:table-cell office:value-type="float" office:value="14.546467" calcext:value-type="float">
            <text:p>14.546467</text:p>
          </table:table-cell>
          <table:table-cell table:formula="of:=[.C171]-[.C17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0" calcext:value-type="float">
            <text:p>8050</text:p>
          </table:table-cell>
          <table:table-cell office:value-type="float" office:value="1470.333333" calcext:value-type="float">
            <text:p>1470.333333</text:p>
          </table:table-cell>
          <table:table-cell office:value-type="float" office:value="1454.8" calcext:value-type="float">
            <text:p>1454.8</text:p>
          </table:table-cell>
          <table:table-cell office:value-type="float" office:value="14.409267" calcext:value-type="float">
            <text:p>14.409267</text:p>
          </table:table-cell>
          <table:table-cell table:formula="of:=[.C172]-[.C17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1" calcext:value-type="float">
            <text:p>8061</text:p>
          </table:table-cell>
          <table:table-cell office:value-type="float" office:value="1454.333333" calcext:value-type="float">
            <text:p>1454.333333</text:p>
          </table:table-cell>
          <table:table-cell office:value-type="float" office:value="1438.2" calcext:value-type="float">
            <text:p>1438.2</text:p>
          </table:table-cell>
          <table:table-cell office:value-type="float" office:value="14.252467" calcext:value-type="float">
            <text:p>14.252467</text:p>
          </table:table-cell>
          <table:table-cell table:formula="of:=[.C173]-[.C1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1438" calcext:value-type="float">
            <text:p>1438</text:p>
          </table:table-cell>
          <table:table-cell office:value-type="float" office:value="1421.3" calcext:value-type="float">
            <text:p>1421.3</text:p>
          </table:table-cell>
          <table:table-cell office:value-type="float" office:value="14.0924" calcext:value-type="float">
            <text:p>14.092400</text:p>
          </table:table-cell>
          <table:table-cell table:formula="of:=[.C174]-[.C1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4" calcext:value-type="float">
            <text:p>8084</text:p>
          </table:table-cell>
          <table:table-cell office:value-type="float" office:value="1421.666667" calcext:value-type="float">
            <text:p>1421.666667</text:p>
          </table:table-cell>
          <table:table-cell office:value-type="float" office:value="1406" calcext:value-type="float">
            <text:p>1406</text:p>
          </table:table-cell>
          <table:table-cell office:value-type="float" office:value="13.932333" calcext:value-type="float">
            <text:p>13.932333</text:p>
          </table:table-cell>
          <table:table-cell table:formula="of:=[.C175]-[.C17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5" calcext:value-type="float">
            <text:p>8095</text:p>
          </table:table-cell>
          <table:table-cell office:value-type="float" office:value="1405" calcext:value-type="float">
            <text:p>1405</text:p>
          </table:table-cell>
          <table:table-cell office:value-type="float" office:value="1387.9" calcext:value-type="float">
            <text:p>1387.9</text:p>
          </table:table-cell>
          <table:table-cell office:value-type="float" office:value="13.769" calcext:value-type="float">
            <text:p>13.769000</text:p>
          </table:table-cell>
          <table:table-cell table:formula="of:=[.C176]-[.C1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7" calcext:value-type="float">
            <text:p>8107</text:p>
          </table:table-cell>
          <table:table-cell office:value-type="float" office:value="1386.666667" calcext:value-type="float">
            <text:p>1386.666667</text:p>
          </table:table-cell>
          <table:table-cell office:value-type="float" office:value="1366.9" calcext:value-type="float">
            <text:p>1366.9</text:p>
          </table:table-cell>
          <table:table-cell office:value-type="float" office:value="13.589333" calcext:value-type="float">
            <text:p>13.589333</text:p>
          </table:table-cell>
          <table:table-cell table:formula="of:=[.C177]-[.C17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8" calcext:value-type="float">
            <text:p>8118</text:p>
          </table:table-cell>
          <table:table-cell office:value-type="float" office:value="1365.333333" calcext:value-type="float">
            <text:p>1365.333333</text:p>
          </table:table-cell>
          <table:table-cell office:value-type="float" office:value="1341.2" calcext:value-type="float">
            <text:p>1341.2</text:p>
          </table:table-cell>
          <table:table-cell office:value-type="float" office:value="13.380267" calcext:value-type="float">
            <text:p>13.380267</text:p>
          </table:table-cell>
          <table:table-cell table:formula="of:=[.C178]-[.C1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9" calcext:value-type="float">
            <text:p>8129</text:p>
          </table:table-cell>
          <table:table-cell office:value-type="float" office:value="1339.666667" calcext:value-type="float">
            <text:p>1339.666667</text:p>
          </table:table-cell>
          <table:table-cell office:value-type="float" office:value="1311.3" calcext:value-type="float">
            <text:p>1311.3</text:p>
          </table:table-cell>
          <table:table-cell office:value-type="float" office:value="13.128733" calcext:value-type="float">
            <text:p>13.128733</text:p>
          </table:table-cell>
          <table:table-cell table:formula="of:=[.C179]-[.C1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1" calcext:value-type="float">
            <text:p>8141</text:p>
          </table:table-cell>
          <table:table-cell office:value-type="float" office:value="1308.666667" calcext:value-type="float">
            <text:p>1308.666667</text:p>
          </table:table-cell>
          <table:table-cell office:value-type="float" office:value="1273.8" calcext:value-type="float">
            <text:p>1273.8</text:p>
          </table:table-cell>
          <table:table-cell office:value-type="float" office:value="12.824933" calcext:value-type="float">
            <text:p>12.824933</text:p>
          </table:table-cell>
          <table:table-cell table:formula="of:=[.C180]-[.C17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2" calcext:value-type="float">
            <text:p>8152</text:p>
          </table:table-cell>
          <table:table-cell office:value-type="float" office:value="1271.333333" calcext:value-type="float">
            <text:p>1271.333333</text:p>
          </table:table-cell>
          <table:table-cell office:value-type="float" office:value="1229.1" calcext:value-type="float">
            <text:p>1229.1</text:p>
          </table:table-cell>
          <table:table-cell office:value-type="float" office:value="12.459067" calcext:value-type="float">
            <text:p>12.459067</text:p>
          </table:table-cell>
          <table:table-cell table:formula="of:=[.C181]-[.C1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4" calcext:value-type="float">
            <text:p>8164</text:p>
          </table:table-cell>
          <table:table-cell office:value-type="float" office:value="1227" calcext:value-type="float">
            <text:p>1227</text:p>
          </table:table-cell>
          <table:table-cell office:value-type="float" office:value="1178.3" calcext:value-type="float">
            <text:p>1178.3</text:p>
          </table:table-cell>
          <table:table-cell office:value-type="float" office:value="12.0246" calcext:value-type="float">
            <text:p>12.024600</text:p>
          </table:table-cell>
          <table:table-cell table:formula="of:=[.C182]-[.C1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1178" calcext:value-type="float">
            <text:p>1178</text:p>
          </table:table-cell>
          <table:table-cell office:value-type="float" office:value="1127.2" calcext:value-type="float">
            <text:p>1127.2</text:p>
          </table:table-cell>
          <table:table-cell office:value-type="float" office:value="11.5444" calcext:value-type="float">
            <text:p>11.544400</text:p>
          </table:table-cell>
          <table:table-cell table:formula="of:=[.C183]-[.C1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6" calcext:value-type="float">
            <text:p>8186</text:p>
          </table:table-cell>
          <table:table-cell office:value-type="float" office:value="1128.666667" calcext:value-type="float">
            <text:p>1128.666667</text:p>
          </table:table-cell>
          <table:table-cell office:value-type="float" office:value="1081.1" calcext:value-type="float">
            <text:p>1081.1</text:p>
          </table:table-cell>
          <table:table-cell office:value-type="float" office:value="11.060933" calcext:value-type="float">
            <text:p>11.060933</text:p>
          </table:table-cell>
          <table:table-cell table:formula="of:=[.C184]-[.C1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1082.333333" calcext:value-type="float">
            <text:p>1082.333333</text:p>
          </table:table-cell>
          <table:table-cell office:value-type="float" office:value="1039.2" calcext:value-type="float">
            <text:p>1039.2</text:p>
          </table:table-cell>
          <table:table-cell office:value-type="float" office:value="10.606867" calcext:value-type="float">
            <text:p>10.606867</text:p>
          </table:table-cell>
          <table:table-cell table:formula="of:=[.C185]-[.C18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9" calcext:value-type="float">
            <text:p>8209</text:p>
          </table:table-cell>
          <table:table-cell office:value-type="float" office:value="1039.333333" calcext:value-type="float">
            <text:p>1039.333333</text:p>
          </table:table-cell>
          <table:table-cell office:value-type="float" office:value="997.9" calcext:value-type="float">
            <text:p>997.9</text:p>
          </table:table-cell>
          <table:table-cell office:value-type="float" office:value="10.185467" calcext:value-type="float">
            <text:p>10.185467</text:p>
          </table:table-cell>
          <table:table-cell table:formula="of:=[.C186]-[.C1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1" calcext:value-type="float">
            <text:p>8221</text:p>
          </table:table-cell>
          <table:table-cell office:value-type="float" office:value="996.666667" calcext:value-type="float">
            <text:p>996.666667</text:p>
          </table:table-cell>
          <table:table-cell office:value-type="float" office:value="953.4" calcext:value-type="float">
            <text:p>953.4</text:p>
          </table:table-cell>
          <table:table-cell office:value-type="float" office:value="9.767333" calcext:value-type="float">
            <text:p>9.767333</text:p>
          </table:table-cell>
          <table:table-cell table:formula="of:=[.C187]-[.C1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2" calcext:value-type="float">
            <text:p>8232</text:p>
          </table:table-cell>
          <table:table-cell office:value-type="float" office:value="954.666667" calcext:value-type="float">
            <text:p>954.666667</text:p>
          </table:table-cell>
          <table:table-cell office:value-type="float" office:value="913" calcext:value-type="float">
            <text:p>913</text:p>
          </table:table-cell>
          <table:table-cell office:value-type="float" office:value="9.355733" calcext:value-type="float">
            <text:p>9.355733</text:p>
          </table:table-cell>
          <table:table-cell table:formula="of:=[.C188]-[.C1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3" calcext:value-type="float">
            <text:p>8243</text:p>
          </table:table-cell>
          <table:table-cell office:value-type="float" office:value="914.666667" calcext:value-type="float">
            <text:p>914.666667</text:p>
          </table:table-cell>
          <table:table-cell office:value-type="float" office:value="877.6" calcext:value-type="float">
            <text:p>877.6</text:p>
          </table:table-cell>
          <table:table-cell office:value-type="float" office:value="8.963733" calcext:value-type="float">
            <text:p>8.963733</text:p>
          </table:table-cell>
          <table:table-cell table:formula="of:=[.C189]-[.C1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880" calcext:value-type="float">
            <text:p>880</text:p>
          </table:table-cell>
          <table:table-cell office:value-type="float" office:value="849.4" calcext:value-type="float">
            <text:p>849.4</text:p>
          </table:table-cell>
          <table:table-cell office:value-type="float" office:value="8.624" calcext:value-type="float">
            <text:p>8.624000</text:p>
          </table:table-cell>
          <table:table-cell table:formula="of:=[.C190]-[.C1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6" calcext:value-type="float">
            <text:p>8266</text:p>
          </table:table-cell>
          <table:table-cell office:value-type="float" office:value="852.333333" calcext:value-type="float">
            <text:p>852.333333</text:p>
          </table:table-cell>
          <table:table-cell office:value-type="float" office:value="830.1" calcext:value-type="float">
            <text:p>830.1</text:p>
          </table:table-cell>
          <table:table-cell office:value-type="float" office:value="8.352867" calcext:value-type="float">
            <text:p>8.352867</text:p>
          </table:table-cell>
          <table:table-cell table:formula="of:=[.C191]-[.C1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7" calcext:value-type="float">
            <text:p>8277</text:p>
          </table:table-cell>
          <table:table-cell office:value-type="float" office:value="832.666667" calcext:value-type="float">
            <text:p>832.666667</text:p>
          </table:table-cell>
          <table:table-cell office:value-type="float" office:value="819" calcext:value-type="float">
            <text:p>819</text:p>
          </table:table-cell>
          <table:table-cell office:value-type="float" office:value="8.160133" calcext:value-type="float">
            <text:p>8.160133</text:p>
          </table:table-cell>
          <table:table-cell table:formula="of:=[.C192]-[.C1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9" calcext:value-type="float">
            <text:p>8289</text:p>
          </table:table-cell>
          <table:table-cell office:value-type="float" office:value="822.333333" calcext:value-type="float">
            <text:p>822.333333</text:p>
          </table:table-cell>
          <table:table-cell office:value-type="float" office:value="818.5" calcext:value-type="float">
            <text:p>818.5</text:p>
          </table:table-cell>
          <table:table-cell office:value-type="float" office:value="8.058867" calcext:value-type="float">
            <text:p>8.058867</text:p>
          </table:table-cell>
          <table:table-cell table:formula="of:=[.C193]-[.C19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821" calcext:value-type="float">
            <text:p>821</text:p>
          </table:table-cell>
          <table:table-cell office:value-type="float" office:value="825.8" calcext:value-type="float">
            <text:p>825.8</text:p>
          </table:table-cell>
          <table:table-cell office:value-type="float" office:value="8.0458" calcext:value-type="float">
            <text:p>8.045800</text:p>
          </table:table-cell>
          <table:table-cell table:formula="of:=[.C194]-[.C1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2" calcext:value-type="float">
            <text:p>8312</text:p>
          </table:table-cell>
          <table:table-cell office:value-type="float" office:value="825" calcext:value-type="float">
            <text:p>825</text:p>
          </table:table-cell>
          <table:table-cell office:value-type="float" office:value="831.3" calcext:value-type="float">
            <text:p>831.3</text:p>
          </table:table-cell>
          <table:table-cell office:value-type="float" office:value="8.085" calcext:value-type="float">
            <text:p>8.085000</text:p>
          </table:table-cell>
          <table:table-cell table:formula="of:=[.C195]-[.C19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3" calcext:value-type="float">
            <text:p>8323</text:p>
          </table:table-cell>
          <table:table-cell office:value-type="float" office:value="829.333333" calcext:value-type="float">
            <text:p>829.333333</text:p>
          </table:table-cell>
          <table:table-cell office:value-type="float" office:value="830.9" calcext:value-type="float">
            <text:p>830.9</text:p>
          </table:table-cell>
          <table:table-cell office:value-type="float" office:value="8.127467" calcext:value-type="float">
            <text:p>8.127467</text:p>
          </table:table-cell>
          <table:table-cell table:formula="of:=[.C196]-[.C1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4" calcext:value-type="float">
            <text:p>8334</text:p>
          </table:table-cell>
          <table:table-cell office:value-type="float" office:value="830.333333" calcext:value-type="float">
            <text:p>830.333333</text:p>
          </table:table-cell>
          <table:table-cell office:value-type="float" office:value="828.9" calcext:value-type="float">
            <text:p>828.9</text:p>
          </table:table-cell>
          <table:table-cell office:value-type="float" office:value="8.137267" calcext:value-type="float">
            <text:p>8.137267</text:p>
          </table:table-cell>
          <table:table-cell table:formula="of:=[.C197]-[.C1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6" calcext:value-type="float">
            <text:p>8346</text:p>
          </table:table-cell>
          <table:table-cell office:value-type="float" office:value="829" calcext:value-type="float">
            <text:p>829</text:p>
          </table:table-cell>
          <table:table-cell office:value-type="float" office:value="827.4" calcext:value-type="float">
            <text:p>827.4</text:p>
          </table:table-cell>
          <table:table-cell office:value-type="float" office:value="8.1242" calcext:value-type="float">
            <text:p>8.124200</text:p>
          </table:table-cell>
          <table:table-cell table:formula="of:=[.C198]-[.C19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7" calcext:value-type="float">
            <text:p>8357</text:p>
          </table:table-cell>
          <table:table-cell office:value-type="float" office:value="827" calcext:value-type="float">
            <text:p>827</text:p>
          </table:table-cell>
          <table:table-cell office:value-type="float" office:value="824.7" calcext:value-type="float">
            <text:p>824.7</text:p>
          </table:table-cell>
          <table:table-cell office:value-type="float" office:value="8.1046" calcext:value-type="float">
            <text:p>8.104600</text:p>
          </table:table-cell>
          <table:table-cell table:formula="of:=[.C199]-[.C1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9" calcext:value-type="float">
            <text:p>8369</text:p>
          </table:table-cell>
          <table:table-cell office:value-type="float" office:value="824.333333" calcext:value-type="float">
            <text:p>824.333333</text:p>
          </table:table-cell>
          <table:table-cell office:value-type="float" office:value="821.1" calcext:value-type="float">
            <text:p>821.1</text:p>
          </table:table-cell>
          <table:table-cell office:value-type="float" office:value="8.078467" calcext:value-type="float">
            <text:p>8.078467</text:p>
          </table:table-cell>
          <table:table-cell table:formula="of:=[.C200]-[.C1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0" calcext:value-type="float">
            <text:p>8380</text:p>
          </table:table-cell>
          <table:table-cell office:value-type="float" office:value="821.333333" calcext:value-type="float">
            <text:p>821.333333</text:p>
          </table:table-cell>
          <table:table-cell office:value-type="float" office:value="819" calcext:value-type="float">
            <text:p>819</text:p>
          </table:table-cell>
          <table:table-cell office:value-type="float" office:value="8.049067" calcext:value-type="float">
            <text:p>8.049067</text:p>
          </table:table-cell>
          <table:table-cell table:formula="of:=[.C201]-[.C2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1" calcext:value-type="float">
            <text:p>8391</text:p>
          </table:table-cell>
          <table:table-cell office:value-type="float" office:value="818" calcext:value-type="float">
            <text:p>818</text:p>
          </table:table-cell>
          <table:table-cell office:value-type="float" office:value="814.7" calcext:value-type="float">
            <text:p>814.7</text:p>
          </table:table-cell>
          <table:table-cell office:value-type="float" office:value="8.0164" calcext:value-type="float">
            <text:p>8.016400</text:p>
          </table:table-cell>
          <table:table-cell table:formula="of:=[.C202]-[.C2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3" calcext:value-type="float">
            <text:p>8403</text:p>
          </table:table-cell>
          <table:table-cell office:value-type="float" office:value="813.333333" calcext:value-type="float">
            <text:p>813.333333</text:p>
          </table:table-cell>
          <table:table-cell office:value-type="float" office:value="807.1" calcext:value-type="float">
            <text:p>807.1</text:p>
          </table:table-cell>
          <table:table-cell office:value-type="float" office:value="7.970667" calcext:value-type="float">
            <text:p>7.970667</text:p>
          </table:table-cell>
          <table:table-cell table:formula="of:=[.C203]-[.C20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4" calcext:value-type="float">
            <text:p>8414</text:p>
          </table:table-cell>
          <table:table-cell office:value-type="float" office:value="806.666667" calcext:value-type="float">
            <text:p>806.666667</text:p>
          </table:table-cell>
          <table:table-cell office:value-type="float" office:value="798.7" calcext:value-type="float">
            <text:p>798.7</text:p>
          </table:table-cell>
          <table:table-cell office:value-type="float" office:value="7.905333" calcext:value-type="float">
            <text:p>7.905333</text:p>
          </table:table-cell>
          <table:table-cell table:formula="of:=[.C204]-[.C20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5" calcext:value-type="float">
            <text:p>8425</text:p>
          </table:table-cell>
          <table:table-cell office:value-type="float" office:value="798.333333" calcext:value-type="float">
            <text:p>798.333333</text:p>
          </table:table-cell>
          <table:table-cell office:value-type="float" office:value="789.3" calcext:value-type="float">
            <text:p>789.3</text:p>
          </table:table-cell>
          <table:table-cell office:value-type="float" office:value="7.823667" calcext:value-type="float">
            <text:p>7.823667</text:p>
          </table:table-cell>
          <table:table-cell table:formula="of:=[.C205]-[.C2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7" calcext:value-type="float">
            <text:p>8437</text:p>
          </table:table-cell>
          <table:table-cell office:value-type="float" office:value="789" calcext:value-type="float">
            <text:p>789</text:p>
          </table:table-cell>
          <table:table-cell office:value-type="float" office:value="779.3" calcext:value-type="float">
            <text:p>779.3</text:p>
          </table:table-cell>
          <table:table-cell office:value-type="float" office:value="7.7322" calcext:value-type="float">
            <text:p>7.732200</text:p>
          </table:table-cell>
          <table:table-cell table:formula="of:=[.C206]-[.C2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8" calcext:value-type="float">
            <text:p>8448</text:p>
          </table:table-cell>
          <table:table-cell office:value-type="float" office:value="778.666667" calcext:value-type="float">
            <text:p>778.666667</text:p>
          </table:table-cell>
          <table:table-cell office:value-type="float" office:value="767.9" calcext:value-type="float">
            <text:p>767.9</text:p>
          </table:table-cell>
          <table:table-cell office:value-type="float" office:value="7.630933" calcext:value-type="float">
            <text:p>7.630933</text:p>
          </table:table-cell>
          <table:table-cell table:formula="of:=[.C207]-[.C2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0" calcext:value-type="float">
            <text:p>8460</text:p>
          </table:table-cell>
          <table:table-cell office:value-type="float" office:value="767.333333" calcext:value-type="float">
            <text:p>767.333333</text:p>
          </table:table-cell>
          <table:table-cell office:value-type="float" office:value="755.4" calcext:value-type="float">
            <text:p>755.4</text:p>
          </table:table-cell>
          <table:table-cell office:value-type="float" office:value="7.519867" calcext:value-type="float">
            <text:p>7.519867</text:p>
          </table:table-cell>
          <table:table-cell table:formula="of:=[.C208]-[.C20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1" calcext:value-type="float">
            <text:p>8471</text:p>
          </table:table-cell>
          <table:table-cell office:value-type="float" office:value="755" calcext:value-type="float">
            <text:p>755</text:p>
          </table:table-cell>
          <table:table-cell office:value-type="float" office:value="742.2" calcext:value-type="float">
            <text:p>742.2</text:p>
          </table:table-cell>
          <table:table-cell office:value-type="float" office:value="7.399" calcext:value-type="float">
            <text:p>7.399000</text:p>
          </table:table-cell>
          <table:table-cell table:formula="of:=[.C209]-[.C20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2" calcext:value-type="float">
            <text:p>8482</text:p>
          </table:table-cell>
          <table:table-cell office:value-type="float" office:value="742.666667" calcext:value-type="float">
            <text:p>742.666667</text:p>
          </table:table-cell>
          <table:table-cell office:value-type="float" office:value="731.3" calcext:value-type="float">
            <text:p>731.3</text:p>
          </table:table-cell>
          <table:table-cell office:value-type="float" office:value="7.278133" calcext:value-type="float">
            <text:p>7.278133</text:p>
          </table:table-cell>
          <table:table-cell table:formula="of:=[.C210]-[.C2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4" calcext:value-type="float">
            <text:p>8494</text:p>
          </table:table-cell>
          <table:table-cell office:value-type="float" office:value="732" calcext:value-type="float">
            <text:p>732</text:p>
          </table:table-cell>
          <table:table-cell office:value-type="float" office:value="723.4" calcext:value-type="float">
            <text:p>723.4</text:p>
          </table:table-cell>
          <table:table-cell office:value-type="float" office:value="7.1736" calcext:value-type="float">
            <text:p>7.173600</text:p>
          </table:table-cell>
          <table:table-cell table:formula="of:=[.C211]-[.C2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5" calcext:value-type="float">
            <text:p>8505</text:p>
          </table:table-cell>
          <table:table-cell office:value-type="float" office:value="723.666667" calcext:value-type="float">
            <text:p>723.666667</text:p>
          </table:table-cell>
          <table:table-cell office:value-type="float" office:value="716.5" calcext:value-type="float">
            <text:p>716.5</text:p>
          </table:table-cell>
          <table:table-cell office:value-type="float" office:value="7.091933" calcext:value-type="float">
            <text:p>7.091933</text:p>
          </table:table-cell>
          <table:table-cell table:formula="of:=[.C212]-[.C2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7" calcext:value-type="float">
            <text:p>8517</text:p>
          </table:table-cell>
          <table:table-cell office:value-type="float" office:value="717" calcext:value-type="float">
            <text:p>717</text:p>
          </table:table-cell>
          <table:table-cell office:value-type="float" office:value="711.1" calcext:value-type="float">
            <text:p>711.1</text:p>
          </table:table-cell>
          <table:table-cell office:value-type="float" office:value="7.0266" calcext:value-type="float">
            <text:p>7.026600</text:p>
          </table:table-cell>
          <table:table-cell table:formula="of:=[.C213]-[.C2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8" calcext:value-type="float">
            <text:p>8528</text:p>
          </table:table-cell>
          <table:table-cell office:value-type="float" office:value="711.333333" calcext:value-type="float">
            <text:p>711.333333</text:p>
          </table:table-cell>
          <table:table-cell office:value-type="float" office:value="706.5" calcext:value-type="float">
            <text:p>706.5</text:p>
          </table:table-cell>
          <table:table-cell office:value-type="float" office:value="6.971067" calcext:value-type="float">
            <text:p>6.971067</text:p>
          </table:table-cell>
          <table:table-cell table:formula="of:=[.C214]-[.C2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9" calcext:value-type="float">
            <text:p>8539</text:p>
          </table:table-cell>
          <table:table-cell office:value-type="float" office:value="706.666667" calcext:value-type="float">
            <text:p>706.666667</text:p>
          </table:table-cell>
          <table:table-cell office:value-type="float" office:value="702.7" calcext:value-type="float">
            <text:p>702.7</text:p>
          </table:table-cell>
          <table:table-cell office:value-type="float" office:value="6.925333" calcext:value-type="float">
            <text:p>6.925333</text:p>
          </table:table-cell>
          <table:table-cell table:formula="of:=[.C215]-[.C2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1" calcext:value-type="float">
            <text:p>8551</text:p>
          </table:table-cell>
          <table:table-cell office:value-type="float" office:value="703.333333" calcext:value-type="float">
            <text:p>703.333333</text:p>
          </table:table-cell>
          <table:table-cell office:value-type="float" office:value="701.3" calcext:value-type="float">
            <text:p>701.3</text:p>
          </table:table-cell>
          <table:table-cell office:value-type="float" office:value="6.892667" calcext:value-type="float">
            <text:p>6.892667</text:p>
          </table:table-cell>
          <table:table-cell table:formula="of:=[.C216]-[.C2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2" calcext:value-type="float">
            <text:p>8562</text:p>
          </table:table-cell>
          <table:table-cell office:value-type="float" office:value="701.666667" calcext:value-type="float">
            <text:p>701.666667</text:p>
          </table:table-cell>
          <table:table-cell office:value-type="float" office:value="701.1" calcext:value-type="float">
            <text:p>701.1</text:p>
          </table:table-cell>
          <table:table-cell office:value-type="float" office:value="6.876333" calcext:value-type="float">
            <text:p>6.876333</text:p>
          </table:table-cell>
          <table:table-cell table:formula="of:=[.C217]-[.C2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4" calcext:value-type="float">
            <text:p>8574</text:p>
          </table:table-cell>
          <table:table-cell office:value-type="float" office:value="701.333333" calcext:value-type="float">
            <text:p>701.333333</text:p>
          </table:table-cell>
          <table:table-cell office:value-type="float" office:value="701.7" calcext:value-type="float">
            <text:p>701.7</text:p>
          </table:table-cell>
          <table:table-cell office:value-type="float" office:value="6.873067" calcext:value-type="float">
            <text:p>6.873067</text:p>
          </table:table-cell>
          <table:table-cell table:formula="of:=[.C218]-[.C21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5" calcext:value-type="float">
            <text:p>8585</text:p>
          </table:table-cell>
          <table:table-cell office:value-type="float" office:value="701" calcext:value-type="float">
            <text:p>701</text:p>
          </table:table-cell>
          <table:table-cell office:value-type="float" office:value="700.7" calcext:value-type="float">
            <text:p>700.7</text:p>
          </table:table-cell>
          <table:table-cell office:value-type="float" office:value="6.8698" calcext:value-type="float">
            <text:p>6.869800</text:p>
          </table:table-cell>
          <table:table-cell table:formula="of:=[.C219]-[.C2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6" calcext:value-type="float">
            <text:p>8596</text:p>
          </table:table-cell>
          <table:table-cell office:value-type="float" office:value="700" calcext:value-type="float">
            <text:p>700</text:p>
          </table:table-cell>
          <table:table-cell office:value-type="float" office:value="698.1" calcext:value-type="float">
            <text:p>698.1</text:p>
          </table:table-cell>
          <table:table-cell office:value-type="float" office:value="6.86" calcext:value-type="float">
            <text:p>6.860000</text:p>
          </table:table-cell>
          <table:table-cell table:formula="of:=[.C220]-[.C2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8" calcext:value-type="float">
            <text:p>8608</text:p>
          </table:table-cell>
          <table:table-cell office:value-type="float" office:value="698.666667" calcext:value-type="float">
            <text:p>698.666667</text:p>
          </table:table-cell>
          <table:table-cell office:value-type="float" office:value="697.5" calcext:value-type="float">
            <text:p>697.5</text:p>
          </table:table-cell>
          <table:table-cell office:value-type="float" office:value="6.846933" calcext:value-type="float">
            <text:p>6.846933</text:p>
          </table:table-cell>
          <table:table-cell table:formula="of:=[.C221]-[.C2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9" calcext:value-type="float">
            <text:p>8619</text:p>
          </table:table-cell>
          <table:table-cell office:value-type="float" office:value="697.666667" calcext:value-type="float">
            <text:p>697.666667</text:p>
          </table:table-cell>
          <table:table-cell office:value-type="float" office:value="697.8" calcext:value-type="float">
            <text:p>697.8</text:p>
          </table:table-cell>
          <table:table-cell office:value-type="float" office:value="6.837133" calcext:value-type="float">
            <text:p>6.837133</text:p>
          </table:table-cell>
          <table:table-cell table:formula="of:=[.C222]-[.C2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0" calcext:value-type="float">
            <text:p>8630</text:p>
          </table:table-cell>
          <table:table-cell office:value-type="float" office:value="698" calcext:value-type="float">
            <text:p>698</text:p>
          </table:table-cell>
          <table:table-cell office:value-type="float" office:value="699.5" calcext:value-type="float">
            <text:p>699.5</text:p>
          </table:table-cell>
          <table:table-cell office:value-type="float" office:value="6.8404" calcext:value-type="float">
            <text:p>6.840400</text:p>
          </table:table-cell>
          <table:table-cell table:formula="of:=[.C223]-[.C2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2" calcext:value-type="float">
            <text:p>8642</text:p>
          </table:table-cell>
          <table:table-cell office:value-type="float" office:value="700" calcext:value-type="float">
            <text:p>700</text:p>
          </table:table-cell>
          <table:table-cell office:value-type="float" office:value="702.8" calcext:value-type="float">
            <text:p>702.8</text:p>
          </table:table-cell>
          <table:table-cell office:value-type="float" office:value="6.86" calcext:value-type="float">
            <text:p>6.860000</text:p>
          </table:table-cell>
          <table:table-cell table:formula="of:=[.C224]-[.C2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3" calcext:value-type="float">
            <text:p>8653</text:p>
          </table:table-cell>
          <table:table-cell office:value-type="float" office:value="701.666667" calcext:value-type="float">
            <text:p>701.666667</text:p>
          </table:table-cell>
          <table:table-cell office:value-type="float" office:value="703" calcext:value-type="float">
            <text:p>703</text:p>
          </table:table-cell>
          <table:table-cell office:value-type="float" office:value="6.876333" calcext:value-type="float">
            <text:p>6.876333</text:p>
          </table:table-cell>
          <table:table-cell table:formula="of:=[.C225]-[.C2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5" calcext:value-type="float">
            <text:p>8665</text:p>
          </table:table-cell>
          <table:table-cell office:value-type="float" office:value="703" calcext:value-type="float">
            <text:p>703</text:p>
          </table:table-cell>
          <table:table-cell office:value-type="float" office:value="703.5" calcext:value-type="float">
            <text:p>703.5</text:p>
          </table:table-cell>
          <table:table-cell office:value-type="float" office:value="6.8894" calcext:value-type="float">
            <text:p>6.889400</text:p>
          </table:table-cell>
          <table:table-cell table:formula="of:=[.C226]-[.C22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6" calcext:value-type="float">
            <text:p>8676</text:p>
          </table:table-cell>
          <table:table-cell office:value-type="float" office:value="704.666667" calcext:value-type="float">
            <text:p>704.666667</text:p>
          </table:table-cell>
          <table:table-cell office:value-type="float" office:value="707.9" calcext:value-type="float">
            <text:p>707.9</text:p>
          </table:table-cell>
          <table:table-cell office:value-type="float" office:value="6.905733" calcext:value-type="float">
            <text:p>6.905733</text:p>
          </table:table-cell>
          <table:table-cell table:formula="of:=[.C227]-[.C2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7" calcext:value-type="float">
            <text:p>8687</text:p>
          </table:table-cell>
          <table:table-cell office:value-type="float" office:value="707.666667" calcext:value-type="float">
            <text:p>707.666667</text:p>
          </table:table-cell>
          <table:table-cell office:value-type="float" office:value="712" calcext:value-type="float">
            <text:p>712</text:p>
          </table:table-cell>
          <table:table-cell office:value-type="float" office:value="6.935133" calcext:value-type="float">
            <text:p>6.935133</text:p>
          </table:table-cell>
          <table:table-cell table:formula="of:=[.C228]-[.C2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9" calcext:value-type="float">
            <text:p>8699</text:p>
          </table:table-cell>
          <table:table-cell office:value-type="float" office:value="710.666667" calcext:value-type="float">
            <text:p>710.666667</text:p>
          </table:table-cell>
          <table:table-cell office:value-type="float" office:value="712.9" calcext:value-type="float">
            <text:p>712.9</text:p>
          </table:table-cell>
          <table:table-cell office:value-type="float" office:value="6.964533" calcext:value-type="float">
            <text:p>6.964533</text:p>
          </table:table-cell>
          <table:table-cell table:formula="of:=[.C229]-[.C2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0" calcext:value-type="float">
            <text:p>8710</text:p>
          </table:table-cell>
          <table:table-cell office:value-type="float" office:value="711.666667" calcext:value-type="float">
            <text:p>711.666667</text:p>
          </table:table-cell>
          <table:table-cell office:value-type="float" office:value="711" calcext:value-type="float">
            <text:p>711</text:p>
          </table:table-cell>
          <table:table-cell office:value-type="float" office:value="6.974333" calcext:value-type="float">
            <text:p>6.974333</text:p>
          </table:table-cell>
          <table:table-cell table:formula="of:=[.C230]-[.C2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2" calcext:value-type="float">
            <text:p>8722</text:p>
          </table:table-cell>
          <table:table-cell office:value-type="float" office:value="710.333333" calcext:value-type="float">
            <text:p>710.333333</text:p>
          </table:table-cell>
          <table:table-cell office:value-type="float" office:value="708" calcext:value-type="float">
            <text:p>708</text:p>
          </table:table-cell>
          <table:table-cell office:value-type="float" office:value="6.961267" calcext:value-type="float">
            <text:p>6.961267</text:p>
          </table:table-cell>
          <table:table-cell table:formula="of:=[.C231]-[.C2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3" calcext:value-type="float">
            <text:p>8733</text:p>
          </table:table-cell>
          <table:table-cell office:value-type="float" office:value="708.333333" calcext:value-type="float">
            <text:p>708.333333</text:p>
          </table:table-cell>
          <table:table-cell office:value-type="float" office:value="706.1" calcext:value-type="float">
            <text:p>706.1</text:p>
          </table:table-cell>
          <table:table-cell office:value-type="float" office:value="6.941667" calcext:value-type="float">
            <text:p>6.941667</text:p>
          </table:table-cell>
          <table:table-cell table:formula="of:=[.C232]-[.C2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4" calcext:value-type="float">
            <text:p>8744</text:p>
          </table:table-cell>
          <table:table-cell office:value-type="float" office:value="706.333333" calcext:value-type="float">
            <text:p>706.333333</text:p>
          </table:table-cell>
          <table:table-cell office:value-type="float" office:value="705.4" calcext:value-type="float">
            <text:p>705.4</text:p>
          </table:table-cell>
          <table:table-cell office:value-type="float" office:value="6.922067" calcext:value-type="float">
            <text:p>6.922067</text:p>
          </table:table-cell>
          <table:table-cell table:formula="of:=[.C233]-[.C2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6" calcext:value-type="float">
            <text:p>8756</text:p>
          </table:table-cell>
          <table:table-cell office:value-type="float" office:value="705.333333" calcext:value-type="float">
            <text:p>705.333333</text:p>
          </table:table-cell>
          <table:table-cell office:value-type="float" office:value="704.5" calcext:value-type="float">
            <text:p>704.5</text:p>
          </table:table-cell>
          <table:table-cell office:value-type="float" office:value="6.912267" calcext:value-type="float">
            <text:p>6.912267</text:p>
          </table:table-cell>
          <table:table-cell table:formula="of:=[.C234]-[.C2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7" calcext:value-type="float">
            <text:p>8767</text:p>
          </table:table-cell>
          <table:table-cell office:value-type="float" office:value="704.333333" calcext:value-type="float">
            <text:p>704.333333</text:p>
          </table:table-cell>
          <table:table-cell office:value-type="float" office:value="703.7" calcext:value-type="float">
            <text:p>703.7</text:p>
          </table:table-cell>
          <table:table-cell office:value-type="float" office:value="6.902467" calcext:value-type="float">
            <text:p>6.902467</text:p>
          </table:table-cell>
          <table:table-cell table:formula="of:=[.C235]-[.C2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9" calcext:value-type="float">
            <text:p>8779</text:p>
          </table:table-cell>
          <table:table-cell office:value-type="float" office:value="703.333333" calcext:value-type="float">
            <text:p>703.333333</text:p>
          </table:table-cell>
          <table:table-cell office:value-type="float" office:value="702.6" calcext:value-type="float">
            <text:p>702.6</text:p>
          </table:table-cell>
          <table:table-cell office:value-type="float" office:value="6.892667" calcext:value-type="float">
            <text:p>6.892667</text:p>
          </table:table-cell>
          <table:table-cell table:formula="of:=[.C236]-[.C23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0" calcext:value-type="float">
            <text:p>8790</text:p>
          </table:table-cell>
          <table:table-cell office:value-type="float" office:value="702.333333" calcext:value-type="float">
            <text:p>702.333333</text:p>
          </table:table-cell>
          <table:table-cell office:value-type="float" office:value="701.5" calcext:value-type="float">
            <text:p>701.5</text:p>
          </table:table-cell>
          <table:table-cell office:value-type="float" office:value="6.882867" calcext:value-type="float">
            <text:p>6.882867</text:p>
          </table:table-cell>
          <table:table-cell table:formula="of:=[.C237]-[.C2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1" calcext:value-type="float">
            <text:p>8801</text:p>
          </table:table-cell>
          <table:table-cell office:value-type="float" office:value="700.666667" calcext:value-type="float">
            <text:p>700.666667</text:p>
          </table:table-cell>
          <table:table-cell office:value-type="float" office:value="698.8" calcext:value-type="float">
            <text:p>698.8</text:p>
          </table:table-cell>
          <table:table-cell office:value-type="float" office:value="6.866533" calcext:value-type="float">
            <text:p>6.866533</text:p>
          </table:table-cell>
          <table:table-cell table:formula="of:=[.C238]-[.C2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3" calcext:value-type="float">
            <text:p>8813</text:p>
          </table:table-cell>
          <table:table-cell office:value-type="float" office:value="697.666667" calcext:value-type="float">
            <text:p>697.666667</text:p>
          </table:table-cell>
          <table:table-cell office:value-type="float" office:value="692.7" calcext:value-type="float">
            <text:p>692.7</text:p>
          </table:table-cell>
          <table:table-cell office:value-type="float" office:value="6.837133" calcext:value-type="float">
            <text:p>6.837133</text:p>
          </table:table-cell>
          <table:table-cell table:formula="of:=[.C239]-[.C23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4" calcext:value-type="float">
            <text:p>8824</text:p>
          </table:table-cell>
          <table:table-cell office:value-type="float" office:value="692" calcext:value-type="float">
            <text:p>692</text:p>
          </table:table-cell>
          <table:table-cell office:value-type="float" office:value="684.7" calcext:value-type="float">
            <text:p>684.7</text:p>
          </table:table-cell>
          <table:table-cell office:value-type="float" office:value="6.7816" calcext:value-type="float">
            <text:p>6.781600</text:p>
          </table:table-cell>
          <table:table-cell table:formula="of:=[.C240]-[.C2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5" calcext:value-type="float">
            <text:p>8835</text:p>
          </table:table-cell>
          <table:table-cell office:value-type="float" office:value="684.666667" calcext:value-type="float">
            <text:p>684.666667</text:p>
          </table:table-cell>
          <table:table-cell office:value-type="float" office:value="676.7" calcext:value-type="float">
            <text:p>676.7</text:p>
          </table:table-cell>
          <table:table-cell office:value-type="float" office:value="6.709733" calcext:value-type="float">
            <text:p>6.709733</text:p>
          </table:table-cell>
          <table:table-cell table:formula="of:=[.C241]-[.C2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7" calcext:value-type="float">
            <text:p>8847</text:p>
          </table:table-cell>
          <table:table-cell office:value-type="float" office:value="675.666667" calcext:value-type="float">
            <text:p>675.666667</text:p>
          </table:table-cell>
          <table:table-cell office:value-type="float" office:value="666.4" calcext:value-type="float">
            <text:p>666.4</text:p>
          </table:table-cell>
          <table:table-cell office:value-type="float" office:value="6.621533" calcext:value-type="float">
            <text:p>6.621533</text:p>
          </table:table-cell>
          <table:table-cell table:formula="of:=[.C242]-[.C24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8" calcext:value-type="float">
            <text:p>8858</text:p>
          </table:table-cell>
          <table:table-cell office:value-type="float" office:value="666" calcext:value-type="float">
            <text:p>666</text:p>
          </table:table-cell>
          <table:table-cell office:value-type="float" office:value="655.2" calcext:value-type="float">
            <text:p>655.2</text:p>
          </table:table-cell>
          <table:table-cell office:value-type="float" office:value="6.5268" calcext:value-type="float">
            <text:p>6.526800</text:p>
          </table:table-cell>
          <table:table-cell table:formula="of:=[.C243]-[.C2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0" calcext:value-type="float">
            <text:p>8870</text:p>
          </table:table-cell>
          <table:table-cell office:value-type="float" office:value="655" calcext:value-type="float">
            <text:p>655</text:p>
          </table:table-cell>
          <table:table-cell office:value-type="float" office:value="644.2" calcext:value-type="float">
            <text:p>644.2</text:p>
          </table:table-cell>
          <table:table-cell office:value-type="float" office:value="6.419" calcext:value-type="float">
            <text:p>6.419000</text:p>
          </table:table-cell>
          <table:table-cell table:formula="of:=[.C244]-[.C24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1" calcext:value-type="float">
            <text:p>8881</text:p>
          </table:table-cell>
          <table:table-cell office:value-type="float" office:value="644.666667" calcext:value-type="float">
            <text:p>644.666667</text:p>
          </table:table-cell>
          <table:table-cell office:value-type="float" office:value="635.2" calcext:value-type="float">
            <text:p>635.2</text:p>
          </table:table-cell>
          <table:table-cell office:value-type="float" office:value="6.317733" calcext:value-type="float">
            <text:p>6.317733</text:p>
          </table:table-cell>
          <table:table-cell table:formula="of:=[.C245]-[.C2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2" calcext:value-type="float">
            <text:p>8892</text:p>
          </table:table-cell>
          <table:table-cell office:value-type="float" office:value="636.333333" calcext:value-type="float">
            <text:p>636.333333</text:p>
          </table:table-cell>
          <table:table-cell office:value-type="float" office:value="630.2" calcext:value-type="float">
            <text:p>630.2</text:p>
          </table:table-cell>
          <table:table-cell office:value-type="float" office:value="6.236067" calcext:value-type="float">
            <text:p>6.236067</text:p>
          </table:table-cell>
          <table:table-cell table:formula="of:=[.C246]-[.C2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4" calcext:value-type="float">
            <text:p>8904</text:p>
          </table:table-cell>
          <table:table-cell office:value-type="float" office:value="630.666667" calcext:value-type="float">
            <text:p>630.666667</text:p>
          </table:table-cell>
          <table:table-cell office:value-type="float" office:value="626.8" calcext:value-type="float">
            <text:p>626.8</text:p>
          </table:table-cell>
          <table:table-cell office:value-type="float" office:value="6.180533" calcext:value-type="float">
            <text:p>6.180533</text:p>
          </table:table-cell>
          <table:table-cell table:formula="of:=[.C247]-[.C24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5" calcext:value-type="float">
            <text:p>8915</text:p>
          </table:table-cell>
          <table:table-cell office:value-type="float" office:value="626.333333" calcext:value-type="float">
            <text:p>626.333333</text:p>
          </table:table-cell>
          <table:table-cell office:value-type="float" office:value="622.4" calcext:value-type="float">
            <text:p>622.4</text:p>
          </table:table-cell>
          <table:table-cell office:value-type="float" office:value="6.138067" calcext:value-type="float">
            <text:p>6.138067</text:p>
          </table:table-cell>
          <table:table-cell table:formula="of:=[.C248]-[.C2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7" calcext:value-type="float">
            <text:p>8927</text:p>
          </table:table-cell>
          <table:table-cell office:value-type="float" office:value="621.666667" calcext:value-type="float">
            <text:p>621.666667</text:p>
          </table:table-cell>
          <table:table-cell office:value-type="float" office:value="616.7" calcext:value-type="float">
            <text:p>616.7</text:p>
          </table:table-cell>
          <table:table-cell office:value-type="float" office:value="6.092333" calcext:value-type="float">
            <text:p>6.092333</text:p>
          </table:table-cell>
          <table:table-cell table:formula="of:=[.C249]-[.C24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8" calcext:value-type="float">
            <text:p>8938</text:p>
          </table:table-cell>
          <table:table-cell office:value-type="float" office:value="616" calcext:value-type="float">
            <text:p>616</text:p>
          </table:table-cell>
          <table:table-cell office:value-type="float" office:value="609.2" calcext:value-type="float">
            <text:p>609.2</text:p>
          </table:table-cell>
          <table:table-cell office:value-type="float" office:value="6.0368" calcext:value-type="float">
            <text:p>6.036800</text:p>
          </table:table-cell>
          <table:table-cell table:formula="of:=[.C250]-[.C2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9" calcext:value-type="float">
            <text:p>8949</text:p>
          </table:table-cell>
          <table:table-cell office:value-type="float" office:value="609.333333" calcext:value-type="float">
            <text:p>609.333333</text:p>
          </table:table-cell>
          <table:table-cell office:value-type="float" office:value="602.4" calcext:value-type="float">
            <text:p>602.4</text:p>
          </table:table-cell>
          <table:table-cell office:value-type="float" office:value="5.971467" calcext:value-type="float">
            <text:p>5.971467</text:p>
          </table:table-cell>
          <table:table-cell table:formula="of:=[.C251]-[.C2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1" calcext:value-type="float">
            <text:p>8961</text:p>
          </table:table-cell>
          <table:table-cell office:value-type="float" office:value="602.333333" calcext:value-type="float">
            <text:p>602.333333</text:p>
          </table:table-cell>
          <table:table-cell office:value-type="float" office:value="596.1" calcext:value-type="float">
            <text:p>596.1</text:p>
          </table:table-cell>
          <table:table-cell office:value-type="float" office:value="5.902867" calcext:value-type="float">
            <text:p>5.902867</text:p>
          </table:table-cell>
          <table:table-cell table:formula="of:=[.C252]-[.C25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2" calcext:value-type="float">
            <text:p>8972</text:p>
          </table:table-cell>
          <table:table-cell office:value-type="float" office:value="597" calcext:value-type="float">
            <text:p>597</text:p>
          </table:table-cell>
          <table:table-cell office:value-type="float" office:value="592.6" calcext:value-type="float">
            <text:p>592.6</text:p>
          </table:table-cell>
          <table:table-cell office:value-type="float" office:value="5.8506" calcext:value-type="float">
            <text:p>5.850600</text:p>
          </table:table-cell>
          <table:table-cell table:formula="of:=[.C253]-[.C2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4" calcext:value-type="float">
            <text:p>8984</text:p>
          </table:table-cell>
          <table:table-cell office:value-type="float" office:value="592.666667" calcext:value-type="float">
            <text:p>592.666667</text:p>
          </table:table-cell>
          <table:table-cell office:value-type="float" office:value="590.2" calcext:value-type="float">
            <text:p>590.2</text:p>
          </table:table-cell>
          <table:table-cell office:value-type="float" office:value="5.808133" calcext:value-type="float">
            <text:p>5.808133</text:p>
          </table:table-cell>
          <table:table-cell table:formula="of:=[.C254]-[.C25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5" calcext:value-type="float">
            <text:p>8995</text:p>
          </table:table-cell>
          <table:table-cell office:value-type="float" office:value="590" calcext:value-type="float">
            <text:p>590</text:p>
          </table:table-cell>
          <table:table-cell office:value-type="float" office:value="587.9" calcext:value-type="float">
            <text:p>587.9</text:p>
          </table:table-cell>
          <table:table-cell office:value-type="float" office:value="5.782" calcext:value-type="float">
            <text:p>5.782000</text:p>
          </table:table-cell>
          <table:table-cell table:formula="of:=[.C255]-[.C2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6" calcext:value-type="float">
            <text:p>9006</text:p>
          </table:table-cell>
          <table:table-cell office:value-type="float" office:value="588.333333" calcext:value-type="float">
            <text:p>588.333333</text:p>
          </table:table-cell>
          <table:table-cell office:value-type="float" office:value="587" calcext:value-type="float">
            <text:p>587</text:p>
          </table:table-cell>
          <table:table-cell office:value-type="float" office:value="5.765667" calcext:value-type="float">
            <text:p>5.765667</text:p>
          </table:table-cell>
          <table:table-cell table:formula="of:=[.C256]-[.C2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8" calcext:value-type="float">
            <text:p>9018</text:p>
          </table:table-cell>
          <table:table-cell office:value-type="float" office:value="587.333333" calcext:value-type="float">
            <text:p>587.333333</text:p>
          </table:table-cell>
          <table:table-cell office:value-type="float" office:value="587.1" calcext:value-type="float">
            <text:p>587.1</text:p>
          </table:table-cell>
          <table:table-cell office:value-type="float" office:value="5.755867" calcext:value-type="float">
            <text:p>5.755867</text:p>
          </table:table-cell>
          <table:table-cell table:formula="of:=[.C257]-[.C25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9" calcext:value-type="float">
            <text:p>9029</text:p>
          </table:table-cell>
          <table:table-cell office:value-type="float" office:value="587" calcext:value-type="float">
            <text:p>587</text:p>
          </table:table-cell>
          <table:table-cell office:value-type="float" office:value="587.5" calcext:value-type="float">
            <text:p>587.5</text:p>
          </table:table-cell>
          <table:table-cell office:value-type="float" office:value="5.7526" calcext:value-type="float">
            <text:p>5.752600</text:p>
          </table:table-cell>
          <table:table-cell table:formula="of:=[.C258]-[.C2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0" calcext:value-type="float">
            <text:p>9040</text:p>
          </table:table-cell>
          <table:table-cell office:value-type="float" office:value="587.666667" calcext:value-type="float">
            <text:p>587.666667</text:p>
          </table:table-cell>
          <table:table-cell office:value-type="float" office:value="589.2" calcext:value-type="float">
            <text:p>589.2</text:p>
          </table:table-cell>
          <table:table-cell office:value-type="float" office:value="5.759133" calcext:value-type="float">
            <text:p>5.759133</text:p>
          </table:table-cell>
          <table:table-cell table:formula="of:=[.C259]-[.C2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2" calcext:value-type="float">
            <text:p>9052</text:p>
          </table:table-cell>
          <table:table-cell office:value-type="float" office:value="589" calcext:value-type="float">
            <text:p>589</text:p>
          </table:table-cell>
          <table:table-cell office:value-type="float" office:value="590.3" calcext:value-type="float">
            <text:p>590.3</text:p>
          </table:table-cell>
          <table:table-cell office:value-type="float" office:value="5.7722" calcext:value-type="float">
            <text:p>5.772200</text:p>
          </table:table-cell>
          <table:table-cell table:formula="of:=[.C260]-[.C25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3" calcext:value-type="float">
            <text:p>9063</text:p>
          </table:table-cell>
          <table:table-cell office:value-type="float" office:value="590.333333" calcext:value-type="float">
            <text:p>590.333333</text:p>
          </table:table-cell>
          <table:table-cell office:value-type="float" office:value="592.3" calcext:value-type="float">
            <text:p>592.3</text:p>
          </table:table-cell>
          <table:table-cell office:value-type="float" office:value="5.785267" calcext:value-type="float">
            <text:p>5.785267</text:p>
          </table:table-cell>
          <table:table-cell table:formula="of:=[.C261]-[.C2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5" calcext:value-type="float">
            <text:p>9075</text:p>
          </table:table-cell>
          <table:table-cell office:value-type="float" office:value="593.666667" calcext:value-type="float">
            <text:p>593.666667</text:p>
          </table:table-cell>
          <table:table-cell office:value-type="float" office:value="598.7" calcext:value-type="float">
            <text:p>598.7</text:p>
          </table:table-cell>
          <table:table-cell office:value-type="float" office:value="5.817933" calcext:value-type="float">
            <text:p>5.817933</text:p>
          </table:table-cell>
          <table:table-cell table:formula="of:=[.C262]-[.C26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86" calcext:value-type="float">
            <text:p>9086</text:p>
          </table:table-cell>
          <table:table-cell office:value-type="float" office:value="599" calcext:value-type="float">
            <text:p>599</text:p>
          </table:table-cell>
          <table:table-cell office:value-type="float" office:value="606" calcext:value-type="float">
            <text:p>606</text:p>
          </table:table-cell>
          <table:table-cell office:value-type="float" office:value="5.8702" calcext:value-type="float">
            <text:p>5.870200</text:p>
          </table:table-cell>
          <table:table-cell table:formula="of:=[.C263]-[.C2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7" calcext:value-type="float">
            <text:p>9097</text:p>
          </table:table-cell>
          <table:table-cell office:value-type="float" office:value="605" calcext:value-type="float">
            <text:p>605</text:p>
          </table:table-cell>
          <table:table-cell office:value-type="float" office:value="610.4" calcext:value-type="float">
            <text:p>610.4</text:p>
          </table:table-cell>
          <table:table-cell office:value-type="float" office:value="5.929" calcext:value-type="float">
            <text:p>5.929000</text:p>
          </table:table-cell>
          <table:table-cell table:formula="of:=[.C264]-[.C2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9" calcext:value-type="float">
            <text:p>9109</text:p>
          </table:table-cell>
          <table:table-cell office:value-type="float" office:value="609.333333" calcext:value-type="float">
            <text:p>609.333333</text:p>
          </table:table-cell>
          <table:table-cell office:value-type="float" office:value="611.7" calcext:value-type="float">
            <text:p>611.7</text:p>
          </table:table-cell>
          <table:table-cell office:value-type="float" office:value="5.971467" calcext:value-type="float">
            <text:p>5.971467</text:p>
          </table:table-cell>
          <table:table-cell table:formula="of:=[.C265]-[.C26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0" calcext:value-type="float">
            <text:p>9120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5.9976" calcext:value-type="float">
            <text:p>5.997600</text:p>
          </table:table-cell>
          <table:table-cell table:formula="of:=[.C266]-[.C2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32" calcext:value-type="float">
            <text:p>9132</text:p>
          </table:table-cell>
          <table:table-cell office:value-type="float" office:value="614" calcext:value-type="float">
            <text:p>614</text:p>
          </table:table-cell>
          <table:table-cell office:value-type="float" office:value="616.3" calcext:value-type="float">
            <text:p>616.3</text:p>
          </table:table-cell>
          <table:table-cell office:value-type="float" office:value="6.0172" calcext:value-type="float">
            <text:p>6.017200</text:p>
          </table:table-cell>
          <table:table-cell table:formula="of:=[.C267]-[.C26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3" calcext:value-type="float">
            <text:p>9143</text:p>
          </table:table-cell>
          <table:table-cell office:value-type="float" office:value="616" calcext:value-type="float">
            <text:p>616</text:p>
          </table:table-cell>
          <table:table-cell office:value-type="float" office:value="618.5" calcext:value-type="float">
            <text:p>618.5</text:p>
          </table:table-cell>
          <table:table-cell office:value-type="float" office:value="6.0368" calcext:value-type="float">
            <text:p>6.036800</text:p>
          </table:table-cell>
          <table:table-cell table:formula="of:=[.C268]-[.C2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4" calcext:value-type="float">
            <text:p>9154</text:p>
          </table:table-cell>
          <table:table-cell office:value-type="float" office:value="618.666667" calcext:value-type="float">
            <text:p>618.666667</text:p>
          </table:table-cell>
          <table:table-cell office:value-type="float" office:value="621.3" calcext:value-type="float">
            <text:p>621.3</text:p>
          </table:table-cell>
          <table:table-cell office:value-type="float" office:value="6.062933" calcext:value-type="float">
            <text:p>6.062933</text:p>
          </table:table-cell>
          <table:table-cell table:formula="of:=[.C269]-[.C2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6" calcext:value-type="float">
            <text:p>9166</text:p>
          </table:table-cell>
          <table:table-cell office:value-type="float" office:value="621.333333" calcext:value-type="float">
            <text:p>621.333333</text:p>
          </table:table-cell>
          <table:table-cell office:value-type="float" office:value="624.8" calcext:value-type="float">
            <text:p>624.8</text:p>
          </table:table-cell>
          <table:table-cell office:value-type="float" office:value="6.089067" calcext:value-type="float">
            <text:p>6.089067</text:p>
          </table:table-cell>
          <table:table-cell table:formula="of:=[.C270]-[.C26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77" calcext:value-type="float">
            <text:p>9177</text:p>
          </table:table-cell>
          <table:table-cell office:value-type="float" office:value="625" calcext:value-type="float">
            <text:p>625</text:p>
          </table:table-cell>
          <table:table-cell office:value-type="float" office:value="629.2" calcext:value-type="float">
            <text:p>629.2</text:p>
          </table:table-cell>
          <table:table-cell office:value-type="float" office:value="6.125" calcext:value-type="float">
            <text:p>6.125000</text:p>
          </table:table-cell>
          <table:table-cell table:formula="of:=[.C271]-[.C27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88" calcext:value-type="float">
            <text:p>9188</text:p>
          </table:table-cell>
          <table:table-cell office:value-type="float" office:value="629.333333" calcext:value-type="float">
            <text:p>629.333333</text:p>
          </table:table-cell>
          <table:table-cell office:value-type="float" office:value="634.5" calcext:value-type="float">
            <text:p>634.5</text:p>
          </table:table-cell>
          <table:table-cell office:value-type="float" office:value="6.167467" calcext:value-type="float">
            <text:p>6.167467</text:p>
          </table:table-cell>
          <table:table-cell table:formula="of:=[.C272]-[.C2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634" calcext:value-type="float">
            <text:p>634</text:p>
          </table:table-cell>
          <table:table-cell office:value-type="float" office:value="639.1" calcext:value-type="float">
            <text:p>639.1</text:p>
          </table:table-cell>
          <table:table-cell office:value-type="float" office:value="6.2132" calcext:value-type="float">
            <text:p>6.213200</text:p>
          </table:table-cell>
          <table:table-cell table:formula="of:=[.C273]-[.C27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1" calcext:value-type="float">
            <text:p>9211</text:p>
          </table:table-cell>
          <table:table-cell office:value-type="float" office:value="638.333333" calcext:value-type="float">
            <text:p>638.333333</text:p>
          </table:table-cell>
          <table:table-cell office:value-type="float" office:value="641.9" calcext:value-type="float">
            <text:p>641.9</text:p>
          </table:table-cell>
          <table:table-cell office:value-type="float" office:value="6.255667" calcext:value-type="float">
            <text:p>6.255667</text:p>
          </table:table-cell>
          <table:table-cell table:formula="of:=[.C274]-[.C2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3" calcext:value-type="float">
            <text:p>9223</text:p>
          </table:table-cell>
          <table:table-cell office:value-type="float" office:value="642.333333" calcext:value-type="float">
            <text:p>642.333333</text:p>
          </table:table-cell>
          <table:table-cell office:value-type="float" office:value="646" calcext:value-type="float">
            <text:p>646</text:p>
          </table:table-cell>
          <table:table-cell office:value-type="float" office:value="6.294867" calcext:value-type="float">
            <text:p>6.294867</text:p>
          </table:table-cell>
          <table:table-cell table:formula="of:=[.C275]-[.C27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4" calcext:value-type="float">
            <text:p>9234</text:p>
          </table:table-cell>
          <table:table-cell office:value-type="float" office:value="646.333333" calcext:value-type="float">
            <text:p>646.333333</text:p>
          </table:table-cell>
          <table:table-cell office:value-type="float" office:value="651.4" calcext:value-type="float">
            <text:p>651.4</text:p>
          </table:table-cell>
          <table:table-cell office:value-type="float" office:value="6.334067" calcext:value-type="float">
            <text:p>6.334067</text:p>
          </table:table-cell>
          <table:table-cell table:formula="of:=[.C276]-[.C2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45" calcext:value-type="float">
            <text:p>9245</text:p>
          </table:table-cell>
          <table:table-cell office:value-type="float" office:value="651.333333" calcext:value-type="float">
            <text:p>651.333333</text:p>
          </table:table-cell>
          <table:table-cell office:value-type="float" office:value="657.5" calcext:value-type="float">
            <text:p>657.5</text:p>
          </table:table-cell>
          <table:table-cell office:value-type="float" office:value="6.383067" calcext:value-type="float">
            <text:p>6.383067</text:p>
          </table:table-cell>
          <table:table-cell table:formula="of:=[.C277]-[.C2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57" calcext:value-type="float">
            <text:p>9257</text:p>
          </table:table-cell>
          <table:table-cell office:value-type="float" office:value="657.333333" calcext:value-type="float">
            <text:p>657.333333</text:p>
          </table:table-cell>
          <table:table-cell office:value-type="float" office:value="663.8" calcext:value-type="float">
            <text:p>663.8</text:p>
          </table:table-cell>
          <table:table-cell office:value-type="float" office:value="6.441867" calcext:value-type="float">
            <text:p>6.441867</text:p>
          </table:table-cell>
          <table:table-cell table:formula="of:=[.C278]-[.C27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8" calcext:value-type="float">
            <text:p>9268</text:p>
          </table:table-cell>
          <table:table-cell office:value-type="float" office:value="663.666667" calcext:value-type="float">
            <text:p>663.666667</text:p>
          </table:table-cell>
          <table:table-cell office:value-type="float" office:value="670.4" calcext:value-type="float">
            <text:p>670.4</text:p>
          </table:table-cell>
          <table:table-cell office:value-type="float" office:value="6.503933" calcext:value-type="float">
            <text:p>6.503933</text:p>
          </table:table-cell>
          <table:table-cell table:formula="of:=[.C279]-[.C2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0" calcext:value-type="float">
            <text:p>9280</text:p>
          </table:table-cell>
          <table:table-cell office:value-type="float" office:value="670" calcext:value-type="float">
            <text:p>670</text:p>
          </table:table-cell>
          <table:table-cell office:value-type="float" office:value="676.1" calcext:value-type="float">
            <text:p>676.1</text:p>
          </table:table-cell>
          <table:table-cell office:value-type="float" office:value="6.566" calcext:value-type="float">
            <text:p>6.566000</text:p>
          </table:table-cell>
          <table:table-cell table:formula="of:=[.C280]-[.C27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1" calcext:value-type="float">
            <text:p>9291</text:p>
          </table:table-cell>
          <table:table-cell office:value-type="float" office:value="675.333333" calcext:value-type="float">
            <text:p>675.333333</text:p>
          </table:table-cell>
          <table:table-cell office:value-type="float" office:value="679.6" calcext:value-type="float">
            <text:p>679.6</text:p>
          </table:table-cell>
          <table:table-cell office:value-type="float" office:value="6.618267" calcext:value-type="float">
            <text:p>6.618267</text:p>
          </table:table-cell>
          <table:table-cell table:formula="of:=[.C281]-[.C2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02" calcext:value-type="float">
            <text:p>9302</text:p>
          </table:table-cell>
          <table:table-cell office:value-type="float" office:value="679.333333" calcext:value-type="float">
            <text:p>679.333333</text:p>
          </table:table-cell>
          <table:table-cell office:value-type="float" office:value="682.7" calcext:value-type="float">
            <text:p>682.7</text:p>
          </table:table-cell>
          <table:table-cell office:value-type="float" office:value="6.657467" calcext:value-type="float">
            <text:p>6.657467</text:p>
          </table:table-cell>
          <table:table-cell table:formula="of:=[.C282]-[.C2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4" calcext:value-type="float">
            <text:p>9314</text:p>
          </table:table-cell>
          <table:table-cell office:value-type="float" office:value="682.666667" calcext:value-type="float">
            <text:p>682.666667</text:p>
          </table:table-cell>
          <table:table-cell office:value-type="float" office:value="686.2" calcext:value-type="float">
            <text:p>686.2</text:p>
          </table:table-cell>
          <table:table-cell office:value-type="float" office:value="6.690133" calcext:value-type="float">
            <text:p>6.690133</text:p>
          </table:table-cell>
          <table:table-cell table:formula="of:=[.C283]-[.C28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5" calcext:value-type="float">
            <text:p>9325</text:p>
          </table:table-cell>
          <table:table-cell office:value-type="float" office:value="685.333333" calcext:value-type="float">
            <text:p>685.333333</text:p>
          </table:table-cell>
          <table:table-cell office:value-type="float" office:value="687.2" calcext:value-type="float">
            <text:p>687.2</text:p>
          </table:table-cell>
          <table:table-cell office:value-type="float" office:value="6.716267" calcext:value-type="float">
            <text:p>6.716267</text:p>
          </table:table-cell>
          <table:table-cell table:formula="of:=[.C284]-[.C2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7" calcext:value-type="float">
            <text:p>9337</text:p>
          </table:table-cell>
          <table:table-cell office:value-type="float" office:value="686.666667" calcext:value-type="float">
            <text:p>686.666667</text:p>
          </table:table-cell>
          <table:table-cell office:value-type="float" office:value="686.6" calcext:value-type="float">
            <text:p>686.6</text:p>
          </table:table-cell>
          <table:table-cell office:value-type="float" office:value="6.729333" calcext:value-type="float">
            <text:p>6.729333</text:p>
          </table:table-cell>
          <table:table-cell table:formula="of:=[.C285]-[.C28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48" calcext:value-type="float">
            <text:p>9348</text:p>
          </table:table-cell>
          <table:table-cell office:value-type="float" office:value="686.666667" calcext:value-type="float">
            <text:p>686.666667</text:p>
          </table:table-cell>
          <table:table-cell office:value-type="float" office:value="686.9" calcext:value-type="float">
            <text:p>686.9</text:p>
          </table:table-cell>
          <table:table-cell office:value-type="float" office:value="6.729333" calcext:value-type="float">
            <text:p>6.729333</text:p>
          </table:table-cell>
          <table:table-cell table:formula="of:=[.C286]-[.C2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59" calcext:value-type="float">
            <text:p>9359</text:p>
          </table:table-cell>
          <table:table-cell office:value-type="float" office:value="687.333333" calcext:value-type="float">
            <text:p>687.333333</text:p>
          </table:table-cell>
          <table:table-cell office:value-type="float" office:value="688.5" calcext:value-type="float">
            <text:p>688.5</text:p>
          </table:table-cell>
          <table:table-cell office:value-type="float" office:value="6.735867" calcext:value-type="float">
            <text:p>6.735867</text:p>
          </table:table-cell>
          <table:table-cell table:formula="of:=[.C287]-[.C28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1" calcext:value-type="float">
            <text:p>9371</text:p>
          </table:table-cell>
          <table:table-cell office:value-type="float" office:value="688.666667" calcext:value-type="float">
            <text:p>688.666667</text:p>
          </table:table-cell>
          <table:table-cell office:value-type="float" office:value="691" calcext:value-type="float">
            <text:p>691</text:p>
          </table:table-cell>
          <table:table-cell office:value-type="float" office:value="6.748933" calcext:value-type="float">
            <text:p>6.748933</text:p>
          </table:table-cell>
          <table:table-cell table:formula="of:=[.C288]-[.C28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2" calcext:value-type="float">
            <text:p>9382</text:p>
          </table:table-cell>
          <table:table-cell office:value-type="float" office:value="691" calcext:value-type="float">
            <text:p>691</text:p>
          </table:table-cell>
          <table:table-cell office:value-type="float" office:value="694.1" calcext:value-type="float">
            <text:p>694.1</text:p>
          </table:table-cell>
          <table:table-cell office:value-type="float" office:value="6.7718" calcext:value-type="float">
            <text:p>6.771800</text:p>
          </table:table-cell>
          <table:table-cell table:formula="of:=[.C289]-[.C2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693.333333" calcext:value-type="float">
            <text:p>693.333333</text:p>
          </table:table-cell>
          <table:table-cell office:value-type="float" office:value="695.5" calcext:value-type="float">
            <text:p>695.5</text:p>
          </table:table-cell>
          <table:table-cell office:value-type="float" office:value="6.794667" calcext:value-type="float">
            <text:p>6.794667</text:p>
          </table:table-cell>
          <table:table-cell table:formula="of:=[.C290]-[.C2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5" calcext:value-type="float">
            <text:p>9405</text:p>
          </table:table-cell>
          <table:table-cell office:value-type="float" office:value="695.333333" calcext:value-type="float">
            <text:p>695.333333</text:p>
          </table:table-cell>
          <table:table-cell office:value-type="float" office:value="697" calcext:value-type="float">
            <text:p>697</text:p>
          </table:table-cell>
          <table:table-cell office:value-type="float" office:value="6.814267" calcext:value-type="float">
            <text:p>6.814267</text:p>
          </table:table-cell>
          <table:table-cell table:formula="of:=[.C291]-[.C29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16" calcext:value-type="float">
            <text:p>9416</text:p>
          </table:table-cell>
          <table:table-cell office:value-type="float" office:value="697.666667" calcext:value-type="float">
            <text:p>697.666667</text:p>
          </table:table-cell>
          <table:table-cell office:value-type="float" office:value="700.7" calcext:value-type="float">
            <text:p>700.7</text:p>
          </table:table-cell>
          <table:table-cell office:value-type="float" office:value="6.837133" calcext:value-type="float">
            <text:p>6.837133</text:p>
          </table:table-cell>
          <table:table-cell table:formula="of:=[.C292]-[.C2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28" calcext:value-type="float">
            <text:p>9428</text:p>
          </table:table-cell>
          <table:table-cell office:value-type="float" office:value="700.666667" calcext:value-type="float">
            <text:p>700.666667</text:p>
          </table:table-cell>
          <table:table-cell office:value-type="float" office:value="704.6" calcext:value-type="float">
            <text:p>704.6</text:p>
          </table:table-cell>
          <table:table-cell office:value-type="float" office:value="6.866533" calcext:value-type="float">
            <text:p>6.866533</text:p>
          </table:table-cell>
          <table:table-cell table:formula="of:=[.C293]-[.C29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9" calcext:value-type="float">
            <text:p>9439</text:p>
          </table:table-cell>
          <table:table-cell office:value-type="float" office:value="704" calcext:value-type="float">
            <text:p>704</text:p>
          </table:table-cell>
          <table:table-cell office:value-type="float" office:value="707.3" calcext:value-type="float">
            <text:p>707.3</text:p>
          </table:table-cell>
          <table:table-cell office:value-type="float" office:value="6.8992" calcext:value-type="float">
            <text:p>6.899200</text:p>
          </table:table-cell>
          <table:table-cell table:formula="of:=[.C294]-[.C2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0" calcext:value-type="float">
            <text:p>9450</text:p>
          </table:table-cell>
          <table:table-cell office:value-type="float" office:value="707.333333" calcext:value-type="float">
            <text:p>707.333333</text:p>
          </table:table-cell>
          <table:table-cell office:value-type="float" office:value="710.3" calcext:value-type="float">
            <text:p>710.3</text:p>
          </table:table-cell>
          <table:table-cell office:value-type="float" office:value="6.931867" calcext:value-type="float">
            <text:p>6.931867</text:p>
          </table:table-cell>
          <table:table-cell table:formula="of:=[.C295]-[.C2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2" calcext:value-type="float">
            <text:p>9462</text:p>
          </table:table-cell>
          <table:table-cell office:value-type="float" office:value="710" calcext:value-type="float">
            <text:p>710</text:p>
          </table:table-cell>
          <table:table-cell office:value-type="float" office:value="712.6" calcext:value-type="float">
            <text:p>712.6</text:p>
          </table:table-cell>
          <table:table-cell office:value-type="float" office:value="6.958" calcext:value-type="float">
            <text:p>6.958000</text:p>
          </table:table-cell>
          <table:table-cell table:formula="of:=[.C296]-[.C29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3" calcext:value-type="float">
            <text:p>9473</text:p>
          </table:table-cell>
          <table:table-cell office:value-type="float" office:value="712.333333" calcext:value-type="float">
            <text:p>712.333333</text:p>
          </table:table-cell>
          <table:table-cell office:value-type="float" office:value="714.8" calcext:value-type="float">
            <text:p>714.8</text:p>
          </table:table-cell>
          <table:table-cell office:value-type="float" office:value="6.980867" calcext:value-type="float">
            <text:p>6.980867</text:p>
          </table:table-cell>
          <table:table-cell table:formula="of:=[.C297]-[.C2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5" calcext:value-type="float">
            <text:p>9485</text:p>
          </table:table-cell>
          <table:table-cell office:value-type="float" office:value="714.666667" calcext:value-type="float">
            <text:p>714.666667</text:p>
          </table:table-cell>
          <table:table-cell office:value-type="float" office:value="717.3" calcext:value-type="float">
            <text:p>717.3</text:p>
          </table:table-cell>
          <table:table-cell office:value-type="float" office:value="7.003733" calcext:value-type="float">
            <text:p>7.003733</text:p>
          </table:table-cell>
          <table:table-cell table:formula="of:=[.C298]-[.C29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96" calcext:value-type="float">
            <text:p>9496</text:p>
          </table:table-cell>
          <table:table-cell office:value-type="float" office:value="717.333333" calcext:value-type="float">
            <text:p>717.333333</text:p>
          </table:table-cell>
          <table:table-cell office:value-type="float" office:value="719.9" calcext:value-type="float">
            <text:p>719.9</text:p>
          </table:table-cell>
          <table:table-cell office:value-type="float" office:value="7.029867" calcext:value-type="float">
            <text:p>7.029867</text:p>
          </table:table-cell>
          <table:table-cell table:formula="of:=[.C299]-[.C2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7" calcext:value-type="float">
            <text:p>9507</text:p>
          </table:table-cell>
          <table:table-cell office:value-type="float" office:value="719.666667" calcext:value-type="float">
            <text:p>719.666667</text:p>
          </table:table-cell>
          <table:table-cell office:value-type="float" office:value="722.5" calcext:value-type="float">
            <text:p>722.5</text:p>
          </table:table-cell>
          <table:table-cell office:value-type="float" office:value="7.052733" calcext:value-type="float">
            <text:p>7.052733</text:p>
          </table:table-cell>
          <table:table-cell table:formula="of:=[.C300]-[.C2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19" calcext:value-type="float">
            <text:p>9519</text:p>
          </table:table-cell>
          <table:table-cell office:value-type="float" office:value="722" calcext:value-type="float">
            <text:p>722</text:p>
          </table:table-cell>
          <table:table-cell office:value-type="float" office:value="724.2" calcext:value-type="float">
            <text:p>724.2</text:p>
          </table:table-cell>
          <table:table-cell office:value-type="float" office:value="7.0756" calcext:value-type="float">
            <text:p>7.075600</text:p>
          </table:table-cell>
          <table:table-cell table:formula="of:=[.C301]-[.C30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0" calcext:value-type="float">
            <text:p>9530</text:p>
          </table:table-cell>
          <table:table-cell office:value-type="float" office:value="724" calcext:value-type="float">
            <text:p>724</text:p>
          </table:table-cell>
          <table:table-cell office:value-type="float" office:value="725.9" calcext:value-type="float">
            <text:p>725.9</text:p>
          </table:table-cell>
          <table:table-cell office:value-type="float" office:value="7.0952" calcext:value-type="float">
            <text:p>7.095200</text:p>
          </table:table-cell>
          <table:table-cell table:formula="of:=[.C302]-[.C3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1" calcext:value-type="float">
            <text:p>9541</text:p>
          </table:table-cell>
          <table:table-cell office:value-type="float" office:value="725.666667" calcext:value-type="float">
            <text:p>725.666667</text:p>
          </table:table-cell>
          <table:table-cell office:value-type="float" office:value="727" calcext:value-type="float">
            <text:p>727</text:p>
          </table:table-cell>
          <table:table-cell office:value-type="float" office:value="7.111533" calcext:value-type="float">
            <text:p>7.111533</text:p>
          </table:table-cell>
          <table:table-cell table:formula="of:=[.C303]-[.C3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3" calcext:value-type="float">
            <text:p>9553</text:p>
          </table:table-cell>
          <table:table-cell office:value-type="float" office:value="726" calcext:value-type="float">
            <text:p>726</text:p>
          </table:table-cell>
          <table:table-cell office:value-type="float" office:value="725.7" calcext:value-type="float">
            <text:p>725.7</text:p>
          </table:table-cell>
          <table:table-cell office:value-type="float" office:value="7.1148" calcext:value-type="float">
            <text:p>7.114800</text:p>
          </table:table-cell>
          <table:table-cell table:formula="of:=[.C304]-[.C30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4" calcext:value-type="float">
            <text:p>9564</text:p>
          </table:table-cell>
          <table:table-cell office:value-type="float" office:value="725.666667" calcext:value-type="float">
            <text:p>725.666667</text:p>
          </table:table-cell>
          <table:table-cell office:value-type="float" office:value="724.5" calcext:value-type="float">
            <text:p>724.5</text:p>
          </table:table-cell>
          <table:table-cell office:value-type="float" office:value="7.111533" calcext:value-type="float">
            <text:p>7.111533</text:p>
          </table:table-cell>
          <table:table-cell table:formula="of:=[.C305]-[.C3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6" calcext:value-type="float">
            <text:p>9576</text:p>
          </table:table-cell>
          <table:table-cell office:value-type="float" office:value="725.333333" calcext:value-type="float">
            <text:p>725.333333</text:p>
          </table:table-cell>
          <table:table-cell office:value-type="float" office:value="726.4" calcext:value-type="float">
            <text:p>726.4</text:p>
          </table:table-cell>
          <table:table-cell office:value-type="float" office:value="7.108267" calcext:value-type="float">
            <text:p>7.108267</text:p>
          </table:table-cell>
          <table:table-cell table:formula="of:=[.C306]-[.C3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87" calcext:value-type="float">
            <text:p>9587</text:p>
          </table:table-cell>
          <table:table-cell office:value-type="float" office:value="727" calcext:value-type="float">
            <text:p>727</text:p>
          </table:table-cell>
          <table:table-cell office:value-type="float" office:value="730.5" calcext:value-type="float">
            <text:p>730.5</text:p>
          </table:table-cell>
          <table:table-cell office:value-type="float" office:value="7.1246" calcext:value-type="float">
            <text:p>7.124600</text:p>
          </table:table-cell>
          <table:table-cell table:formula="of:=[.C307]-[.C3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98" calcext:value-type="float">
            <text:p>9598</text:p>
          </table:table-cell>
          <table:table-cell office:value-type="float" office:value="730" calcext:value-type="float">
            <text:p>730</text:p>
          </table:table-cell>
          <table:table-cell office:value-type="float" office:value="733.6" calcext:value-type="float">
            <text:p>733.6</text:p>
          </table:table-cell>
          <table:table-cell office:value-type="float" office:value="7.154" calcext:value-type="float">
            <text:p>7.154000</text:p>
          </table:table-cell>
          <table:table-cell table:formula="of:=[.C308]-[.C3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0" calcext:value-type="float">
            <text:p>9610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office:value-type="float" office:value="7.1834" calcext:value-type="float">
            <text:p>7.183400</text:p>
          </table:table-cell>
          <table:table-cell table:formula="of:=[.C309]-[.C3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1" calcext:value-type="float">
            <text:p>9621</text:p>
          </table:table-cell>
          <table:table-cell office:value-type="float" office:value="734.666667" calcext:value-type="float">
            <text:p>734.666667</text:p>
          </table:table-cell>
          <table:table-cell office:value-type="float" office:value="736" calcext:value-type="float">
            <text:p>736</text:p>
          </table:table-cell>
          <table:table-cell office:value-type="float" office:value="7.199733" calcext:value-type="float">
            <text:p>7.199733</text:p>
          </table:table-cell>
          <table:table-cell table:formula="of:=[.C310]-[.C3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3" calcext:value-type="float">
            <text:p>9633</text:p>
          </table:table-cell>
          <table:table-cell office:value-type="float" office:value="735.666667" calcext:value-type="float">
            <text:p>735.666667</text:p>
          </table:table-cell>
          <table:table-cell office:value-type="float" office:value="736" calcext:value-type="float">
            <text:p>736</text:p>
          </table:table-cell>
          <table:table-cell office:value-type="float" office:value="7.209533" calcext:value-type="float">
            <text:p>7.209533</text:p>
          </table:table-cell>
          <table:table-cell table:formula="of:=[.C311]-[.C3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4" calcext:value-type="float">
            <text:p>9644</text:p>
          </table:table-cell>
          <table:table-cell office:value-type="float" office:value="735.666667" calcext:value-type="float">
            <text:p>735.666667</text:p>
          </table:table-cell>
          <table:table-cell office:value-type="float" office:value="735.1" calcext:value-type="float">
            <text:p>735.1</text:p>
          </table:table-cell>
          <table:table-cell office:value-type="float" office:value="7.209533" calcext:value-type="float">
            <text:p>7.209533</text:p>
          </table:table-cell>
          <table:table-cell table:formula="of:=[.C312]-[.C3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5" calcext:value-type="float">
            <text:p>9655</text:p>
          </table:table-cell>
          <table:table-cell office:value-type="float" office:value="734.333333" calcext:value-type="float">
            <text:p>734.333333</text:p>
          </table:table-cell>
          <table:table-cell office:value-type="float" office:value="732.7" calcext:value-type="float">
            <text:p>732.7</text:p>
          </table:table-cell>
          <table:table-cell office:value-type="float" office:value="7.196467" calcext:value-type="float">
            <text:p>7.196467</text:p>
          </table:table-cell>
          <table:table-cell table:formula="of:=[.C313]-[.C3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7" calcext:value-type="float">
            <text:p>9667</text:p>
          </table:table-cell>
          <table:table-cell office:value-type="float" office:value="731.666667" calcext:value-type="float">
            <text:p>731.666667</text:p>
          </table:table-cell>
          <table:table-cell office:value-type="float" office:value="727.7" calcext:value-type="float">
            <text:p>727.7</text:p>
          </table:table-cell>
          <table:table-cell office:value-type="float" office:value="7.170333" calcext:value-type="float">
            <text:p>7.170333</text:p>
          </table:table-cell>
          <table:table-cell table:formula="of:=[.C314]-[.C31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8" calcext:value-type="float">
            <text:p>9678</text:p>
          </table:table-cell>
          <table:table-cell office:value-type="float" office:value="728.666667" calcext:value-type="float">
            <text:p>728.666667</text:p>
          </table:table-cell>
          <table:table-cell office:value-type="float" office:value="725.8" calcext:value-type="float">
            <text:p>725.8</text:p>
          </table:table-cell>
          <table:table-cell office:value-type="float" office:value="7.140933" calcext:value-type="float">
            <text:p>7.140933</text:p>
          </table:table-cell>
          <table:table-cell table:formula="of:=[.C315]-[.C3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90" calcext:value-type="float">
            <text:p>9690</text:p>
          </table:table-cell>
          <table:table-cell office:value-type="float" office:value="725.333333" calcext:value-type="float">
            <text:p>725.333333</text:p>
          </table:table-cell>
          <table:table-cell office:value-type="float" office:value="723.1" calcext:value-type="float">
            <text:p>723.1</text:p>
          </table:table-cell>
          <table:table-cell office:value-type="float" office:value="7.108267" calcext:value-type="float">
            <text:p>7.108267</text:p>
          </table:table-cell>
          <table:table-cell table:formula="of:=[.C316]-[.C3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1" calcext:value-type="float">
            <text:p>9701</text:p>
          </table:table-cell>
          <table:table-cell office:value-type="float" office:value="721.666667" calcext:value-type="float">
            <text:p>721.666667</text:p>
          </table:table-cell>
          <table:table-cell office:value-type="float" office:value="716.5" calcext:value-type="float">
            <text:p>716.5</text:p>
          </table:table-cell>
          <table:table-cell office:value-type="float" office:value="7.072333" calcext:value-type="float">
            <text:p>7.072333</text:p>
          </table:table-cell>
          <table:table-cell table:formula="of:=[.C317]-[.C3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2" calcext:value-type="float">
            <text:p>9712</text:p>
          </table:table-cell>
          <table:table-cell office:value-type="float" office:value="717.333333" calcext:value-type="float">
            <text:p>717.333333</text:p>
          </table:table-cell>
          <table:table-cell office:value-type="float" office:value="712.7" calcext:value-type="float">
            <text:p>712.7</text:p>
          </table:table-cell>
          <table:table-cell office:value-type="float" office:value="7.029867" calcext:value-type="float">
            <text:p>7.029867</text:p>
          </table:table-cell>
          <table:table-cell table:formula="of:=[.C318]-[.C3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4" calcext:value-type="float">
            <text:p>9724</text:p>
          </table:table-cell>
          <table:table-cell office:value-type="float" office:value="713.333333" calcext:value-type="float">
            <text:p>713.333333</text:p>
          </table:table-cell>
          <table:table-cell office:value-type="float" office:value="711" calcext:value-type="float">
            <text:p>711</text:p>
          </table:table-cell>
          <table:table-cell office:value-type="float" office:value="6.990667" calcext:value-type="float">
            <text:p>6.990667</text:p>
          </table:table-cell>
          <table:table-cell table:formula="of:=[.C319]-[.C3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5" calcext:value-type="float">
            <text:p>9735</text:p>
          </table:table-cell>
          <table:table-cell office:value-type="float" office:value="710" calcext:value-type="float">
            <text:p>710</text:p>
          </table:table-cell>
          <table:table-cell office:value-type="float" office:value="706.5" calcext:value-type="float">
            <text:p>706.5</text:p>
          </table:table-cell>
          <table:table-cell office:value-type="float" office:value="6.958" calcext:value-type="float">
            <text:p>6.958000</text:p>
          </table:table-cell>
          <table:table-cell table:formula="of:=[.C320]-[.C3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6" calcext:value-type="float">
            <text:p>9746</text:p>
          </table:table-cell>
          <table:table-cell office:value-type="float" office:value="706.666667" calcext:value-type="float">
            <text:p>706.666667</text:p>
          </table:table-cell>
          <table:table-cell office:value-type="float" office:value="702.5" calcext:value-type="float">
            <text:p>702.5</text:p>
          </table:table-cell>
          <table:table-cell office:value-type="float" office:value="6.925333" calcext:value-type="float">
            <text:p>6.925333</text:p>
          </table:table-cell>
          <table:table-cell table:formula="of:=[.C321]-[.C3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58" calcext:value-type="float">
            <text:p>9758</text:p>
          </table:table-cell>
          <table:table-cell office:value-type="float" office:value="702.333333" calcext:value-type="float">
            <text:p>702.333333</text:p>
          </table:table-cell>
          <table:table-cell office:value-type="float" office:value="698.4" calcext:value-type="float">
            <text:p>698.4</text:p>
          </table:table-cell>
          <table:table-cell office:value-type="float" office:value="6.882867" calcext:value-type="float">
            <text:p>6.882867</text:p>
          </table:table-cell>
          <table:table-cell table:formula="of:=[.C322]-[.C3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69" calcext:value-type="float">
            <text:p>9769</text:p>
          </table:table-cell>
          <table:table-cell office:value-type="float" office:value="698" calcext:value-type="float">
            <text:p>698</text:p>
          </table:table-cell>
          <table:table-cell office:value-type="float" office:value="693.8" calcext:value-type="float">
            <text:p>693.8</text:p>
          </table:table-cell>
          <table:table-cell office:value-type="float" office:value="6.8404" calcext:value-type="float">
            <text:p>6.840400</text:p>
          </table:table-cell>
          <table:table-cell table:formula="of:=[.C323]-[.C3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1" calcext:value-type="float">
            <text:p>9781</text:p>
          </table:table-cell>
          <table:table-cell office:value-type="float" office:value="694" calcext:value-type="float">
            <text:p>694</text:p>
          </table:table-cell>
          <table:table-cell office:value-type="float" office:value="690.1" calcext:value-type="float">
            <text:p>690.1</text:p>
          </table:table-cell>
          <table:table-cell office:value-type="float" office:value="6.8012" calcext:value-type="float">
            <text:p>6.801200</text:p>
          </table:table-cell>
          <table:table-cell table:formula="of:=[.C324]-[.C3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2" calcext:value-type="float">
            <text:p>9792</text:p>
          </table:table-cell>
          <table:table-cell office:value-type="float" office:value="690.333333" calcext:value-type="float">
            <text:p>690.333333</text:p>
          </table:table-cell>
          <table:table-cell office:value-type="float" office:value="687.1" calcext:value-type="float">
            <text:p>687.1</text:p>
          </table:table-cell>
          <table:table-cell office:value-type="float" office:value="6.765267" calcext:value-type="float">
            <text:p>6.765267</text:p>
          </table:table-cell>
          <table:table-cell table:formula="of:=[.C325]-[.C3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3" calcext:value-type="float">
            <text:p>9803</text:p>
          </table:table-cell>
          <table:table-cell office:value-type="float" office:value="686.666667" calcext:value-type="float">
            <text:p>686.666667</text:p>
          </table:table-cell>
          <table:table-cell office:value-type="float" office:value="683.3" calcext:value-type="float">
            <text:p>683.3</text:p>
          </table:table-cell>
          <table:table-cell office:value-type="float" office:value="6.729333" calcext:value-type="float">
            <text:p>6.729333</text:p>
          </table:table-cell>
          <table:table-cell table:formula="of:=[.C326]-[.C3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15" calcext:value-type="float">
            <text:p>9815</text:p>
          </table:table-cell>
          <table:table-cell office:value-type="float" office:value="682.333333" calcext:value-type="float">
            <text:p>682.333333</text:p>
          </table:table-cell>
          <table:table-cell office:value-type="float" office:value="676.7" calcext:value-type="float">
            <text:p>676.7</text:p>
          </table:table-cell>
          <table:table-cell office:value-type="float" office:value="6.686867" calcext:value-type="float">
            <text:p>6.686867</text:p>
          </table:table-cell>
          <table:table-cell table:formula="of:=[.C327]-[.C3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26" calcext:value-type="float">
            <text:p>9826</text:p>
          </table:table-cell>
          <table:table-cell office:value-type="float" office:value="676.333333" calcext:value-type="float">
            <text:p>676.333333</text:p>
          </table:table-cell>
          <table:table-cell office:value-type="float" office:value="669.1" calcext:value-type="float">
            <text:p>669.1</text:p>
          </table:table-cell>
          <table:table-cell office:value-type="float" office:value="6.628067" calcext:value-type="float">
            <text:p>6.628067</text:p>
          </table:table-cell>
          <table:table-cell table:formula="of:=[.C328]-[.C3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8" calcext:value-type="float">
            <text:p>9838</text:p>
          </table:table-cell>
          <table:table-cell office:value-type="float" office:value="670" calcext:value-type="float">
            <text:p>670</text:p>
          </table:table-cell>
          <table:table-cell office:value-type="float" office:value="664.8" calcext:value-type="float">
            <text:p>664.8</text:p>
          </table:table-cell>
          <table:table-cell office:value-type="float" office:value="6.566" calcext:value-type="float">
            <text:p>6.566000</text:p>
          </table:table-cell>
          <table:table-cell table:formula="of:=[.C329]-[.C3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9" calcext:value-type="float">
            <text:p>9849</text:p>
          </table:table-cell>
          <table:table-cell office:value-type="float" office:value="665.666667" calcext:value-type="float">
            <text:p>665.666667</text:p>
          </table:table-cell>
          <table:table-cell office:value-type="float" office:value="663.1" calcext:value-type="float">
            <text:p>663.1</text:p>
          </table:table-cell>
          <table:table-cell office:value-type="float" office:value="6.523533" calcext:value-type="float">
            <text:p>6.523533</text:p>
          </table:table-cell>
          <table:table-cell table:formula="of:=[.C330]-[.C3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60" calcext:value-type="float">
            <text:p>9860</text:p>
          </table:table-cell>
          <table:table-cell office:value-type="float" office:value="663.666667" calcext:value-type="float">
            <text:p>663.666667</text:p>
          </table:table-cell>
          <table:table-cell office:value-type="float" office:value="663.1" calcext:value-type="float">
            <text:p>663.1</text:p>
          </table:table-cell>
          <table:table-cell office:value-type="float" office:value="6.503933" calcext:value-type="float">
            <text:p>6.503933</text:p>
          </table:table-cell>
          <table:table-cell table:formula="of:=[.C331]-[.C3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2" calcext:value-type="float">
            <text:p>9872</text:p>
          </table:table-cell>
          <table:table-cell office:value-type="float" office:value="662.333333" calcext:value-type="float">
            <text:p>662.333333</text:p>
          </table:table-cell>
          <table:table-cell office:value-type="float" office:value="661.1" calcext:value-type="float">
            <text:p>661.1</text:p>
          </table:table-cell>
          <table:table-cell office:value-type="float" office:value="6.490867" calcext:value-type="float">
            <text:p>6.490867</text:p>
          </table:table-cell>
          <table:table-cell table:formula="of:=[.C332]-[.C33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3" calcext:value-type="float">
            <text:p>9883</text:p>
          </table:table-cell>
          <table:table-cell office:value-type="float" office:value="660" calcext:value-type="float">
            <text:p>660</text:p>
          </table:table-cell>
          <table:table-cell office:value-type="float" office:value="655.8" calcext:value-type="float">
            <text:p>655.8</text:p>
          </table:table-cell>
          <table:table-cell office:value-type="float" office:value="6.468" calcext:value-type="float">
            <text:p>6.468000</text:p>
          </table:table-cell>
          <table:table-cell table:formula="of:=[.C333]-[.C3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95" calcext:value-type="float">
            <text:p>9895</text:p>
          </table:table-cell>
          <table:table-cell office:value-type="float" office:value="654" calcext:value-type="float">
            <text:p>654</text:p>
          </table:table-cell>
          <table:table-cell office:value-type="float" office:value="645.5" calcext:value-type="float">
            <text:p>645.5</text:p>
          </table:table-cell>
          <table:table-cell office:value-type="float" office:value="6.4092" calcext:value-type="float">
            <text:p>6.409200</text:p>
          </table:table-cell>
          <table:table-cell table:formula="of:=[.C334]-[.C3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6" calcext:value-type="float">
            <text:p>9906</text:p>
          </table:table-cell>
          <table:table-cell office:value-type="float" office:value="642" calcext:value-type="float">
            <text:p>642</text:p>
          </table:table-cell>
          <table:table-cell office:value-type="float" office:value="625.1" calcext:value-type="float">
            <text:p>625.1</text:p>
          </table:table-cell>
          <table:table-cell office:value-type="float" office:value="6.2916" calcext:value-type="float">
            <text:p>6.291600</text:p>
          </table:table-cell>
          <table:table-cell table:formula="of:=[.C335]-[.C3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7" calcext:value-type="float">
            <text:p>9917</text:p>
          </table:table-cell>
          <table:table-cell office:value-type="float" office:value="619.333333" calcext:value-type="float">
            <text:p>619.333333</text:p>
          </table:table-cell>
          <table:table-cell office:value-type="float" office:value="587.6" calcext:value-type="float">
            <text:p>587.6</text:p>
          </table:table-cell>
          <table:table-cell office:value-type="float" office:value="6.069467" calcext:value-type="float">
            <text:p>6.069467</text:p>
          </table:table-cell>
          <table:table-cell table:formula="of:=[.C336]-[.C3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29" calcext:value-type="float">
            <text:p>9929</text:p>
          </table:table-cell>
          <table:table-cell office:value-type="float" office:value="577" calcext:value-type="float">
            <text:p>577</text:p>
          </table:table-cell>
          <table:table-cell office:value-type="float" office:value="519" calcext:value-type="float">
            <text:p>519</text:p>
          </table:table-cell>
          <table:table-cell office:value-type="float" office:value="5.6546" calcext:value-type="float">
            <text:p>5.654600</text:p>
          </table:table-cell>
          <table:table-cell table:formula="of:=[.C337]-[.C33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0" calcext:value-type="float">
            <text:p>9940</text:p>
          </table:table-cell>
          <table:table-cell office:value-type="float" office:value="509" calcext:value-type="float">
            <text:p>509</text:p>
          </table:table-cell>
          <table:table-cell office:value-type="float" office:value="421.3" calcext:value-type="float">
            <text:p>421.3</text:p>
          </table:table-cell>
          <table:table-cell office:value-type="float" office:value="4.9882" calcext:value-type="float">
            <text:p>4.988200</text:p>
          </table:table-cell>
          <table:table-cell table:formula="of:=[.C338]-[.C3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1" calcext:value-type="float">
            <text:p>9951</text:p>
          </table:table-cell>
          <table:table-cell office:value-type="float" office:value="414.666667" calcext:value-type="float">
            <text:p>414.666667</text:p>
          </table:table-cell>
          <table:table-cell office:value-type="float" office:value="304.3" calcext:value-type="float">
            <text:p>304.3</text:p>
          </table:table-cell>
          <table:table-cell office:value-type="float" office:value="4.063733" calcext:value-type="float">
            <text:p>4.063733</text:p>
          </table:table-cell>
          <table:table-cell table:formula="of:=[.C339]-[.C3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63" calcext:value-type="float">
            <text:p>9963</text:p>
          </table:table-cell>
          <table:table-cell office:value-type="float" office:value="296.333333" calcext:value-type="float">
            <text:p>296.333333</text:p>
          </table:table-cell>
          <table:table-cell office:value-type="float" office:value="163.8" calcext:value-type="float">
            <text:p>163.8</text:p>
          </table:table-cell>
          <table:table-cell office:value-type="float" office:value="2.904067" calcext:value-type="float">
            <text:p>2.904067</text:p>
          </table:table-cell>
          <table:table-cell table:formula="of:=[.C340]-[.C33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74" calcext:value-type="float">
            <text:p>9974</text:p>
          </table:table-cell>
          <table:table-cell office:value-type="float" office:value="169.666667" calcext:value-type="float">
            <text:p>169.666667</text:p>
          </table:table-cell>
          <table:table-cell office:value-type="float" office:value="41.7" calcext:value-type="float">
            <text:p>41.7</text:p>
          </table:table-cell>
          <table:table-cell office:value-type="float" office:value="1.662733" calcext:value-type="float">
            <text:p>1.662733</text:p>
          </table:table-cell>
          <table:table-cell table:formula="of:=[.C341]-[.C3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86" calcext:value-type="float">
            <text:p>9986</text:p>
          </table:table-cell>
          <table:table-cell office:value-type="float" office:value="68.333333" calcext:value-type="float">
            <text:p>68.333333</text:p>
          </table:table-cell>
          <table:table-cell office:value-type="float" office:value="0" calcext:value-type="float">
            <text:p>0</text:p>
          </table:table-cell>
          <table:table-cell office:value-type="float" office:value="0.669667" calcext:value-type="float">
            <text:p>0.669667</text:p>
          </table:table-cell>
          <table:table-cell table:formula="of:=[.C342]-[.C34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97" calcext:value-type="float">
            <text:p>9997</text:p>
          </table:table-cell>
          <table:table-cell office:value-type="float" office:value="13.666667" calcext:value-type="float">
            <text:p>13.666667</text:p>
          </table:table-cell>
          <table:table-cell office:value-type="float" office:value="0" calcext:value-type="float">
            <text:p>0</text:p>
          </table:table-cell>
          <table:table-cell office:value-type="float" office:value="0.133933" calcext:value-type="float">
            <text:p>0.133933</text:p>
          </table:table-cell>
          <table:table-cell table:formula="of:=[.C343]-[.C3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8" calcext:value-type="float">
            <text:p>1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4]-[.C3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20" calcext:value-type="float">
            <text:p>10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5]-[.C34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31" calcext:value-type="float">
            <text:p>1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6]-[.C3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3" calcext:value-type="float">
            <text:p>1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7]-[.C34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54" calcext:value-type="float">
            <text:p>1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8]-[.C3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65" calcext:value-type="float">
            <text:p>1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49]-[.C3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77" calcext:value-type="float">
            <text:p>1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0]-[.C34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88" calcext:value-type="float">
            <text:p>1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1]-[.C3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99" calcext:value-type="float">
            <text:p>1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2]-[.C3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1" calcext:value-type="float">
            <text:p>1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3]-[.C3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22" calcext:value-type="float">
            <text:p>1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4]-[.C3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34" calcext:value-type="float">
            <text:p>1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5]-[.C35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45" calcext:value-type="float">
            <text:p>1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6]-[.C3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56" calcext:value-type="float">
            <text:p>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7]-[.C3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68" calcext:value-type="float">
            <text:p>1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8]-[.C3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79" calcext:value-type="float">
            <text:p>1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59]-[.C3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91" calcext:value-type="float">
            <text:p>1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0]-[.C35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02" calcext:value-type="float">
            <text:p>1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1]-[.C3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3" calcext:value-type="float">
            <text:p>1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2]-[.C3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25" calcext:value-type="float">
            <text:p>1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3]-[.C36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36" calcext:value-type="float">
            <text:p>10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4]-[.C3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8" calcext:value-type="float">
            <text:p>1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5]-[.C36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59" calcext:value-type="float">
            <text:p>1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6]-[.C3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70" calcext:value-type="float">
            <text:p>10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7]-[.C3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2" calcext:value-type="float">
            <text:p>1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8]-[.C3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93" calcext:value-type="float">
            <text:p>1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69]-[.C3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04" calcext:value-type="float">
            <text:p>1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0]-[.C3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16" calcext:value-type="float">
            <text:p>1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1]-[.C3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27" calcext:value-type="float">
            <text:p>1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2]-[.C3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39" calcext:value-type="float">
            <text:p>10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3]-[.C37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0" calcext:value-type="float">
            <text:p>10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4]-[.C3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61" calcext:value-type="float">
            <text:p>1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5]-[.C3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73" calcext:value-type="float">
            <text:p>10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6]-[.C37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7]-[.C3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96" calcext:value-type="float">
            <text:p>1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8]-[.C37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07" calcext:value-type="float">
            <text:p>1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79]-[.C3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18" calcext:value-type="float">
            <text:p>1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0]-[.C3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1]-[.C38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41" calcext:value-type="float">
            <text:p>1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2]-[.C3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3" calcext:value-type="float">
            <text:p>1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3]-[.C38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4" calcext:value-type="float">
            <text:p>1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4]-[.C3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75" calcext:value-type="float">
            <text:p>1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5]-[.C3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87" calcext:value-type="float">
            <text:p>1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6]-[.C38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98" calcext:value-type="float">
            <text:p>1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7]-[.C38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09" calcext:value-type="float">
            <text:p>1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8]-[.C3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1" calcext:value-type="float">
            <text:p>1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89]-[.C3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32" calcext:value-type="float">
            <text:p>1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0]-[.C3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44" calcext:value-type="float">
            <text:p>1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1]-[.C39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5" calcext:value-type="float">
            <text:p>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2]-[.C3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6" calcext:value-type="float">
            <text:p>1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3]-[.C3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78" calcext:value-type="float">
            <text:p>1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4]-[.C39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89" calcext:value-type="float">
            <text:p>1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5]-[.C3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01" calcext:value-type="float">
            <text:p>10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6]-[.C39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12" calcext:value-type="float">
            <text:p>1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7]-[.C3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3" calcext:value-type="float">
            <text:p>1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8]-[.C3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5" calcext:value-type="float">
            <text:p>1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399]-[.C39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6" calcext:value-type="float">
            <text:p>1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0]-[.C3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57" calcext:value-type="float">
            <text:p>10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1]-[.C4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69" calcext:value-type="float">
            <text:p>1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2]-[.C40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80" calcext:value-type="float">
            <text:p>10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3]-[.C4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2" calcext:value-type="float">
            <text:p>1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4]-[.C40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03" calcext:value-type="float">
            <text:p>10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5]-[.C4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14" calcext:value-type="float">
            <text:p>1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6]-[.C4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26" calcext:value-type="float">
            <text:p>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7]-[.C40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37" calcext:value-type="float">
            <text:p>10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8]-[.C4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9" calcext:value-type="float">
            <text:p>1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09]-[.C4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0" calcext:value-type="float">
            <text:p>10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0]-[.C4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71" calcext:value-type="float">
            <text:p>1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1]-[.C4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83" calcext:value-type="float">
            <text:p>1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2]-[.C4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4" calcext:value-type="float">
            <text:p>1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3]-[.C4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06" calcext:value-type="float">
            <text:p>1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4]-[.C41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17" calcext:value-type="float">
            <text:p>10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5]-[.C4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28" calcext:value-type="float">
            <text:p>10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6]-[.C4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40" calcext:value-type="float">
            <text:p>10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7]-[.C4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51" calcext:value-type="float">
            <text:p>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8]-[.C4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2" calcext:value-type="float">
            <text:p>1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19]-[.C4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74" calcext:value-type="float">
            <text:p>1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0]-[.C41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85" calcext:value-type="float">
            <text:p>10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1]-[.C4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97" calcext:value-type="float">
            <text:p>1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2]-[.C4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08" calcext:value-type="float">
            <text:p>1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3]-[.C4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19" calcext:value-type="float">
            <text:p>10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4]-[.C4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31" calcext:value-type="float">
            <text:p>1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5]-[.C42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42" calcext:value-type="float">
            <text:p>1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6]-[.C4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54" calcext:value-type="float">
            <text:p>1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7]-[.C4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5" calcext:value-type="float">
            <text:p>1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8]-[.C4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76" calcext:value-type="float">
            <text:p>1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29]-[.C4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88" calcext:value-type="float">
            <text:p>1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0]-[.C42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99" calcext:value-type="float">
            <text:p>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1]-[.C4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11" calcext:value-type="float">
            <text:p>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2]-[.C43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22" calcext:value-type="float">
            <text:p>1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3]-[.C4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3" calcext:value-type="float">
            <text:p>1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4]-[.C4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45" calcext:value-type="float">
            <text:p>1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5]-[.C43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56" calcext:value-type="float">
            <text:p>11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6]-[.C4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67" calcext:value-type="float">
            <text:p>1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7]-[.C4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79" calcext:value-type="float">
            <text:p>1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8]-[.C4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0" calcext:value-type="float">
            <text:p>1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39]-[.C4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2" calcext:value-type="float">
            <text:p>1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0]-[.C43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13" calcext:value-type="float">
            <text:p>11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1]-[.C4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24" calcext:value-type="float">
            <text:p>1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2]-[.C4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36" calcext:value-type="float">
            <text:p>1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3]-[.C44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47" calcext:value-type="float">
            <text:p>1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4]-[.C4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59" calcext:value-type="float">
            <text:p>1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5]-[.C44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0" calcext:value-type="float">
            <text:p>1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6]-[.C4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81" calcext:value-type="float">
            <text:p>1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7]-[.C4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3" calcext:value-type="float">
            <text:p>1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8]-[.C44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4" calcext:value-type="float">
            <text:p>1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49]-[.C4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15" calcext:value-type="float">
            <text:p>1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0]-[.C4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27" calcext:value-type="float">
            <text:p>1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1]-[.C45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38" calcext:value-type="float">
            <text:p>11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2]-[.C4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50" calcext:value-type="float">
            <text:p>1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3]-[.C4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61" calcext:value-type="float">
            <text:p>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4]-[.C4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2" calcext:value-type="float">
            <text:p>1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5]-[.C4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84" calcext:value-type="float">
            <text:p>1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6]-[.C45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95" calcext:value-type="float">
            <text:p>11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7]-[.C4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7" calcext:value-type="float">
            <text:p>11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8]-[.C4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18" calcext:value-type="float">
            <text:p>1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59]-[.C4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29" calcext:value-type="float">
            <text:p>11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0]-[.C4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41" calcext:value-type="float">
            <text:p>1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1]-[.C4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52" calcext:value-type="float">
            <text:p>1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2]-[.C4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64" calcext:value-type="float">
            <text:p>11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3]-[.C46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5" calcext:value-type="float">
            <text:p>1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4]-[.C4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86" calcext:value-type="float">
            <text:p>1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5]-[.C4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98" calcext:value-type="float">
            <text:p>1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6]-[.C46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09" calcext:value-type="float">
            <text:p>11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7]-[.C4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20" calcext:value-type="float">
            <text:p>1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8]-[.C4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32" calcext:value-type="float">
            <text:p>1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69]-[.C4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3" calcext:value-type="float">
            <text:p>1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0]-[.C4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55" calcext:value-type="float">
            <text:p>1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1]-[.C4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6" calcext:value-type="float">
            <text:p>1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2]-[.C4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77" calcext:value-type="float">
            <text:p>1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3]-[.C4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89" calcext:value-type="float">
            <text:p>1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4]-[.C47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00" calcext:value-type="float">
            <text:p>1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5]-[.C4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2" calcext:value-type="float">
            <text:p>1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6]-[.C47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23" calcext:value-type="float">
            <text:p>1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7]-[.C4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34" calcext:value-type="float">
            <text:p>1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8]-[.C4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6" calcext:value-type="float">
            <text:p>11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79]-[.C4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7" calcext:value-type="float">
            <text:p>1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0]-[.C4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69" calcext:value-type="float">
            <text:p>1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1]-[.C48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2]-[.C4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91" calcext:value-type="float">
            <text:p>11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3]-[.C4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03" calcext:value-type="float">
            <text:p>1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4]-[.C4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4" calcext:value-type="float">
            <text:p>1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5]-[.C4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25" calcext:value-type="float">
            <text:p>1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6]-[.C4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37" calcext:value-type="float">
            <text:p>11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7]-[.C4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8" calcext:value-type="float">
            <text:p>1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8]-[.C4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60" calcext:value-type="float">
            <text:p>11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89]-[.C4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71" calcext:value-type="float">
            <text:p>1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0]-[.C4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82" calcext:value-type="float">
            <text:p>1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1]-[.C4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94" calcext:value-type="float">
            <text:p>1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2]-[.C49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05" calcext:value-type="float">
            <text:p>1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3]-[.C4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17" calcext:value-type="float">
            <text:p>1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4]-[.C49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28" calcext:value-type="float">
            <text:p>1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5]-[.C4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39" calcext:value-type="float">
            <text:p>1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6]-[.C4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51" calcext:value-type="float">
            <text:p>11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7]-[.C49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8]-[.C4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73" calcext:value-type="float">
            <text:p>1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499]-[.C4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5" calcext:value-type="float">
            <text:p>11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formula="of:=[.C500]-[.C4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11785" calcext:value-type="float">
            <text:p>-117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7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7:51:37.812288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9:41:22.943445915</dc:date>
    <meta:editing-duration>PT2H43M20S</meta:editing-duration>
    <meta:editing-cycles>9</meta:editing-cycles>
    <meta:generator>LibreOffice/7.0.4.2$Linux_X86_64 LibreOffice_project/00$Build-2</meta:generator>
    <meta:document-statistic meta:table-count="1" meta:cell-count="30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57cm" svg:height="18.647cm" xlink:href=".." xlink:type="simple" chart:class="chart:line" chart:style-name="ch1">
        <chart:legend chart:legend-position="end" svg:x="30.931cm" svg:y="9.024cm" style:legend-expansion="high" chart:style-name="ch2"/>
        <chart:plot-area chart:style-name="ch3" table:cell-range-address="Sheet1.F1:Sheet1.F500" svg:x="0.675cm" svg:y="0.372cm" svg:width="29.581cm" svg:height="17.903cm">
          <chart:coordinate-region svg:x="2.514cm" svg:y="0.493cm" svg:width="27.742cm" svg:height="16.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93533">
                <text:p>3.093533</text:p>
                <draw:g>
                  <svg:desc>Sheet1.F1:Sheet1.F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6">
                <text:p>6.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62">
                <text:p>9.0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46133">
                <text:p>8.84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514">
                <text:p>8.7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66467">
                <text:p>8.666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81533">
                <text:p>8.581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044">
                <text:p>8.6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48133">
                <text:p>8.748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24533">
                <text:p>8.924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454">
                <text:p>9.0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071533">
                <text:p>9.071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29067">
                <text:p>9.029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60467">
                <text:p>8.960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91867">
                <text:p>8.891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298">
                <text:p>8.8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8004">
                <text:p>8.8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33067">
                <text:p>8.833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21267">
                <text:p>8.921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09467">
                <text:p>9.009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552">
                <text:p>9.0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068267">
                <text:p>9.068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316">
                <text:p>9.2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391667">
                <text:p>9.39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452">
                <text:p>9.5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669333">
                <text:p>9.66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804">
                <text:p>9.7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078">
                <text:p>9.9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48267">
                <text:p>10.048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78933">
                <text:p>10.178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96533">
                <text:p>10.296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410867">
                <text:p>10.410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38267">
                <text:p>10.538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65667">
                <text:p>10.665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86533">
                <text:p>10.786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81267">
                <text:p>10.881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59667">
                <text:p>10.959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348">
                <text:p>11.0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49133">
                <text:p>11.149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325533">
                <text:p>11.325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531333">
                <text:p>11.531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737133">
                <text:p>11.737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920067">
                <text:p>11.920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96467">
                <text:p>12.096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598">
                <text:p>12.2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83933">
                <text:p>12.383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656">
                <text:p>12.4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146">
                <text:p>12.5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5538">
                <text:p>12.55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028">
                <text:p>12.6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714">
                <text:p>12.6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75933">
                <text:p>12.775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922933">
                <text:p>12.922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099333">
                <text:p>13.099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295333">
                <text:p>13.295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4848">
                <text:p>13.4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6612">
                <text:p>13.6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821267">
                <text:p>13.821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9748">
                <text:p>13.9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115267">
                <text:p>14.115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226333">
                <text:p>14.226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304733">
                <text:p>14.304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668">
                <text:p>14.3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4452">
                <text:p>14.4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569333">
                <text:p>14.569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726133">
                <text:p>14.726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889467">
                <text:p>14.889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0332">
                <text:p>15.0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1606">
                <text:p>15.1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782">
                <text:p>15.2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382733">
                <text:p>15.3827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467667">
                <text:p>15.467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539533">
                <text:p>15.53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604867">
                <text:p>15.604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673467">
                <text:p>15.673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35533">
                <text:p>15.735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84533">
                <text:p>15.784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33533">
                <text:p>15.833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956">
                <text:p>15.8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970733">
                <text:p>15.970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328">
                <text:p>16.0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058933">
                <text:p>16.0589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0622">
                <text:p>16.0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058933">
                <text:p>16.058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055667">
                <text:p>16.055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426">
                <text:p>16.0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0132">
                <text:p>16.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970733">
                <text:p>15.9707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9446">
                <text:p>15.9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9642">
                <text:p>15.96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016467">
                <text:p>16.016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075267">
                <text:p>16.07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17733">
                <text:p>16.117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147133">
                <text:p>16.1471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1896">
                <text:p>16.1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254933">
                <text:p>16.2549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330067">
                <text:p>16.330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856">
                <text:p>16.3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398667">
                <text:p>16.398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388867">
                <text:p>16.388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62733">
                <text:p>16.3627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49667">
                <text:p>16.349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352933">
                <text:p>16.3529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379067">
                <text:p>16.3790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401933">
                <text:p>16.401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441133">
                <text:p>16.4411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5228">
                <text:p>16.5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627333">
                <text:p>16.627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709">
                <text:p>16.7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754733">
                <text:p>16.754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800467">
                <text:p>16.800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859267">
                <text:p>16.859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9148">
                <text:p>16.9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957267">
                <text:p>16.9572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003">
                <text:p>17.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058533">
                <text:p>17.0585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136933">
                <text:p>17.136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231667">
                <text:p>17.23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319867">
                <text:p>17.3198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381933">
                <text:p>17.381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411333">
                <text:p>17.411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4244">
                <text:p>17.4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4342">
                <text:p>17.43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450533">
                <text:p>17.4505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460333">
                <text:p>17.460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4832">
                <text:p>17.4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515867">
                <text:p>17.515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555067">
                <text:p>17.555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584467">
                <text:p>17.584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607333">
                <text:p>17.60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636733">
                <text:p>17.636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656333">
                <text:p>17.65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6498">
                <text:p>17.6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6302">
                <text:p>17.6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6204">
                <text:p>17.6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636733">
                <text:p>17.6367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6596">
                <text:p>17.6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666133">
                <text:p>17.666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6498">
                <text:p>17.64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604067">
                <text:p>17.604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542">
                <text:p>17.5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4734">
                <text:p>17.47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408067">
                <text:p>17.4080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3362">
                <text:p>17.33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244733">
                <text:p>17.2447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1206">
                <text:p>17.12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960533">
                <text:p>16.9605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74333">
                <text:p>16.774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5914">
                <text:p>16.5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447667">
                <text:p>16.447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333333">
                <text:p>16.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22267">
                <text:p>16.222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0916">
                <text:p>16.0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947867">
                <text:p>15.9478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20467">
                <text:p>15.8204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22467">
                <text:p>15.7224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34267">
                <text:p>15.6342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546067">
                <text:p>15.546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451333">
                <text:p>15.45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3566">
                <text:p>15.3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2684">
                <text:p>15.2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214">
                <text:p>15.12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056067">
                <text:p>15.056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9842">
                <text:p>14.98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9058">
                <text:p>14.90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824133">
                <text:p>14.824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.749">
                <text:p>14.7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657533">
                <text:p>14.657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546467">
                <text:p>14.5464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409267">
                <text:p>14.409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252467">
                <text:p>14.2524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0924">
                <text:p>14.09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932333">
                <text:p>13.932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769">
                <text:p>13.7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589333">
                <text:p>13.589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380267">
                <text:p>13.3802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128733">
                <text:p>13.1287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824933">
                <text:p>12.824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459067">
                <text:p>12.459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246">
                <text:p>12.0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5444">
                <text:p>11.5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060933">
                <text:p>11.0609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606867">
                <text:p>10.606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85467">
                <text:p>10.1854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767333">
                <text:p>9.767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5733">
                <text:p>9.355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63733">
                <text:p>8.963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624">
                <text:p>8.6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352867">
                <text:p>8.3528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160133">
                <text:p>8.160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058867">
                <text:p>8.058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0458">
                <text:p>8.04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085">
                <text:p>8.0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127467">
                <text:p>8.1274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137267">
                <text:p>8.137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1242">
                <text:p>8.1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1046">
                <text:p>8.1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078467">
                <text:p>8.0784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49067">
                <text:p>8.0490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164">
                <text:p>8.0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970667">
                <text:p>7.970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905333">
                <text:p>7.905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823667">
                <text:p>7.823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322">
                <text:p>7.7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630933">
                <text:p>7.630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519867">
                <text:p>7.5198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99">
                <text:p>7.3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278133">
                <text:p>7.2781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1736">
                <text:p>7.1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91933">
                <text:p>7.091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0266">
                <text:p>7.02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971067">
                <text:p>6.971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925333">
                <text:p>6.925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892667">
                <text:p>6.892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876333">
                <text:p>6.876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873067">
                <text:p>6.8730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8698">
                <text:p>6.8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846933">
                <text:p>6.8469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837133">
                <text:p>6.837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8404">
                <text:p>6.84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876333">
                <text:p>6.876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8894">
                <text:p>6.88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905733">
                <text:p>6.905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935133">
                <text:p>6.9351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964533">
                <text:p>6.9645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974333">
                <text:p>6.974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961267">
                <text:p>6.9612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941667">
                <text:p>6.941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922067">
                <text:p>6.922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912267">
                <text:p>6.912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902467">
                <text:p>6.9024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892667">
                <text:p>6.892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882867">
                <text:p>6.882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866533">
                <text:p>6.8665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837133">
                <text:p>6.837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7816">
                <text:p>6.78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709733">
                <text:p>6.709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621533">
                <text:p>6.6215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5268">
                <text:p>6.52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419">
                <text:p>6.4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17733">
                <text:p>6.31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36067">
                <text:p>6.2360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80533">
                <text:p>6.1805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38067">
                <text:p>6.138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92333">
                <text:p>6.092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0368">
                <text:p>6.0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971467">
                <text:p>5.9714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902867">
                <text:p>5.9028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8506">
                <text:p>5.85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08133">
                <text:p>5.8081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782">
                <text:p>5.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765667">
                <text:p>5.765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755867">
                <text:p>5.7558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526">
                <text:p>5.75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59133">
                <text:p>5.7591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7722">
                <text:p>5.77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785267">
                <text:p>5.7852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817933">
                <text:p>5.8179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8702">
                <text:p>5.87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971467">
                <text:p>5.9714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9976">
                <text:p>5.99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0172">
                <text:p>6.01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0368">
                <text:p>6.03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062933">
                <text:p>6.0629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089067">
                <text:p>6.0890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167467">
                <text:p>6.1674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132">
                <text:p>6.2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255667">
                <text:p>6.255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294867">
                <text:p>6.2948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334067">
                <text:p>6.3340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83067">
                <text:p>6.3830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441867">
                <text:p>6.4418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503933">
                <text:p>6.5039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566">
                <text:p>6.5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618267">
                <text:p>6.6182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57467">
                <text:p>6.6574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690133">
                <text:p>6.6901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716267">
                <text:p>6.7162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729333">
                <text:p>6.729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729333">
                <text:p>6.729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735867">
                <text:p>6.7358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748933">
                <text:p>6.7489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7718">
                <text:p>6.7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794667">
                <text:p>6.794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814267">
                <text:p>6.8142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837133">
                <text:p>6.8371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866533">
                <text:p>6.866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8992">
                <text:p>6.8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31867">
                <text:p>6.9318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58">
                <text:p>6.9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980867">
                <text:p>6.9808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003733">
                <text:p>7.0037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029867">
                <text:p>7.0298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052733">
                <text:p>7.0527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756">
                <text:p>7.07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0952">
                <text:p>7.0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111533">
                <text:p>7.1115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148">
                <text:p>7.1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111533">
                <text:p>7.1115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08267">
                <text:p>7.1082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1246">
                <text:p>7.12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54">
                <text:p>7.1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834">
                <text:p>7.18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99733">
                <text:p>7.1997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209533">
                <text:p>7.2095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209533">
                <text:p>7.2095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96467">
                <text:p>7.196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70333">
                <text:p>7.170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40933">
                <text:p>7.1409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08267">
                <text:p>7.1082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072333">
                <text:p>7.072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029867">
                <text:p>7.0298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90667">
                <text:p>6.99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58">
                <text:p>6.9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925333">
                <text:p>6.925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882867">
                <text:p>6.8828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404">
                <text:p>6.8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8012">
                <text:p>6.80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765267">
                <text:p>6.7652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729333">
                <text:p>6.729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686867">
                <text:p>6.6868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628067">
                <text:p>6.6280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66">
                <text:p>6.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23533">
                <text:p>6.5235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03933">
                <text:p>6.5039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490867">
                <text:p>6.4908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4092">
                <text:p>6.40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2916">
                <text:p>6.29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069467">
                <text:p>6.0694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6546">
                <text:p>5.65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9882">
                <text:p>4.98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063733">
                <text:p>4.0637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04067">
                <text:p>2.904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662733">
                <text:p>1.6627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69667">
                <text:p>0.669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3933">
                <text:p>0.1339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